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142_L.jpg=</text:p>
      <text:p text:style-name="Standard">1 - anno xxviii° di</text:p>
      <text:p text:style-name="Standard">2 - Decano</text:p>
      <text:p text:style-name="Standard">3 - Petrus Colay presentavit licteris de gracia d feu</text:p>
      <text:p text:style-name="Standard">4 - Cantore</text:p>
      <text:p text:style-name="Standard">5 - presentibus magistro Eveno Bohic Roberto Menscanderii</text:p>
      <text:p text:style-name="Standard">6 - archidiacono Majore</text:p>
      <text:p text:style-name="Standard">7 - H. de Cernedoro</text:p>
      <text:p text:style-name="Standard">8 - G. Piquet</text:p>
      <text:p text:style-name="Standard">9 - G. Bertini</text:p>
      <text:p text:style-name="Standard">10 - *</text:p>
      <text:p text:style-name="Standard">11 - G. Guerte</text:p>
      <text:p text:style-name="Standard">12 - D</text:p>
      <text:p text:style-name="Standard">13 - *apt</text:p>
      <text:p text:style-name="Standard">14 - anno xxvii°. die vercurii pc festum Dyonisi capitulantibus</text:p>
      <text:p text:style-name="Standard">15 - Decano</text:p>
      <text:p text:style-name="Standard">16 - Robertus de Fusso / fuit receptus ad prebendam idefuctum domini Pandulphi</text:p>
      <text:p text:style-name="Standard">17 - Cantore</text:p>
      <text:p text:style-name="Standard">18 - P. Casulris</text:p>
      <text:p text:style-name="Standard">19 - de hac prebenda capitulum</text:p>
      <text:p text:style-name="Standard">20 - debet habere annatam quo</text:p>
      <text:p text:style-name="Standard">21 - G. Piqueti</text:p>
      <text:p text:style-name="Standard">22 - Lerac canoni e capitli festo</text:p>
      <text:p text:style-name="Standard">23 - Vicancio Gervaille</text:p>
      <text:p text:style-name="Standard">24 - Guillelmo Bertran</text:p>
      <text:p text:style-name="Standard">25 - ssentibus. Johanne de Blesis cancellario franc</text:p>
      <text:p text:style-name="Standard">26 - G. Guette</text:p>
      <text:p text:style-name="Standard">27 - Petro Barrerii</text:p>
      <text:p text:style-name="Standard">28 - Guillelmo de Moncilii magistro Eveno Beha magistro Johanne de</text:p>
      <text:p text:style-name="Standard">29 - Geriano</text:p>
      <text:p text:style-name="Standard">30 - anno xxviii° die mercurii pta$ aue festum Sy et Jnde capitulantibus</text:p>
      <text:p text:style-name="Standard">31 - . Decaeo</text:p>
      <text:p text:style-name="Standard">32 - Cantore</text:p>
      <text:p text:style-name="Standard">33 - Ancoldus de Fonte de Poncissi emendavit capitulo de hoc quod post</text:p>
      <text:p text:style-name="Standard">34 - H. de Corvodons</text:p>
      <text:p text:style-name="Standard">35 - inhibicione eidem factar ex parte capituli ne intraret in terram que e</text:p>
      <text:p text:style-name="Standard"><text:soft-page-break/>36 - Odeno de Sene</text:p>
      <text:p text:style-name="Standard">37 - contenciosa nostre ipsum et archidiaconus Balgenciai / ipso enci</text:p>
      <text:p text:style-name="Standard">38 - G. Piquet</text:p>
      <text:p text:style-name="Standard">39 - et eperatus sive in ea et aspertune et feve desebediens et se p</text:p>
      <text:p text:style-name="Standard">40 - B. Bonifaci</text:p>
      <text:p text:style-name="Standard">41 - recordacioni servientis quei deposuit et costificent sint expresse con dict</text:p>
      <text:p text:style-name="Standard">42 - cordie vdliis pro f</text:p>
      <text:p text:style-name="Standard">43 - P. Caselis</text:p>
      <text:p text:style-name="Standard">44 - de sobidies</text:p>
      <text:p text:style-name="Standard">45 - proesentibus magistro Geno</text:p>
      <text:p text:style-name="Standard">46 - P. Bertiar</text:p>
      <text:p text:style-name="Standard">47 - menda sut taxata ad. x. lb. par. contra ancell</text:p>
      <text:p text:style-name="Standard">48 - reddendum capitulo</text:p>
      <text:p text:style-name="Standard">49 - ad restituendum licteri de hiis que arone</text:p>
      <text:p text:style-name="Standard">=FRAN_0393_09143_L.jpg=</text:p>
      <text:p text:style-name="Standard">1 - anno xxvrii°. die jvisin vigilia Symonis et Judo in capitulo generali capitula al</text:p>
      <text:p text:style-name="Standard">2 - episcopa</text:p>
      <text:p text:style-name="Standard">3 - nfecano</text:p>
      <text:p text:style-name="Standard">4 - Laut</text:p>
      <text:p text:style-name="Standard">5 - Carre</text:p>
      <text:p text:style-name="Standard">6 - .</text:p>
      <text:p text:style-name="Standard">7 - .</text:p>
      <text:p text:style-name="Standard">8 - urre</text:p>
      <text:p text:style-name="Standard">9 - .Ja</text:p>
      <text:p text:style-name="Standard">10 - G. de Comodoro</text:p>
      <text:p text:style-name="Standard">11 - de</text:p>
      <text:p text:style-name="Standard">12 - J. de Senors</text:p>
      <text:p text:style-name="Standard">13 - .</text:p>
      <text:p text:style-name="Standard">14 - vicencio Grnville</text:p>
      <text:p text:style-name="Standard">15 - P. Casulis</text:p>
      <text:p text:style-name="Standard">16 - B. Bouifarii</text:p>
      <text:p text:style-name="Standard">17 - G. Piqueti</text:p>
      <text:p text:style-name="Standard">18 - G. Bertran</text:p>
      <text:p text:style-name="Standard">19 - P. de Sayello</text:p>
      <text:p text:style-name="Standard">20 - P. de Marrignnaco</text:p>
      <text:p text:style-name="Standard">21 - G. Guetre.</text:p>
      <text:p text:style-name="Standard"><text:soft-page-break/>22 - P. de Villars</text:p>
      <text:p text:style-name="Standard">23 - Pveri chore</text:p>
      <text:p text:style-name="Standard">24 - Guido de Laud in firame</text:p>
      <text:p text:style-name="Standard">25 - d</text:p>
      <text:p text:style-name="Standard">26 - anns iii xxviii die dominica ante festim omnium sectrum capitulnibus</text:p>
      <text:p text:style-name="Standard">27 - Decano</text:p>
      <text:p text:style-name="Standard">28 - Sautor</text:p>
      <text:p text:style-name="Standard">29 - decanus $de mandato$ capituli</text:p>
      <text:p text:style-name="Standard">30 - Cancellario</text:p>
      <text:p text:style-name="Standard">31 - de mandato capituli statum in exitu capituli dicti decins / canter Suclentor</text:p>
      <text:p text:style-name="Standard">32 - Succentore</text:p>
      <text:p text:style-name="Standard">33 - Cancellarius B. Bonifuci eBincendius iverus ad domum cancellarii franc.</text:p>
      <text:p text:style-name="Standard">34 - G. Paquenti</text:p>
      <text:p text:style-name="Standard">35 - P. Bouisacii</text:p>
      <text:p text:style-name="Standard">36 - claustro / et ibidem $p.$ sigfiraveret domino Episcopo Arbia. Decano Sect Viis</text:p>
      <text:p text:style-name="Standard">37 - uicens Teuville</text:p>
      <text:p text:style-name="Standard">38 - et Petro Ponrelli jumeri enum Par. nepeoli dicti $domini Cancellarii quod capitulum</text:p>
      <text:p text:style-name="Standard">39 - H. de Bomodoro</text:p>
      <text:p text:style-name="Standard">40 - arrestabat bona in dictum domo existencia quiusque conscuret ei de testamo dictia</text:p>
      <text:p text:style-name="Standard">41 - G. decanu</text:p>
      <text:p text:style-name="Standard">42 - ac eoiam pro reparacionibus et aliis pro quibus tenr poterat capitulo</text:p>
      <text:p text:style-name="Standard">43 - P. de Fabello</text:p>
      <text:p text:style-name="Standard">44 - R. Glis</text:p>
      <text:p text:style-name="Standard">45 - G. Guetti</text:p>
      <text:p text:style-name="Standard">46 - presentius Magistro Petro de Feresta magistro Petro de Chalons domino Hugon</text:p>
      <text:p text:style-name="Standard">47 - N. de Villars</text:p>
      <text:p text:style-name="Standard">48 - de Boerecia domino Johanne de Noa t.</text:p>
      <text:p text:style-name="Standard">=FRAN_0393_09144_L.jpg=</text:p>
      <text:p text:style-name="Standard">1 - nno domim xxviii die lune in vigilia omnium snn capituligu</text:p>
      <text:p text:style-name="Standard">2 - Peti cusuis protestatis ec deqdoreone ad pretedum que v</text:p>
      <text:p text:style-name="Standard">3 - Decans</text:p>
      <text:p text:style-name="Standard">4 - orce. Cancellarii Liuncio incan in qn prebenda que dancone pabi</text:p>
      <text:p text:style-name="Standard">5 - Cantore</text:p>
      <text:p text:style-name="Standard">6 - Lurcentoie</text:p>
      <text:p text:style-name="Standard">7 - Mgichacelis Malcondine et quam obtanet emieat abs al</text:p>
      <text:p text:style-name="Standard">8 - G. Piqueri</text:p>
      <text:p text:style-name="Standard"><text:soft-page-break/>9 - s masstato Eveno Boe</text:p>
      <text:p text:style-name="Standard">10 - Bertranii</text:p>
      <text:p text:style-name="Standard">11 - domino Marcino de Mmone p destil e</text:p>
      <text:p text:style-name="Standard">12 - G. Guecte</text:p>
      <text:p text:style-name="Standard">13 - P. de Sayello</text:p>
      <text:p text:style-name="Standard">14 - an domini xxviii° die mrentis in festo omnum Sanctorum capitulaniibius ad barrum</text:p>
      <text:p text:style-name="Standard">15 - Decano</text:p>
      <text:p text:style-name="Standard">16 - Perrocus pentuge clericus dolars par decentu in prisione dominorum decanitea</text:p>
      <text:p text:style-name="Standard">17 - Cantore</text:p>
      <text:p text:style-name="Standard">18 - Par. pro eo pro verberunt en decum pa neum minoris su egcasia</text:p>
      <text:p text:style-name="Standard">19 - Bincencio Ternvaille</text:p>
      <text:p text:style-name="Standard">20 - a Yrmaginem sune recrediturs et juravit sub pera quod ragent</text:p>
      <text:p text:style-name="Standard">21 - G. Grecte</text:p>
      <text:p text:style-name="Standard">22 - librarum par.n sertare qui corum crie pt comparere ad dies dbi</text:p>
      <text:p text:style-name="Standard">23 - Et de Son Luerunt plegii pro grsio</text:p>
      <text:p text:style-name="Standard">24 - Jaquimardus de Valencianis Cabernari</text:p>
      <text:p text:style-name="Standard">25 - Nicolaus Daree. Hercor vinorum quiorum int magno vir</text:p>
      <text:p text:style-name="Standard">26 - Brardus de Vars Macer condute quiorum en dereat</text:p>
      <text:p text:style-name="Standard">27 - Thomas rembet euuc hodie majonam de Villeta du</text:p>
      <text:p text:style-name="Standard">28 - .xxii. lb. n solvend ad d medietute et</text:p>
      <text:p text:style-name="Standard">29 - alia mediecat ad carmpnium et ent plegius pro ipso J</text:p>
      <text:p text:style-name="Standard">30 - Cechic de Villeta</text:p>
      <text:p text:style-name="Standard">31 - lcentes fiere in illa del domino Johannns ull</text:p>
      <text:p text:style-name="Standard">32 - Hugo de Durace</text:p>
      <text:p text:style-name="Standard">33 - curre</text:p>
      <text:p text:style-name="Standard">=FRAN_0393_09145_L.jpg=</text:p>
      <text:p text:style-name="Standard">1 - doni die pecis ptr festum anem sanctorum Capulano</text:p>
      <text:p text:style-name="Standard">2 - restitua fuerem Johanni Broni denarii sui mariic et sue concorditum</text:p>
      <text:p text:style-name="Standard">3 - eha magistro</text:p>
      <text:p text:style-name="Standard">4 - uod Johannes Hersant de Lendevilla habeat primos denao vacundes</text:p>
      <text:p text:style-name="Standard">5 - Duoleare</text:p>
      <text:p text:style-name="Standard">6 - Johhoo. Corchemon</text:p>
      <text:p text:style-name="Standard">7 - villa die fut domus $e$ cancellarii Francie be dica Philippo</text:p>
      <text:p text:style-name="Standard">8 - P. Casali</text:p>
      <text:p text:style-name="Standard">9 - melodiio $xiii ilb qus face hee ded</text:p>
      <text:p text:style-name="Standard">10 - G. Piqueti</text:p>
      <text:p text:style-name="Standard"><text:soft-page-break/>11 - $ oba</text:p>
      <text:p text:style-name="Standard">12 - G. Bousae</text:p>
      <text:p text:style-name="Standard">13 - Labeno Gnvaillo</text:p>
      <text:p text:style-name="Standard">14 - P. de Sehlio</text:p>
      <text:p text:style-name="Standard">15 - Ano xxvviii° die lune potet festum omni sanctorum Capitulantibus</text:p>
      <text:p text:style-name="Standard">16 - . Decano</text:p>
      <text:p text:style-name="Standard">17 - bona defufucti Cagistri Guillelmi de Alverna que eran arrestuta per capitulum</text:p>
      <text:p text:style-name="Standard">18 - . Cantore</text:p>
      <text:p text:style-name="Standard">19 - per reparacionibus $dmorum domus de Cervilleo / et pro emenda audam viele</text:p>
      <text:p text:style-name="Standard">20 - Archidiacono magno</text:p>
      <text:p text:style-name="Standard">21 - quam fecerat in claustro et expes facts contr ipsu in licigindo per ipsa</text:p>
      <text:p text:style-name="Standard">22 - . Succentore</text:p>
      <text:p text:style-name="Standard">23 - lencia / fuerunt de iscuta mediantibus liiiii lb. iiii s. s pt</text:p>
      <text:p text:style-name="Standard">24 - slvebis pro reparacionibus et mediantibus. xxx l. par. solvend</text:p>
      <text:p text:style-name="Standard">25 - G. Piqueti</text:p>
      <text:p text:style-name="Standard">26 - emenda et xl. s. par. solverebu jnci pro septa processu</text:p>
      <text:p text:style-name="Standard">27 - Pdone de Senons</text:p>
      <text:p text:style-name="Standard">28 - et de istis prconarum summs solvendis capitulo / predicto magister Peor</text:p>
      <text:p text:style-name="Standard">29 - Gaudo Bonifaci</text:p>
      <text:p text:style-name="Standard">30 - casulis se fecit prapalem debitorem erga capitulu</text:p>
      <text:p text:style-name="Standard">31 - R. H. de Corvodio</text:p>
      <text:p text:style-name="Standard">32 - Vicncio Giville</text:p>
      <text:p text:style-name="Standard">33 - Iute capitulum anovit arreste suum de bonis defunti domini Johanni</text:p>
      <text:p text:style-name="Standard">34 - P. Casalis</text:p>
      <text:p text:style-name="Standard">35 - cerchevent quondam cancellari fieert et canonici Par.</text:p>
      <text:p text:style-name="Standard">36 - $</text:p>
      <text:p text:style-name="Standard">37 - P. de Faello</text:p>
      <text:p text:style-name="Standard">38 - et capitul dedit licendiam . Decano Sancti Ginar Ausssaronus de dimictendo</text:p>
      <text:p text:style-name="Standard">39 - demum suam claustralem vl et absuncra vel in hefencia sua domino episcopo</text:p>
      <text:p text:style-name="Standard">40 - Ambiar usque ad beneplacitum capituli.</text:p>
      <text:p text:style-name="Standard">=FRAN_0393_09146_L.jpg=</text:p>
      <text:p text:style-name="Standard">1 - cognostet per dmio</text:p>
      <text:p text:style-name="Standard">2 - anno xxviii° die Mercurii $p sa$ aute festum beati Mencuri Capo</text:p>
      <text:p text:style-name="Standard">3 - de pros item per mar</text:p>
      <text:p text:style-name="Standard">4 - . Decano</text:p>
      <text:p text:style-name="Standard">5 - .</text:p>
      <text:p text:style-name="Standard"><text:soft-page-break/>6 - de Vivaco domini N.</text:p>
      <text:p text:style-name="Standard">7 - . Cantore</text:p>
      <text:p text:style-name="Standard">8 - de Cailloel archidiacono e</text:p>
      <text:p text:style-name="Standard">9 - Sucrentore</text:p>
      <text:p text:style-name="Standard">10 - G. Piqued</text:p>
      <text:p text:style-name="Standard">11 - H. de Corrodore.</text:p>
      <text:p text:style-name="Standard">12 - P. de Fuyello</text:p>
      <text:p text:style-name="Standard">13 - anno xxviii° die sabliti et crasinno festi beati Maptide Hyernalis in capitulo generali</text:p>
      <text:p text:style-name="Standard">14 - . Decano</text:p>
      <text:p text:style-name="Standard">15 - Mathero de Procavinaria de Tin curno conferenda consi</text:p>
      <text:p text:style-name="Standard">16 - . Cantore</text:p>
      <text:p text:style-name="Standard">17 - p salvo jane suo in primo alis beninesias vacato</text:p>
      <text:p text:style-name="Standard">18 - . Succentore</text:p>
      <text:p text:style-name="Standard">19 - capiaciure et esignaro quam</text:p>
      <text:p text:style-name="Standard">20 - od de Soronis</text:p>
      <text:p text:style-name="Standard">21 - B. Bouson</text:p>
      <text:p text:style-name="Standard">22 - G. de Corrodoro</text:p>
      <text:p text:style-name="Standard">23 - Vicacio Ternaille</text:p>
      <text:p text:style-name="Standard">24 - P. de Chambliaco</text:p>
      <text:p text:style-name="Standard">25 - P. de Facello</text:p>
      <text:p text:style-name="Standard">26 - G. Requeti</text:p>
      <text:p text:style-name="Standard">27 - G. Vertrani</text:p>
      <text:p text:style-name="Standard">28 - Matheo de Picaariari</text:p>
      <text:p text:style-name="Standard">29 - Petro Pourelli decano Sumi Germani</text:p>
      <text:p text:style-name="Standard">30 - G. Guette</text:p>
      <text:p text:style-name="Standard">31 - ano xxviii die veneris in eiocs festi beati Onaduna Hyerum capitulai oli</text:p>
      <text:p text:style-name="Standard">32 - dandore</text:p>
      <text:p text:style-name="Standard">33 - decamatior de Balveol sunt venditus p. viii. lb. Richardo de</text:p>
      <text:p text:style-name="Standard">34 - G. Piquet</text:p>
      <text:p text:style-name="Standard">35 - Trnello.</text:p>
      <text:p text:style-name="Standard">36 - Subdeio Pictavensi</text:p>
      <text:p text:style-name="Standard">37 - hospe capituli</text:p>
      <text:p text:style-name="Standard">38 - P. Casulais</text:p>
      <text:p text:style-name="Standard">39 - Petrus Launi sine arrestutus et clausrio pro brelencia qu fea</text:p>
      <text:p text:style-name="Standard">40 - G. Bertin</text:p>
      <text:p text:style-name="Standard">41 - in melendino magisti J et imoti silii sub pena. xx lb.</text:p>
      <text:p text:style-name="Standard"><text:soft-page-break/>42 - G. de Fohello</text:p>
      <text:p text:style-name="Standard">43 - non reced a claustro</text:p>
      <text:p text:style-name="Standard">=FRAN_0393_09147_L.jpg=</text:p>
      <text:p text:style-name="Standard">1 - Aun viii xxviii die sabbati ante festimr beati Clevanus ceneribs in capitulo paror decano et cu</text:p>
      <text:p text:style-name="Standard">2 - eccem Pt $dominus$ Rudulphis Gorelini clericis procurator domini Custuchii de Vecivilla abteri capicerii roce dicti</text:p>
      <text:p text:style-name="Standard">3 - p haberis ad infra scrpta $pt potestacione prout in licteris procuratoris i de contecos sigillo curie Parisins sigillatis / et nomine procue</text:p>
      <text:p text:style-name="Standard">4 - ex una parte / ac dominus Guifridus de Clevilla presbyter procirat $l$ comitutis eccesie Sancti Mederia Par. / et dominus Johanne</text:p>
      <text:p text:style-name="Standard">5 - de Lupi presbyter cvenios ecclesie sancti Mederiai predicti et dominus Henois de Christolio presbyter e dictu ecclesia Sancti Mederici benesis</text:p>
      <text:p text:style-name="Standard">6 - se concendicto mota inter ipsos / promiserint scare ordinacioni dictorum dominorum decani et Succentoris</text:p>
      <text:p text:style-name="Standard">7 - et concendine predicta / etc. presentius ad hoc $dit$ magistris Eero Bohic et Radern de Clincampo</text:p>
      <text:p text:style-name="Standard">8 - ac domino Symone Andiee presbytero et Johanne Huei public nec testibus te</text:p>
      <text:p text:style-name="Standard">9 - d</text:p>
      <text:p text:style-name="Standard">10 - anno xxviii° die lune $p$aut Clevendem capitulantibus.</text:p>
      <text:p text:style-name="Standard">11 - Robertus de Qquesredho reisunt capitulum quod vellone collaci</text:p>
      <text:p text:style-name="Standard">12 - De cacto</text:p>
      <text:p text:style-name="Standard">13 - Cco</text:p>
      <text:p text:style-name="Standard">14 - frucoris prebendarum reservatos domino ipse. et eos reddtus</text:p>
      <text:p text:style-name="Standard">15 - Succentore</text:p>
      <text:p text:style-name="Standard">16 - G. Piqueti</text:p>
      <text:p text:style-name="Standard">17 - eidem nomine. Decim Ardeguriene moi pape ex parte</text:p>
      <text:p text:style-name="Standard">18 - P. de Condeco</text:p>
      <text:p text:style-name="Standard">19 - erat ad hoc missus aut dicebat</text:p>
      <text:p text:style-name="Standard">20 - H. de Comodoro</text:p>
      <text:p text:style-name="Standard">21 - capitulum reseandit quod placebat eis quod ipse nrec ad lec</text:p>
      <text:p text:style-name="Standard">22 - B. Bourfaci</text:p>
      <text:p text:style-name="Standard">23 - dictorum prebendarum et quod dictos fructu receperet si et quneter ad</text:p>
      <text:p text:style-name="Standard">24 - N. de Picaariaria</text:p>
      <text:p text:style-name="Standard">25 - dominum papam pertinebat et qpuu erant dare eidem licteris</text:p>
      <text:p text:style-name="Standard">26 - Varie</text:p>
      <text:p text:style-name="Standard">27 - compussorias ad hoc si sic opous sed colligere non</text:p>
      <text:p text:style-name="Standard">28 - tenebantur / nisi per dominu papa . Hoc specialiter mandaretur</text:p>
      <text:p text:style-name="Standard">29 - sod si mandaretur $pari$ de quiron constut paraci erunt hoc fu</text:p>
      <text:p text:style-name="Standard"><text:soft-page-break/>30 - domino</text:p>
      <text:p text:style-name="Standard">31 - prisens magistro Eveno Bohic magistro G. de Gyende</text:p>
      <text:p text:style-name="Standard">32 - Johanne de Noa et pluribus aliis et c</text:p>
      <text:p text:style-name="Standard">33 - de</text:p>
      <text:p text:style-name="Standard">34 - Intem Petr Lanqu Hospes capituli emndame capitulo</text:p>
      <text:p text:style-name="Standard">35 - sato Fammulo dedennacton Munerii</text:p>
      <text:p text:style-name="Standard">36 - quod dede unam jocum muneris capituli in eorum maliduno ac eoum</text:p>
      <text:p text:style-name="Standard">37 - imobicione ad voluntute duum</text:p>
      <text:p text:style-name="Standard">=FRAN_0393_09148_L.jpg=</text:p>
      <text:p text:style-name="Standard">1 - xx</text:p>
      <text:p text:style-name="Standard">2 - anno xxviii° die venerit et festo de henne ving</text:p>
      <text:p text:style-name="Standard">3 - Capitulantibus</text:p>
      <text:p text:style-name="Standard">4 - magister . P. Casalis eanesa Par. protereo fie de hb recse ad prebenda</text:p>
      <text:p text:style-name="Standard">5 - Decano</text:p>
      <text:p text:style-name="Standard">6 - domini. J. Certhonone en curi ent quod prebda que fie m. Malcendunt e</text:p>
      <text:p text:style-name="Standard">7 - . Cantore</text:p>
      <text:p text:style-name="Standard">8 - ab ex tc. quam ut dicebat jam acceptaverant et cansnc predicto re</text:p>
      <text:p text:style-name="Standard">9 - Succentore</text:p>
      <text:p text:style-name="Standard">10 - G. Bourifacii</text:p>
      <text:p text:style-name="Standard">11 - Magister Guido Buqui procurator Potri de Noeris canonici Parieis corum i officilis par.e</text:p>
      <text:p text:style-name="Standard">12 - Od de Senonis</text:p>
      <text:p text:style-name="Standard">13 - Eexequtore si dictu gracia eidem faectu et capitulo insinuant processus et</text:p>
      <text:p text:style-name="Standard">14 - H. de Cornoboro.</text:p>
      <text:p text:style-name="Standard">15 - que fuit domini Johannis Cercherie</text:p>
      <text:p text:style-name="Standard">16 - G. Peiiit</text:p>
      <text:p text:style-name="Standard">17 - et officiaris conculis dec prebendam eidem proai</text:p>
      <text:p text:style-name="Standard">18 - P. de Cordeco</text:p>
      <text:p text:style-name="Standard">19 - magister. P. castl emuinciquit execucioni detm magistri . G. de Alann</text:p>
      <text:p text:style-name="Standard">20 - G. Beraip</text:p>
      <text:p text:style-name="Standard">21 - M. de Pictavinaria</text:p>
      <text:p text:style-name="Standard">22 - fs Officialis Parisiens. Magistro Boners dee magistro G. de Vyeme Guille</text:p>
      <text:p text:style-name="Standard">23 - P. de Fayello</text:p>
      <text:p text:style-name="Standard">24 - de Bosco magistro Johanni de Polligsaudicore autrum en cuma pro</text:p>
      <text:p text:style-name="Standard">25 - Reginaldus de Capella Galoris decentus et curiere capituli est recebit</text:p>
      <text:p text:style-name="Standard">26 - plegi Perrtor de Bria</text:p>
      <text:p text:style-name="Standard">27 - Hamo de Mil</text:p>
      <text:p text:style-name="Standard"><text:soft-page-break/>28 - Johannes de Remanont</text:p>
      <text:p text:style-name="Standard">29 - Subidecimus Pictuii constrone procuratore magistrum P. de Ferel</text:p>
      <text:p text:style-name="Standard">30 - ad recinetum domum pro ipso in claustro presentibis magistro Guillelmus</text:p>
      <text:p text:style-name="Standard">31 - Guecto caninaco Par. et Gano de Clavs plo beanei</text:p>
      <text:p text:style-name="Standard">32 - eecclsa Par.</text:p>
      <text:p text:style-name="Standard">=FRAN_0393_09149_L.jpg=</text:p>
      <text:p text:style-name="Standard">1 - anno xxviii° die lune potto festum beate Baterine de Requenncilii</text:p>
      <text:p text:style-name="Standard">2 - Cancore</text:p>
      <text:p text:style-name="Standard">3 - loqueo / de redditilii fccis t Possomilii de esco terelie</text:p>
      <text:p text:style-name="Standard">4 - . Archidiacono ajore</text:p>
      <text:p text:style-name="Standard">5 - quob magister Gaufideus de Plexeyo assignerat ad capele</text:p>
      <text:p text:style-name="Standard">6 - Succentore</text:p>
      <text:p text:style-name="Standard">7 - Gaufardo de Plexeyo</text:p>
      <text:p text:style-name="Standard">8 - lamiam quam ad altare beati Mrcani fundalat in eccesi</text:p>
      <text:p text:style-name="Standard">9 - P. de Codeto</text:p>
      <text:p text:style-name="Standard">10 - Pars.ns et quos capitulum asserebat capellanum non posse de</text:p>
      <text:p text:style-name="Standard">11 - G. Bonfacii</text:p>
      <text:p text:style-name="Standard">12 - pro eo quod monerant de feodo de Wilisiaco Par. diet</text:p>
      <text:p text:style-name="Standard">13 - G. Bertran</text:p>
      <text:p text:style-name="Standard">14 - partu ad horas et quod tenebat magister V. Bougi</text:p>
      <text:p text:style-name="Standard">15 - finaliter id magistr G. domisit redditus et possessiones predictois lec</text:p>
      <text:p text:style-name="Standard">16 - de Vilisiaco eppertene per xxii. lbr. pars.s anum redditus sende</text:p>
      <text:p text:style-name="Standard">17 - solve anniatnm emperpetuum a tenente a locum do Babisiaco</text:p>
      <text:p text:style-name="Standard">18 - dicto magistro. G. $domini vixiee et protut eim moronm ad opus</text:p>
      <text:p text:style-name="Standard">19 - aniversari eirl in acum Par. ad singulis petu celebi</text:p>
      <text:p text:style-name="Standard">20 - die veneris potet Audiea et capitulo Par. Petrus dinics et</text:p>
      <text:p text:style-name="Standard">21 - de Cheriino procurator aliorum de</text:p>
      <text:p text:style-name="Standard">22 - Valucel pro iiserunt tenere ordinagine dominorum eidemb de Senonis et Bertrandi Benifaci etam parn se</text:p>
      <text:p text:style-name="Standard">23 - magister. P. de Fayello Monet que ipsos pro eenda donom solvando dicitas rati domine / et ommendane</text:p>
      <text:p text:style-name="Standard">24 - ipsi ordinarione em rendam ex hoc deber volentes quod ipsi ordince de solvendo emendam si dixeit ead</text:p>
      <text:p text:style-name="Standard">25 - anno xxviiia die mercni et vigina festi concepcionis lictere marisro Virgis capitulanalii</text:p>
      <text:p text:style-name="Standard">26 - possio tuxare $d emendum</text:p>
      <text:p text:style-name="Standard">27 - Recepcio an</text:p>
      <text:p text:style-name="Standard">28 - Decanto</text:p>
      <text:p text:style-name="Standard"><text:soft-page-break/>29 - Gruam a sede apostolica facta de prebenda que fuit desenti magistri Micha</text:p>
      <text:p text:style-name="Standard">30 - Gantore</text:p>
      <text:p text:style-name="Standard">31 - Malcondint Potro de Via canonico Par sunt publici</text:p>
      <text:p text:style-name="Standard">32 - . Archidiacono Magno</text:p>
      <text:p text:style-name="Standard">33 - capitulo per cadonem et placvt capitlo et receprnem et ad e</text:p>
      <text:p text:style-name="Standard">34 - dudoire</text:p>
      <text:p text:style-name="Standard">35 - per magistr Berandu de Ponerico ejus procurstori n qo tenens</text:p>
      <text:p text:style-name="Standard">36 - E. Piqest</text:p>
      <text:p text:style-name="Standard">37 - Casal</text:p>
      <text:p text:style-name="Standard">38 - J. de Comodoro</text:p>
      <text:p text:style-name="Standard">39 - Barrerii</text:p>
      <text:p text:style-name="Standard">40 - G. Beru</text:p>
      <text:p text:style-name="Standard">41 - e s</text:p>
      <text:p text:style-name="Standard">42 - P. de Kayello</text:p>
      <text:p text:style-name="Standard">43 - magistro Euero Bohic</text:p>
      <text:p text:style-name="Standard">44 - G. Cuette</text:p>
      <text:p text:style-name="Standard">45 - magistro J. de Sabardia</text:p>
      <text:p text:style-name="Standard">46 - P. de Lerrrircis</text:p>
      <text:p text:style-name="Standard">47 - domino. R. de esarra</text:p>
      <text:p text:style-name="Standard">48 - G. de Cina</text:p>
      <text:p text:style-name="Standard">49 - ee omino sine declaraconi magistrum P. Casulis ron habere ins i. is</text:p>
      <text:p text:style-name="Standard">50 - prebenda per dictum canconem et $pe deco dit Marcelli</text:p>
      <text:p text:style-name="Standard">=FRAN_0393_09150_L.jpg=</text:p>
      <text:p text:style-name="Standard">1 - o xxvii die lune</text:p>
      <text:p text:style-name="Standard">2 - 3</text:p>
      <text:p text:style-name="Standard">3 - .</text:p>
      <text:p text:style-name="Standard">4 - pes</text:p>
      <text:p text:style-name="Standard">5 - .</text:p>
      <text:p text:style-name="Standard">6 - qu ano xxvii de m pe festu de Mung capitulane</text:p>
      <text:p text:style-name="Standard">7 - .</text:p>
      <text:p text:style-name="Standard">8 - Decano</text:p>
      <text:p text:style-name="Standard">9 - Cantore</text:p>
      <text:p text:style-name="Standard">10 - .</text:p>
      <text:p text:style-name="Standard">11 - Succentore</text:p>
      <text:p text:style-name="Standard">12 - L. de Correder</text:p>
      <text:p text:style-name="Standard">13 - G. Boufies</text:p>
      <text:p text:style-name="Standard"><text:soft-page-break/>14 - G. Bereruni</text:p>
      <text:p text:style-name="Standard">15 - G. Piquet</text:p>
      <text:p text:style-name="Standard">16 - J. de Fabelli</text:p>
      <text:p text:style-name="Standard">17 - .</text:p>
      <text:p text:style-name="Standard">18 - .</text:p>
      <text:p text:style-name="Standard">19 - .</text:p>
      <text:p text:style-name="Standard">=FRAN_0393_09151_L.jpg=</text:p>
      <text:p text:style-name="Standard">1 - 3.</text:p>
      <text:p text:style-name="Standard">2 - anno xxviii° die bonis prt festum Beate Lucie capitulanas</text:p>
      <text:p text:style-name="Standard">3 - Decano</text:p>
      <text:p text:style-name="Standard">4 - Curatur de Masseriis supposine se inqueste capituli omnio sanct Hiis que proponu</text:p>
      <text:p text:style-name="Standard">5 - Cantore</text:p>
      <text:p text:style-name="Standard">6 - ipsum et proviio stare venericati capituli in omni</text:p>
      <text:p text:style-name="Standard">7 - B. Bourfacii</text:p>
      <text:p text:style-name="Standard">8 - H. de Comoboro</text:p>
      <text:p text:style-name="Standard">9 - ponetariis in defferu que vecutu de s Mangeti acec</text:p>
      <text:p text:style-name="Standard">10 - et assignetur s d e</text:p>
      <text:p text:style-name="Standard">11 - G. Piqat</text:p>
      <text:p text:style-name="Standard">12 - G. Bertin</text:p>
      <text:p text:style-name="Standard">13 - Ge Guart ad lunes mm. R. Beauçon</text:p>
      <text:p text:style-name="Standard">14 - P. de Fagello</text:p>
      <text:p text:style-name="Standard">15 - .</text:p>
      <text:p text:style-name="Standard">16 - anno xxviii° die luno $ps$ d festum nac $domin capitulanrials</text:p>
      <text:p text:style-name="Standard">17 - .</text:p>
      <text:p text:style-name="Standard">18 - .</text:p>
      <text:p text:style-name="Standard">19 - Stephanus Mangeri t deffetu</text:p>
      <text:p text:style-name="Standard">20 - . Huccentoro</text:p>
      <text:p text:style-name="Standard">21 - Dabro caselis</text:p>
      <text:p text:style-name="Standard">22 - Inmict sint</text:p>
      <text:p text:style-name="Standard">23 - Miete et</text:p>
      <text:p text:style-name="Standard">24 - G. de Cormodoro</text:p>
      <text:p text:style-name="Standard">25 - set quod reporunt repracie</text:p>
      <text:p text:style-name="Standard">26 - G. Pquet</text:p>
      <text:p text:style-name="Standard">27 - J. Barrerii</text:p>
      <text:p text:style-name="Standard">28 - venerali pt epiphip et stata</text:p>
      <text:p text:style-name="Standard">29 - contr pedugiariam de Medrinta</text:p>
      <text:p text:style-name="Standard"><text:soft-page-break/>30 - de Sigell</text:p>
      <text:p text:style-name="Standard">31 - ra</text:p>
      <text:p text:style-name="Standard">32 - .</text:p>
      <text:p text:style-name="Standard">33 - .</text:p>
      <text:p text:style-name="Standard">34 - di</text:p>
      <text:p text:style-name="Standard">=FRAN_0393_09152_L.jpg=</text:p>
      <text:p text:style-name="Standard">1 - *</text:p>
      <text:p text:style-name="Standard">2 - n xxviiia die yli festi beati Chone ipsi e</text:p>
      <text:p text:style-name="Standard">3 - v</text:p>
      <text:p text:style-name="Standard">4 - Decano</text:p>
      <text:p text:style-name="Standard">5 - . Cantore</text:p>
      <text:p text:style-name="Standard">6 - archidiacono magistro</text:p>
      <text:p text:style-name="Standard">7 - Succentore</text:p>
      <text:p text:style-name="Standard">8 - G. Piquet</text:p>
      <text:p text:style-name="Standard">9 - H. de Comodoro</text:p>
      <text:p text:style-name="Standard">10 - P. Cusili</text:p>
      <text:p text:style-name="Standard">11 - P. Bouifirii</text:p>
      <text:p text:style-name="Standard">12 - Binerin</text:p>
      <text:p text:style-name="Standard">13 - dbo de Senons</text:p>
      <text:p text:style-name="Standard">14 - J. de Fugello</text:p>
      <text:p text:style-name="Standard">15 - G. Bonr</text:p>
      <text:p text:style-name="Standard">16 - R. de Marriger</text:p>
      <text:p text:style-name="Standard">17 - G. de Lauduno infires</text:p>
      <text:p text:style-name="Standard">18 - de Condeco</text:p>
      <text:p text:style-name="Standard">19 - q fuit ubredi</text:p>
      <text:p text:style-name="Standard">20 - respendet</text:p>
      <text:p text:style-name="Standard">=FRAN_0393_09153_L.jpg=</text:p>
      <text:p text:style-name="Standard">1 - pra per de v</text:p>
      <text:p text:style-name="Standard">2 - es episcops servis servorum Dei. Dilecto filio Petro de Via canonico Par.e aluem et apostolica venelili. dum nobili</text:p>
      <text:p text:style-name="Standard">3 - teneris vice ac morum honestacem aliaque cuarum mulciplianm dona vircatum quibus personam cuam fided</text:p>
      <text:p text:style-name="Standard">4 - testimoo muari percepimus diligetis accendimus congrium arbiterunur ut ipsam gratis accollamius</text:p>
      <text:p text:style-name="Standard">5 - ribi et comdignis graciis honoremus. Ouitarum canonicatus et prebenda ecclesie Parisiensis quod quondam Michael</text:p>
      <text:p text:style-name="Standard">6 - Maloqductum olri canonicim eidem ecclesie in eudm ecci viveret obtinebat per ipsis obitum quum eecra ron</text:p>
      <text:p text:style-name="Standard"><text:soft-page-break/>7 - cuniam die clausit excremum vacare noscant ad prises nullueque de illis prater nos hac vice disponi</text:p>
      <text:p text:style-name="Standard">8 - pocuerit neque possit pro eo quod nos dudum dum ad hiec dumad Muchael aget inhumais incendence</text:p>
      <text:p text:style-name="Standard">9 - nomincatu et prebenda predicts taliis beneficis ecclesiastias que idem Michael di vivi obtinebat cum ipsob</text:p>
      <text:p text:style-name="Standard">10 - diare contig et per apistolice edis providenciam ordinari / Cancnicatum et prebendam ac beneficia pmpredicti</text:p>
      <text:p text:style-name="Standard">11 - cm eidem Michaelis obion collacioni et disposiconi re specialiter reservantes / decermine excupioe nicum tr</text:p>
      <text:p text:style-name="Standard">12 - si hecio snct hiis a quoquin quis auctoitate suent ulignorant contingent accempturi / nos velendes ce l</text:p>
      <text:p text:style-name="Standard">13 - intuitu preregutina protes gracie specialis / canonicatum et prebendam predictes sic vacantes cum plenicud</text:p>
      <text:p text:style-name="Standard">14 - canonici ac omnie juribus et partium suis motu propionon ad cuam vel alteri parote nobis se hoc facte pecitionis et s</text:p>
      <text:p text:style-name="Standard">15 - sed de nr mera liberalitate conferimus et de illis eciam providemus acventis prout est irutum et in</text:p>
      <text:p text:style-name="Standard">16 - si secus super hiis à quique quavis auctoritate scienter vel ignoranter attemptatum fousan est hortenus vel conige</text:p>
      <text:p text:style-name="Standard">17 - in posterum accemptari. No obstantibus quibuscunque statutis et consuemdibus ejusdem ecclesie contrariis jura</text:p>
      <text:p text:style-name="Standard">18 - infirricione apostolica vel quacumque firmitate alia coloratis. Aut si aliqui apostolia vel alia quavis auctoritate in eo</text:p>
      <text:p text:style-name="Standard">19 - ecclesie in canonius fuit recepti vel ut peopiavau insistant seu si super provisionis sibi faciendis de ca</text:p>
      <text:p text:style-name="Standard">20 - prebordis in dicta ecclesie speciales vel de beneficiis ecclesiasacis in illis partibus generales noitrs vel predecesso</text:p>
      <text:p text:style-name="Standard">21 - oma Pontisioim autlegatorum dicte sidis litteras impetravit eciam si per eis ad inhibicionem reservocionem</text:p>
      <text:p text:style-name="Standard">22 - vel llias qumodolis sic processum quibus omnibus ce in assequtiture dictou canonicatus et prebende volumus au</text:p>
      <text:p text:style-name="Standard">23 - sed nullum per hoc eis quo id assequionem canoniatuum et prebendarm ac beneficiorum aliorum providicum Gilterum</text:p>
      <text:p text:style-name="Standard">24 - i fu noo epio et dilectis filiis capitulo Pari vel quibusvis aliis comiter vel dirisim ib eodem sit solbtis</text:p>
      <text:p text:style-name="Standard">25 - ad recepciorem vel provisionam alicujus nume tenantur</text:p>
      <text:p text:style-name="Standard">26 - ad ad compelli non possiit cum dcum de cami</text:p>
      <text:p text:style-name="Standard">27 - prelendis ipsius ecclesie vel aliis benisiciis ecclesiasticis ad eorum collacionem $presecitacionem provisionem presentacionem vel</text:p>
      <text:p text:style-name="Standard">28 - eleiam dispicionem conjuctm vel sexatur sptantibus nulli volit provider per litteras apostolicas non facientes pr</text:p>
      <text:p text:style-name="Standard"><text:soft-page-break/>29 - cepressam ac de verbo ad verbius de indulto hujusodi mencionem et quolibet alio dicte sedis indubtent guo</text:p>
      <text:p text:style-name="Standard">30 - speciali curi domique truoris crstat per quam presentibus non cifssam vel tetoli non insrtane ffctus hausi</text:p>
      <text:p text:style-name="Standard">31 - impediri valet quem deb vel differri / et de qua cujusque oto tenore habenda su in nostris licteris mencio s</text:p>
      <text:p text:style-name="Standard">32 - unt si prueus non fueris et prestandiur de obseuendis status et consuitudinbus ejusdem pu solicum juramentum</text:p>
      <text:p text:style-name="Standard">33 - no in absencio tus per percincore ydoneu et cum ad ecclesiam ipsum accssis corpoliter llud prestis Guillelimuo</text:p>
      <text:p text:style-name="Standard">34 - liceat hani pagiis nostri collatus provisionis et constuacionis infirgere vel et ausu remanno cont</text:p>
      <text:p text:style-name="Standard">35 - J. quis aue d actemutari aumosit indignacionem dipitanos die et bet Petri et Pauhii apostolorum eu</text:p>
      <text:p text:style-name="Standard">36 - mdit auiuentis valendem eqatembris Ponfieacio nostri anno Buodano</text:p>
      <text:p text:style-name="Standard">=FRAN_0393_09154_L.jpg=</text:p>
      <text:p text:style-name="Standard">1 - no xxviii° die sabblui et vixilis festi natit domini captlcn</text:p>
      <text:p text:style-name="Standard">2 - por filii connos namnree puulicart guit ei fer</text:p>
      <text:p text:style-name="Standard">3 - . dicct</text:p>
      <text:p text:style-name="Standard">4 - Cade</text:p>
      <text:p text:style-name="Standard">5 - archidiacono agisntro</text:p>
      <text:p text:style-name="Standard">6 - ad lune pt ess enies asseniti Paretar d</text:p>
      <text:p text:style-name="Standard">7 - Sucondtore</text:p>
      <text:p text:style-name="Standard">8 - H. de Commoloro</text:p>
      <text:p text:style-name="Standard">9 - pe$</text:p>
      <text:p text:style-name="Standard">10 - G. Pust</text:p>
      <text:p text:style-name="Standard">11 - P. Barrerii</text:p>
      <text:p text:style-name="Standard">12 - P. de Semgpollo</text:p>
      <text:p text:style-name="Standard">13 - G. Brin</text:p>
      <text:p text:style-name="Standard">14 - Anno xxviii.</text:p>
      <text:p text:style-name="Standard">15 - ve s</text:p>
      <text:p text:style-name="Standard">16 - Comissum fuit magistri G. Bouranci</text:p>
      <text:p text:style-name="Standard">17 - Dicano</text:p>
      <text:p text:style-name="Standard">18 - psc de Resignone</text:p>
      <text:p text:style-name="Standard">19 - Manum de Benrri mitutins et quod eos confacoe</text:p>
      <text:p text:style-name="Standard">20 - Cantrie</text:p>
      <text:p text:style-name="Standard">21 - . de Toya</text:p>
      <text:p text:style-name="Standard">22 - salvo nue clerici domini c Pips in primis dendis vicaturum Item comssi</text:p>
      <text:p text:style-name="Standard">23 - $aberl</text:p>
      <text:p text:style-name="Standard"><text:soft-page-break/>24 - Guereuroie</text:p>
      <text:p text:style-name="Standard">25 - ne</text:p>
      <text:p text:style-name="Standard">26 - quod videat licteras quas habet idem dominus Cade</text:p>
      <text:p text:style-name="Standard">27 - G. Bovifacii</text:p>
      <text:p text:style-name="Standard">28 - Saqitores defct Audie p</text:p>
      <text:p text:style-name="Standard">29 - d ad</text:p>
      <text:p text:style-name="Standard">30 - G. Pisert</text:p>
      <text:p text:style-name="Standard">31 - dieubis ebi re</text:p>
      <text:p text:style-name="Standard">32 - P. Cgalis</text:p>
      <text:p text:style-name="Standard">33 - eadem die Robinus de Sancto Medericio qui erat in prisiono</text:p>
      <text:p text:style-name="Standard">34 - t quod dees on</text:p>
      <text:p text:style-name="Standard">35 - Valio</text:p>
      <text:p text:style-name="Standard">36 - H. de Oinarco</text:p>
      <text:p text:style-name="Standard">37 - ut reeditus</text:p>
      <text:p text:style-name="Standard">38 - plegii pro ipso Guemnus de Chaur Johanne de Chaumout de adducende ipsum</text:p>
      <text:p text:style-name="Standard">39 - P. de Farello</text:p>
      <text:p text:style-name="Standard">40 - et ipse recrditus assecaravit Guillelm Blqeaque</text:p>
      <text:p text:style-name="Standard">41 - xiii die lu s</text:p>
      <text:p text:style-name="Standard">42 - Decano</text:p>
      <text:p text:style-name="Standard">43 - Cantere</text:p>
      <text:p text:style-name="Standard">44 - J. Capicerius Sancti Stephani de Gressib erendamie de honc quod non fecit p</text:p>
      <text:p text:style-name="Standard">45 - Et Piquet</text:p>
      <text:p text:style-name="Standard">46 - sau contra processionem que qe ad sanctu denovesum et habe domino ad mhe</text:p>
      <text:p text:style-name="Standard">47 - G. de Commodoro</text:p>
      <text:p text:style-name="Standard">48 - instrt ad videndum taxeari emendam</text:p>
      <text:p text:style-name="Standard">49 - G. Branni</text:p>
      <text:p text:style-name="Standard">50 - G. de Plexeyo</text:p>
      <text:p text:style-name="Standard">51 - P. de Suyello</text:p>
      <text:p text:style-name="Standard">=FRAN_0393_09155_L.jpg=</text:p>
      <text:p text:style-name="Standard">1 - de e se capitulanabus</text:p>
      <text:p text:style-name="Standard">2 - ecaro</text:p>
      <text:p text:style-name="Standard">3 - Johanneca de Argencolio fuit facta forer dono</text:p>
      <text:p text:style-name="Standard">4 - Gantere</text:p>
      <text:p text:style-name="Standard">5 - Succentore</text:p>
      <text:p text:style-name="Standard">6 - a h. de Ponardo</text:p>
      <text:p text:style-name="Standard">7 - Et cotum capitulum unariunt consesit quod Johannem</text:p>
      <text:p text:style-name="Standard"><text:soft-page-break/>8 - Putheolis servitrum dicte domus Dei pt Johanneum</text:p>
      <text:p text:style-name="Standard">9 - P. Pourelli</text:p>
      <text:p text:style-name="Standard">10 - Corber et Celeta de Mronte albano recipiatur ab</text:p>
      <text:p text:style-name="Standard">11 - G. Berrann</text:p>
      <text:p text:style-name="Standard">12 - contredicione in sororem dicte domus Des</text:p>
      <text:p text:style-name="Standard">13 - P. de Fayello</text:p>
      <text:p text:style-name="Standard">14 - concordatios quod Matheus de Sancto Ailvastro recipiat</text:p>
      <text:p text:style-name="Standard">15 - ad pampecuriam solvendo capitulo primanibus x</text:p>
      <text:p text:style-name="Standard">16 - Parisiensi et solvendo illud quod debetur officiaris.</text:p>
      <text:p text:style-name="Standard">17 - de residuo quod se obligebit ad faciendm racionem prove deb</text:p>
      <text:p text:style-name="Standard">18 - pocessu t mostro P. de Fayello quod haben</text:p>
      <text:p text:style-name="Standard">19 - pr xi lb. pr dicandum arpente quod funt de</text:p>
      <text:p text:style-name="Standard">20 - Item dicta die mercuris Jacobus de Dollendio fuit receptus d</text:p>
      <text:p text:style-name="Standard">21 - 4</text:p>
      <text:p text:style-name="Standard">22 - pellavam in ecclesia Sancti Stephani de Giessibus Par. et abtat ven</text:p>
      <text:p text:style-name="Standard">23 - infra mensem ad jurandum etc.</text:p>
      <text:p text:style-name="Standard">24 - ano xxviii° die lune pto occasi epihanie capitulantibus</text:p>
      <text:p text:style-name="Standard">25 - Decano</text:p>
      <text:p text:style-name="Standard">26 - Gatrre</text:p>
      <text:p text:style-name="Standard">27 - ad veneris ad reendendum sat facto dicti Le Tourbet voneri be</text:p>
      <text:p text:style-name="Standard">28 - Succentore</text:p>
      <text:p text:style-name="Standard">29 - Mera</text:p>
      <text:p text:style-name="Standard">30 - H. de Comodono</text:p>
      <text:p text:style-name="Standard">31 - B. Piquet</text:p>
      <text:p text:style-name="Standard">32 - auno xxviii die lune ante vincenei / dominus Henvcis debis</text:p>
      <text:p text:style-name="Standard">33 - G. de Pontardo</text:p>
      <text:p text:style-name="Standard">34 - fuit absolucs à sura hereonis agi deagg et medicti sentiis admsus</text:p>
      <text:p text:style-name="Standard">35 - pan et Johan Sungon pro cenoirs lacte salvis expenss dc</text:p>
      <text:p text:style-name="Standard">36 - e Johanns</text:p>
      <text:p text:style-name="Standard">=FRAN_0393_09156_L.jpg=</text:p>
      <text:p text:style-name="Standard">1 - auo pi s</text:p>
      <text:p text:style-name="Standard">2 - Iconcordes fuornt pro requitur dominus Parisis eis de Cessando excerere iuidicionem.</text:p>
      <text:p text:style-name="Standard">3 - do</text:p>
      <text:p text:style-name="Standard">4 - um chabicut en claustro et quod se excuset se pasibi ab ipso fait</text:p>
      <text:p text:style-name="Standard">5 - Gantore</text:p>
      <text:p text:style-name="Standard">6 - Cancellario</text:p>
      <text:p text:style-name="Standard"><text:soft-page-break/>7 - de arrestuca fuerent $vera Johanns de Bona</text:p>
      <text:p text:style-name="Standard">8 - P. Casallis</text:p>
      <text:p text:style-name="Standard">9 - G. Pieanti</text:p>
      <text:p text:style-name="Standard">10 - dominus Hericis de Viconono presbyter curatus de Virnaconx Gmissiacm Par.</text:p>
      <text:p text:style-name="Standard">11 - H. de Correloro</text:p>
      <text:p text:style-name="Standard">12 - diees recognome se tener $c$ domino B. Bouifaci canonico P cener</text:p>
      <text:p text:style-name="Standard">13 - G. Bouifari</text:p>
      <text:p text:style-name="Standard">14 - locum de Vilisiaco et xvi. lb. paris.e recione reparacioni terrarum domorum et</text:p>
      <text:p text:style-name="Standard">15 - G. Veranii</text:p>
      <text:p text:style-name="Standard">16 - possessionum de Monstrolio annorum non maneno de Viliapo et quas cen</text:p>
      <text:p text:style-name="Standard">17 - G. de Ponarde</text:p>
      <text:p text:style-name="Standard">18 - id dominus haberitus rcioe capellane Sancti Mancar quam fudarit magister</text:p>
      <text:p text:style-name="Standard">19 - G. de Plexeyo rodds aqud festum lateri Rernari et fuit exstre mone</text:p>
      <text:p text:style-name="Standard">20 - solvit de isto debito. $di$ inft dictum festum iiii. l et iiii s. par. et d</text:p>
      <text:p text:style-name="Standard">21 - abque l et ablignc e so. ad nat domini lot elli</text:p>
      <text:p text:style-name="Standard">22 - uom sua lictera ebligaconis et suo rebore dinatam e an</text:p>
      <text:p text:style-name="Standard">23 - olicione quo adesidetu</text:p>
      <text:p text:style-name="Standard">24 - Auro xxviii. die jevis aute vincencis cpitulantibus</text:p>
      <text:p text:style-name="Standard">25 - Decano</text:p>
      <text:p text:style-name="Standard">26 - magistri Guido Cequitucis habuit deliberacionem Gressorum febende que suu defuncti l e ge</text:p>
      <text:p text:style-name="Standard">27 - 6</text:p>
      <text:p text:style-name="Standard">28 - Cantore</text:p>
      <text:p text:style-name="Standard">29 - n et ad distribucionies / et ipso promisit reddere cpitulum indompile eiga quosouque et resttu</text:p>
      <text:p text:style-name="Standard">30 - Succentore</text:p>
      <text:p text:style-name="Standard">31 - ea que ceoperet in casae in quo appreret quod non haberet jus ett qurestentibus magistro Su</text:p>
      <text:p text:style-name="Standard">32 - G. Piquiti</text:p>
      <text:p text:style-name="Standard">33 - Lohic P. de Lavonicis et Coverre de Civia magistro P. de Castanito</text:p>
      <text:p text:style-name="Standard">34 - Cancellario</text:p>
      <text:p text:style-name="Standard">35 - G. Bercianii</text:p>
      <text:p text:style-name="Standard">36 - P. Casalis</text:p>
      <text:p text:style-name="Standard">37 - P. de Sayello</text:p>
      <text:p text:style-name="Standard">38 - P. Le. Somoboio</text:p>
      <text:p text:style-name="Standard">39 - P. Barreio</text:p>
      <text:p text:style-name="Standard">40 - G.$ de Cbamibiliaco</text:p>
      <text:p text:style-name="Standard">41 - Ano Domini xxviii at venris ante vincacium capitulanmcibus</text:p>
      <text:p text:style-name="Standard">42 - Decano</text:p>
      <text:p text:style-name="Standard"><text:soft-page-break/>43 - Cantore</text:p>
      <text:p text:style-name="Standard">44 - Cancellario</text:p>
      <text:p text:style-name="Standard">45 - Succentore</text:p>
      <text:p text:style-name="Standard">46 - G. de Penrarde</text:p>
      <text:p text:style-name="Standard">47 - xique</text:p>
      <text:p text:style-name="Standard">48 - H. de Corneboro</text:p>
      <text:p text:style-name="Standard">49 - G. Bertin</text:p>
      <text:p text:style-name="Standard">50 - . Bouisnon</text:p>
      <text:p text:style-name="Standard">51 - P. Castllis</text:p>
      <text:p text:style-name="Standard">52 - P. Baueri</text:p>
      <text:p text:style-name="Standard">53 - de Regellli</text:p>
      <text:p text:style-name="Standard">=FRAN_0393_09157_L.jpg=</text:p>
      <text:p text:style-name="Standard">1 - 10</text:p>
      <text:p text:style-name="Standard">2 - Dmin m cc xxviii die veneris auto festum beati Vincencii murtiris eorum Stephanue de Novilla succentore Pa</text:p>
      <text:p text:style-name="Standard">3 - dico Guillelme Piquati et Henrico de Ternodio Canonico ecclesie Pari. et prebendariis de Orliaco et dicto Henrico prepesrto</text:p>
      <text:p text:style-name="Standard">4 - dl et Johannes de Vaucheure firmarii Granchie de Orlicco deceno in prisione capituli pro deffectu sume</text:p>
      <text:p text:style-name="Standard">5 - nobie fuevunt deliberati in bune modiur primo desaisinerunt se de omnibus hereditatibus etc. et</text:p>
      <text:p text:style-name="Standard">6 - ademqus plenos Nomina plegiorum Robertus de Vaucheure et Pecius Blondelli presentibus magistro Gu</text:p>
      <text:p text:style-name="Standard">7 - vohis Nicolio de Granobia Jeulario Roberto Heronardi Jacolo Pilboine et Sampesoneto Pagavum testibus et</text:p>
      <text:p text:style-name="Standard">8 - anno xxviii° die mercrrii et vigilia Parvuis beate Marie Capitulanneli</text:p>
      <text:p text:style-name="Standard">9 - dies quam habebat Matherus de Sancto Silve</text:p>
      <text:p text:style-name="Standard">10 - Qaicere</text:p>
      <text:p text:style-name="Standard">11 - d Stephanum Cavoteri est continas ad die</text:p>
      <text:p text:style-name="Standard">12 - Succentore</text:p>
      <text:p text:style-name="Standard">13 - G. de Ponarco</text:p>
      <text:p text:style-name="Standard">14 - veneris ptt eccesii pulic cum Matheo y</text:p>
      <text:p text:style-name="Standard">15 - J. Bernnn</text:p>
      <text:p text:style-name="Standard">16 - et Johanne Bacaille procurator dicti Stephani</text:p>
      <text:p text:style-name="Standard">17 - P. de Fagello</text:p>
      <text:p text:style-name="Standard">18 - .</text:p>
      <text:p text:style-name="Standard">19 - domuos defuncti eaccellarii Par. fire concessa et G. dee</text:p>
      <text:p text:style-name="Standard">20 - c dspu ad</text:p>
      <text:p text:style-name="Standard"><text:soft-page-break/>21 - sa Johan pro ix lib p.</text:p>
      <text:p text:style-name="Standard">22 - nondem pullulaner i.de peruit Gullamos ips</text:p>
      <text:p text:style-name="Standard">23 - Cpsolium</text:p>
      <text:p text:style-name="Standard">24 - Honece cum vallet</text:p>
      <text:p text:style-name="Standard">25 - .</text:p>
      <text:p text:style-name="Standard">=FRAN_0393_09158_L.jpg=</text:p>
      <text:p text:style-name="Standard">1 - liii</text:p>
      <text:p text:style-name="Standard">2 - anno xxviii° die lune ptto festu Puri. capitulante lu</text:p>
      <text:p text:style-name="Standard">3 - sz</text:p>
      <text:p text:style-name="Standard">4 - . Decano</text:p>
      <text:p text:style-name="Standard">5 - .Cantore</text:p>
      <text:p text:style-name="Standard">6 - Succentore</text:p>
      <text:p text:style-name="Standard">7 - G. Pige</text:p>
      <text:p text:style-name="Standard">8 - H. de Courodoro</text:p>
      <text:p text:style-name="Standard">9 - H. de Pomarco</text:p>
      <text:p text:style-name="Standard">10 - P. de Fugello</text:p>
      <text:p text:style-name="Standard">11 - P. Pourelli</text:p>
      <text:p text:style-name="Standard">12 - Tanno xxviid die mertis prto puri / capitulaithibs</text:p>
      <text:p text:style-name="Standard">13 - .Decano</text:p>
      <text:p text:style-name="Standard">14 - dominus Berengarus Cantor Narbonis</text:p>
      <text:p text:style-name="Standard">15 - Cantore</text:p>
      <text:p text:style-name="Standard">16 - Archidiacono magno</text:p>
      <text:p text:style-name="Standard">17 - Faat</text:p>
      <text:p text:style-name="Standard">18 - Succentore</text:p>
      <text:p text:style-name="Standard">19 - presentant$ comum $et $pr off quo ad prebendam que $ru</text:p>
      <text:p text:style-name="Standard">20 - Cohenou</text:p>
      <text:p text:style-name="Standard">21 - dominus paop reservavit pro eodm berengurio nisi jus ees quisitu aliamin ea</text:p>
      <text:p text:style-name="Standard">22 - P. Casalis</text:p>
      <text:p text:style-name="Standard">23 - dominus. Cantor Lingoneum exequier ipsius Lirengiori et Decan</text:p>
      <text:p text:style-name="Standard">24 - G. de Comedoro</text:p>
      <text:p text:style-name="Standard">25 - Sancti Marcelli exequtor Petri Casalis visis licteris etc. declara</text:p>
      <text:p text:style-name="Standard">26 - G. Berii</text:p>
      <text:p text:style-name="Standard">27 - nerunt. P. Casalilis non habere jus in ipsa et eum debiqua dicto dii</text:p>
      <text:p text:style-name="Standard">28 - R. de Fayllo</text:p>
      <text:p text:style-name="Standard">29 - Berenguno non obstantis dicto . P. et idem decimus reservavit jus dicti p</text:p>
      <text:p text:style-name="Standard">30 - etn alia / et pronuncian ipsum debe remanere in dimidia / et si opus</text:p>
      <text:p text:style-name="Standard"><text:soft-page-break/>31 - G. cequstrias</text:p>
      <text:p text:style-name="Standard">32 - erat eum reduxeit in ipsam divs per trdicetem aed</text:p>
      <text:p text:style-name="Standard">33 - c Coustare</text:p>
      <text:p text:style-name="Standard">34 - H. de Ponerco</text:p>
      <text:p text:style-name="Standard">35 - actou faa dicto magistro P su</text:p>
      <text:p text:style-name="Standard">36 - factam . Jete b ade a dominus officiali Par.s exequeo</text:p>
      <text:p text:style-name="Standard">37 - Noerris qua</text:p>
      <text:p text:style-name="Standard">38 - deOerert dominu P. de Noenis</text:p>
      <text:p text:style-name="Standard">39 - cu fuerat feu collacio in festo Beate Hachere non habere jus in ea tec. et</text:p>
      <text:p text:style-name="Standard">40 - Resian</text:p>
      <text:p text:style-name="Standard">41 - Aacer</text:p>
      <text:p text:style-name="Standard">42 - erereste et</text:p>
      <text:p text:style-name="Standard">43 - presentbus $dict $d $bli$ magistro Eveno Bohie margistro Petro</text:p>
      <text:p text:style-name="Standard">44 - Alemann officiali archidiaconu Par. / thestonerio Rochaln Manueli de Clace</text:p>
      <text:p text:style-name="Standard">=FRAN_0393_09159_L.jpg=</text:p>
      <text:p text:style-name="Standard">1 - sz</text:p>
      <text:p text:style-name="Standard">2 - ano domini milerio clc xxiiii die veneris x. die mensis dorn capielantibus dominus</text:p>
      <text:p text:style-name="Standard">3 - fuit receptus magister edo de Sancto Juliano in</text:p>
      <text:p text:style-name="Standard">4 - Meano</text:p>
      <text:p text:style-name="Standard">5 - Cantore</text:p>
      <text:p text:style-name="Standard">6 - magistri Imbaudi canonicui vicariis procaratore sui d</text:p>
      <text:p text:style-name="Standard">7 - G. Succentore</text:p>
      <text:p text:style-name="Standard">8 - et prebendat ex causa promutacionres ad canonicatum et prelbendaum</text:p>
      <text:p text:style-name="Standard">9 - H. de Cornodoio</text:p>
      <text:p text:style-name="Standard">10 - quos quondam abtinebat venenablis et discret vi vo</text:p>
      <text:p text:style-name="Standard">11 - G. $q$ Bereavn</text:p>
      <text:p text:style-name="Standard">12 - de Caliignnaco in dicta pas ecclesia et juram</text:p>
      <text:p text:style-name="Standard">13 - $. P. Cozalis</text:p>
      <text:p text:style-name="Standard">14 - fuunc. presente magis sue no boit Johanne de Brolio.</text:p>
      <text:p text:style-name="Standard">15 - et P. de Funelio</text:p>
      <text:p text:style-name="Standard">16 - Johanne $Cor $car cagi et pliberatmaliis</text:p>
      <text:p text:style-name="Standard">17 - et hodie fuit protestar dictus dunt . P. Cazalis</text:p>
      <text:p text:style-name="Standard">18 - de nune suo quod ad dictam prebendam hambere poterat</text:p>
      <text:p text:style-name="Standard">19 - gracie apostolice le facta presentes quibus supra.</text:p>
      <text:p text:style-name="Standard">20 - estm eadem due fuit recepta in monialem et so</text:p>
      <text:p text:style-name="Standard">21 - domus Dei Johanntu de Dorber soror domini Ogidii de S</text:p>
      <text:p text:style-name="Standard"><text:soft-page-break/>22 - in locum deffancte.</text:p>
      <text:p text:style-name="Standard">23 - quud sorore et nm</text:p>
      <text:p text:style-name="Standard">24 - domus eusdem.</text:p>
      <text:p text:style-name="Standard">25 - laco ide</text:p>
      <text:p text:style-name="Standard">26 - t aadinges. fuerint recredia. Hornoetus de $l</text:p>
      <text:p text:style-name="Standard">27 - et $paetus Briconi capti pro eo quod miliers quadam</text:p>
      <text:p text:style-name="Standard">28 - Glverasse dicebantur en poreo clausor Paris qui</text:p>
      <text:p text:style-name="Standard">29 - vene et procrendm coram nobis eciam super emendi Yro l</text:p>
      <text:p text:style-name="Standard">30 - Jaquetus de Sancto Egidio nocario curie Pari. et han</text:p>
      <text:p text:style-name="Standard">31 - de Guingampo cleric de stando mul et solvend</text:p>
      <text:p text:style-name="Standard">32 - emend a</text:p>
      <text:p text:style-name="Standard">33 - Pe.</text:p>
      <text:p text:style-name="Standard">34 - Lab excomnancacionis et agg sents ad instari procuratorm latrus pro contra et</text:p>
      <text:p text:style-name="Standard">35 - Noiart compore et stare juravient ad diem lune in octo dies</text:p>
      <text:p text:style-name="Standard">36 - risuri super hoc que ab ipsis dixerimus inquirendum</text:p>
      <text:p text:style-name="Standard">=FRAN_0393_09160_L.jpg=</text:p>
      <text:p text:style-name="Standard">1 - Anno xxviiia die lune pom ccobois pruenis bet mMg. Capitulantibus dominis</text:p>
      <text:p text:style-name="Standard">2 - Vecana</text:p>
      <text:p text:style-name="Standard">3 - fuit receptus ad canonicatum et $prebendam magister Odardus de Barris</text:p>
      <text:p text:style-name="Standard">4 - Gerao cantore</text:p>
      <text:p text:style-name="Standard">5 - ad canonictum et prebendam h resignatam per magistrum Obine de Sancto Julla</text:p>
      <text:p text:style-name="Standard">6 - G. succentore</text:p>
      <text:p text:style-name="Standard">7 - Piques</text:p>
      <text:p text:style-name="Standard">8 - habualtem a discreco unro Johanne de Calingniaco judam Pars.e clese</text:p>
      <text:p text:style-name="Standard">9 - J. de Cornodoro</text:p>
      <text:p text:style-name="Standard">10 - G Breandi</text:p>
      <text:p text:style-name="Standard">11 - presentes magistere Reginaldo de Guienciaco Guillelmo de Morcento. R.</text:p>
      <text:p text:style-name="Standard">12 - P. de Sayello</text:p>
      <text:p text:style-name="Standard">13 - de lambaliari P. diviti publice notaris pluribusque vel etc</text:p>
      <text:p text:style-name="Standard">14 - G. Guete</text:p>
      <text:p text:style-name="Standard">15 - Itm eadem die fuit recreditus e Johannes de Oergran presbyter de Versus al'ost flam</text:p>
      <text:p text:style-name="Standard">16 - Giio Coquacts</text:p>
      <text:p text:style-name="Standard">17 - Caneracion diocesis $decent$ scolariis Parisiensis derentus pro percuserat quendam homi</text:p>
      <text:p text:style-name="Standard">18 - in curi supra infra liberaacem et imnuratem ecclesie. et gargiavit emendam</text:p>
      <text:p text:style-name="Standard">19 - e Roberto de Mariquendo</text:p>
      <text:p text:style-name="Standard">20 - juran compere diebus sanct Asserignaudi super taxacione emende et juri opore</text:p>
      <text:p text:style-name="Standard"><text:soft-page-break/>21 - N. P. capal</text:p>
      <text:p text:style-name="Standard">22 - et pro eo fidejuss magister Heurricus de Vinea Flamingius diocesis Camerarensis</text:p>
      <text:p text:style-name="Standard">23 - s fuit eisdem dies lune proxima asp etc. presente domino Johanne de Brolio</text:p>
      <text:p text:style-name="Standard">24 - P. de Aurelis burgensis Parisiensis et Johanne Bacallya. et pluribus aliis.</text:p>
      <text:p text:style-name="Standard">25 - Capiculantibus hu ad piecaio die melcurii pest qu lcas Philippu de Man Rog</text:p>
      <text:p text:style-name="Standard">26 - A. decano</text:p>
      <text:p text:style-name="Standard">27 - et Paro Lone</text:p>
      <text:p text:style-name="Standard">28 - S. succentore</text:p>
      <text:p text:style-name="Standard">29 - Sand</text:p>
      <text:p text:style-name="Standard">30 - P. Piqueei</text:p>
      <text:p text:style-name="Standard">31 - captlno nno die meur post cadus sesa pu de dre regis anno predicto quibt die canno Johanocus de Menilli</text:p>
      <text:p text:style-name="Standard">32 - noo emendam de C. lbrais Parisiensis per eo quod percisit quamdam mulierem in claustro limtro</text:p>
      <text:p text:style-name="Standard">33 - em Machens de Sancto Silvestio ex una parte actorum concia Stephanum Mangeri rem cad eorum manente in eodem stati</text:p>
      <text:p text:style-name="Standard">34 - ou die heria hodieria usque ad venere iustacirius nsitas parabiue presentu</text:p>
      <text:p text:style-name="Standard">35 - Item capiculancibus in capitulo die venis post festum sed valenti et</text:p>
      <text:p text:style-name="Standard">36 - J. deoio</text:p>
      <text:p text:style-name="Standard">37 - desanstatis fuerunt bona Robera de Artigniaco que anestata tunt pro caneronum nostrum clericou mncinemd pro taqu</text:p>
      <text:p text:style-name="Standard">38 - Ccantore</text:p>
      <text:p text:style-name="Standard">39 - imponebtur eidem dere basse Guillelmum Bncenis in claustromotro que robertis promisit stare iunis corm nobis et se</text:p>
      <text:p text:style-name="Standard">40 - succencore</text:p>
      <text:p text:style-name="Standard">41 - emendam in cansa quo repietur culsabilis.</text:p>
      <text:p text:style-name="Standard">42 - G. Becandi</text:p>
      <text:p text:style-name="Standard">43 - GPiqueti</text:p>
      <text:p text:style-name="Standard">44 - csalis</text:p>
      <text:p text:style-name="Standard">45 - J. de Comedois</text:p>
      <text:p text:style-name="Standard">46 - E cequatera</text:p>
      <text:p text:style-name="Standard">=FRAN_0393_09161_L.jpg=</text:p>
      <text:p text:style-name="Standard">1 - xxiiii. die lune ante Cathedram canti Petu capitulintibus</text:p>
      <text:p text:style-name="Standard">2 - Dicano</text:p>
      <text:p text:style-name="Standard">3 - dies qupta vabebat officium matutinarum contra archiaonis guie ad hodie ett</text:p>
      <text:p text:style-name="Standard">4 - in statu ad veneris aute $c$ post festum beati Machit aotoli actum mgmstri Pr.</text:p>
      <text:p text:style-name="Standard">5 - uerduore</text:p>
      <text:p text:style-name="Standard">6 - capbituli à cum Ordis Belovi $c tavence per dicto m ad pen q</text:p>
      <text:p text:style-name="Standard"><text:soft-page-break/>7 - G. Pist</text:p>
      <text:p text:style-name="Standard">8 - Vnenco cnville</text:p>
      <text:p text:style-name="Standard">9 - cardinalis de Arableyo obtulit pro domo defuncti Tome d Balliaco . C. lbr</text:p>
      <text:p text:style-name="Standard">10 - R. de Comodero</text:p>
      <text:p text:style-name="Standard">11 - dFaverit Chame de Builliaco</text:p>
      <text:p text:style-name="Standard">12 - Guido Coquatriz obtulit pro domo que fuit Thome de Balla pedotis Ex</text:p>
      <text:p text:style-name="Standard">13 - Seplaco dem Marrayo</text:p>
      <text:p text:style-name="Standard">14 - P. de Condeco</text:p>
      <text:p text:style-name="Standard">15 - P. de Chamblaco</text:p>
      <text:p text:style-name="Standard">16 - placet capitulo quod daictus Viccer perapeiat fruct prebede de Andresiaco</text:p>
      <text:p text:style-name="Standard">17 - P. Casalis</text:p>
      <text:p text:style-name="Standard">18 - que fuit defuncti domini Thome de Balliaco et quam nen cenet magister G.</text:p>
      <text:p text:style-name="Standard">19 - P. de Sugello</text:p>
      <text:p text:style-name="Standard">20 - H. de Corao</text:p>
      <text:p text:style-name="Standard">21 - de Narbonna promisit cum prebendiorus quod si reparatur catlie habere</text:p>
      <text:p text:style-name="Standard">22 - . Guecte</text:p>
      <text:p text:style-name="Standard">23 - qud in ipsius facere restitucionis</text:p>
      <text:p text:style-name="Standard">24 - P. Pourelli innori</text:p>
      <text:p text:style-name="Standard">25 - G. Coquacs</text:p>
      <text:p text:style-name="Standard">26 - dominus Guillelmus de Montibi pro domino Lerdegano obtulit . vli lb. pro do</text:p>
      <text:p text:style-name="Standard">27 - P. Barrer</text:p>
      <text:p text:style-name="Standard">28 - que fuit defuncti dagum Chouele$Bal$ P. Barrerii</text:p>
      <text:p text:style-name="Standard">29 - odone de Senons teme</text:p>
      <text:p text:style-name="Standard">30 - G. de Land infirme</text:p>
      <text:p text:style-name="Standard">31 - oud de de Brersifra$</text:p>
      <text:p text:style-name="Standard">32 - anno xxviii°a die merii et festo Crchedre Sancti Petero capitulantibus</text:p>
      <text:p text:style-name="Standard">33 - Decano</text:p>
      <text:p text:style-name="Standard">34 - Guillelmus de Cssares presenturnt commnum sibii fert de canonicci ecclesie</text:p>
      <text:p text:style-name="Standard">35 - d Magno</text:p>
      <text:p text:style-name="Standard">36 - Succentere</text:p>
      <text:p text:style-name="Standard">37 - Par. et de prebenda vacuca</text:p>
      <text:p text:style-name="Standard">38 - G. Piquet</text:p>
      <text:p text:style-name="Standard">39 - Pincencio Gervaille</text:p>
      <text:p text:style-name="Standard">40 - B. de Cemodors</text:p>
      <text:p text:style-name="Standard">41 - .</text:p>
      <text:p text:style-name="Standard">42 - G. Barrni</text:p>
      <text:p text:style-name="Standard"><text:soft-page-break/>43 - Dagistre Johanne de Bruda</text:p>
      <text:p text:style-name="Standard">44 - P. de Condeto</text:p>
      <text:p text:style-name="Standard">45 - $Et $de Villanis$</text:p>
      <text:p text:style-name="Standard">46 - P. de Chambliaco</text:p>
      <text:p text:style-name="Standard">47 - G. de Argencelio</text:p>
      <text:p text:style-name="Standard">48 - P. Castilis</text:p>
      <text:p text:style-name="Standard">49 - P. de Fryello</text:p>
      <text:p text:style-name="Standard">50 - e officiale</text:p>
      <text:p text:style-name="Standard">51 - H. de Ponardo</text:p>
      <text:p text:style-name="Standard">52 - vicarii domini archidiaconis Brie posterunt ad domum defunctus dagistri</text:p>
      <text:p text:style-name="Standard">53 - G. Guare</text:p>
      <text:p text:style-name="Standard">54 - de bailliaco. ad vi x lb. par. magistri Guillelmus de Vyeno p</text:p>
      <text:p text:style-name="Standard">55 - P. Pourelli juner</text:p>
      <text:p text:style-name="Standard">56 - hoc racificavit et racum habunie</text:p>
      <text:p text:style-name="Standard">57 - G. Coquatos</text:p>
      <text:p text:style-name="Standard">58 - Et duvabit Kiaculio usque ad quindem dies à lune ultimo precis</text:p>
      <text:p text:style-name="Standard">59 - done de Senors et frio</text:p>
      <text:p text:style-name="Standard">60 - G. de Laud prime</text:p>
      <text:p text:style-name="Standard">61 - P. Barrerii</text:p>
      <text:p text:style-name="Standard">62 - $Parnfa$</text:p>
      <text:p text:style-name="Standard">63 - R. de Marrignaco</text:p>
      <text:p text:style-name="Standard">64 - Stephano de Momayo</text:p>
      <text:p text:style-name="Standard">65 - ad $de taris infaro</text:p>
      <text:p text:style-name="Standard">=FRAN_0393_09162_L.jpg=</text:p>
      <text:p text:style-name="Standard">1 - anno xxviii° die lune pt festum beati Machie apostoli</text:p>
      <text:p text:style-name="Standard">2 - Matheus de Sancto Silvestro comparue cnonstr Stephanne Mangei pannetarium et requ</text:p>
      <text:p text:style-name="Standard">3 - Cantore</text:p>
      <text:p text:style-name="Standard">4 - perfecius deffeconum quos habebat contra ips capitulum Bendit quod non conscubat lic</text:p>
      <text:p text:style-name="Standard">5 - . Succentore</text:p>
      <text:p text:style-name="Standard">6 - fuisse contestatum Johannes Bataille procuratore dicti Stephani confessus fuerunt lice suisse contestuc</text:p>
      <text:p text:style-name="Standard">7 - G. Piquet</text:p>
      <text:p text:style-name="Standard">8 - P. Cusalis</text:p>
      <text:p text:style-name="Standard">9 - ment</text:p>
      <text:p text:style-name="Standard">10 - thomas regeruu serviont $selle$ et alii douoi Castelleti Par. dixine senelle</text:p>
      <text:p text:style-name="Standard">11 - videco Ternaille</text:p>
      <text:p text:style-name="Standard"><text:soft-page-break/>12 - subere prte contr Guillelmum de Argentelio et Johannem de Balneol etc. sed bone mun</text:p>
      <text:p text:style-name="Standard">13 - G. Beranni</text:p>
      <text:p text:style-name="Standard">14 - scribus cestos term ad informatur pium recr. et dies fut assur ad hoc ad jinder</text:p>
      <text:p text:style-name="Standard">15 - istius diei</text:p>
      <text:p text:style-name="Standard">16 - no xxviii° die veneris ante culles capitulaneri</text:p>
      <text:p text:style-name="Standard">17 - oagstrum $ar ripertum de Paragio etm procuratore te</text:p>
      <text:p text:style-name="Standard">18 - de. Cantore</text:p>
      <text:p text:style-name="Standard">19 - Gmberius Charia pauper clericus encunceu diocesis presentur bullam et</text:p>
      <text:p text:style-name="Standard">20 - Archidiacono Magns</text:p>
      <text:p text:style-name="Standard">21 - Succentere</text:p>
      <text:p text:style-name="Standard">22 - processus suos et $e</text:p>
      <text:p text:style-name="Standard">23 - G. Pequenti</text:p>
      <text:p text:style-name="Standard">24 - $erera Peyneria auaces dicti Eoidii de Salvence Celo Tholosaum</text:p>
      <text:p text:style-name="Standard">25 - magister Durandu</text:p>
      <text:p text:style-name="Standard">26 - du bexeqcer suis publicant in capitulo capitulu</text:p>
      <text:p text:style-name="Standard">27 - B. de Comodoro</text:p>
      <text:p text:style-name="Standard">28 - quod eum recipiebus in satum de juie debebat</text:p>
      <text:p text:style-name="Standard">29 - habuit pro publicatonis / $dicende $per $debonsunt vecuuras dice</text:p>
      <text:p text:style-name="Standard">30 - Vincencio Tervaille</text:p>
      <text:p text:style-name="Standard">31 - pocessi fiert et $procestabt quod pissa$</text:p>
      <text:p text:style-name="Standard">32 - H. de Ponjuros</text:p>
      <text:p text:style-name="Standard">33 - G. Bercitin</text:p>
      <text:p text:style-name="Standard">34 - G. Guerte</text:p>
      <text:p text:style-name="Standard">35 - prese oili magistro Evero Behic . Hugone de Velliaco magistro Roberto</text:p>
      <text:p text:style-name="Standard">36 - P. de Seqello</text:p>
      <text:p text:style-name="Standard">37 - Boiardi domino Reginaldo de Losarra domino Guillelmo de Montibus</text:p>
      <text:p text:style-name="Standard">38 - P. de Chabliaco</text:p>
      <text:p text:style-name="Standard">39 - .</text:p>
      <text:p text:style-name="Standard">40 - P. Casalis</text:p>
      <text:p text:style-name="Standard">41 - Matheus de Sancto Silvestro juraovt et fuit posigus ent saisinum</text:p>
      <text:p text:style-name="Standard">42 - G. Roquededi</text:p>
      <text:p text:style-name="Standard">43 - panetarie salvo jure cuilibe et ipse trdidit xl. lb. . capitulo</text:p>
      <text:p text:style-name="Standard">44 - Sancto de Mounayo</text:p>
      <text:p text:style-name="Standard">45 - dividend it capitulum</text:p>
      <text:p text:style-name="Standard">46 - Item dies est asseote ad lune nstaitis dicto Matheo inst Stephan Manger</text:p>
      <text:p text:style-name="Standard">47 - ad audiendum jus et cum idem Seephano ron compareret capitulum hoc signistics</text:p>
      <text:p text:style-name="Standard"><text:soft-page-break/>48 - Johanni Bacuille procurator dicti Stephani ibidem presenti</text:p>
      <text:p text:style-name="Standard">=FRAN_0393_09163_L.jpg=</text:p>
      <text:p text:style-name="Standard">1 - nnoxxviii° die lune a pp</text:p>
      <text:p text:style-name="Standard">2 - Decano</text:p>
      <text:p text:style-name="Standard">3 - magistri Johannes de Monsterolo Monichis ccu Caricampi commorees apud Sanctum Beaneri</text:p>
      <text:p text:style-name="Standard">4 - Cantore</text:p>
      <text:p text:style-name="Standard">5 - reissunit libros quos alias deposuet et thesauro ecclesie Parisiens et fueret ibid</text:p>
      <text:p text:style-name="Standard">6 - G. Piquet</text:p>
      <text:p text:style-name="Standard">7 - uvente licterarum abbatis cistercie de qlii copia remensit capitulo / et jura</text:p>
      <text:p text:style-name="Standard">8 - H. de Comodero</text:p>
      <text:p text:style-name="Standard">9 - bene custodire libros et reddere capitulo in caus in quo displiceret. Abbati quod eiu</text:p>
      <text:p text:style-name="Standard">10 - d. Capailis</text:p>
      <text:p text:style-name="Standard">11 - deliberasset et dictes librco et promisit eos defferre apud Sn Bemardun</text:p>
      <text:p text:style-name="Standard">12 - de Ponarco</text:p>
      <text:p text:style-name="Standard">13 - et ibidem cuscodie usque suatuar voluntus capituli</text:p>
      <text:p text:style-name="Standard">14 - J. Coquare</text:p>
      <text:p text:style-name="Standard">15 - Itm Pier det Bernardi preses dicebat quod hoc peterat fieri et</text:p>
      <text:p text:style-name="Standard">16 - promisit quod ipse nostre sosse faciet servar dictos libres in prioracu s</text:p>
      <text:p text:style-name="Standard">17 - Bernanrdi et</text:p>
      <text:p text:style-name="Standard">18 - s magistris Euero Bohie et Roberto Boiardi ac domino Regineldo de Losuy</text:p>
      <text:p text:style-name="Standard">19 - et domino Johanne de Noa</text:p>
      <text:p text:style-name="Standard">20 - Aanno xxviiia die veneris ante Brandones capitulantibus dus hodierna ad quam erat citatus sestephanis mangesti su</text:p>
      <text:p text:style-name="Standard">21 - deffectu contra Matheum de Sancto Silvestro est concimuca abus</text:p>
      <text:p text:style-name="Standard">22 - Decano</text:p>
      <text:p text:style-name="Standard">23 - prejudicio juris procuni in aliquo in stacu sba spe patis usque</text:p>
      <text:p text:style-name="Standard">24 - . Cantore</text:p>
      <text:p text:style-name="Standard">25 - diem mercuris instametus dat partibius presentibus</text:p>
      <text:p text:style-name="Standard">26 - Vicencio Trinville</text:p>
      <text:p text:style-name="Standard">27 - H. de Comodoro</text:p>
      <text:p text:style-name="Standard">28 - S. de Munan</text:p>
      <text:p text:style-name="Standard">29 - P. Castn</text:p>
      <text:p text:style-name="Standard">30 - H. de Poniarco</text:p>
      <text:p text:style-name="Standard">31 - P. de Sct delo</text:p>
      <text:p text:style-name="Standard">32 - 18</text:p>
      <text:p text:style-name="Standard">33 - P. Perre</text:p>
      <text:p text:style-name="Standard"><text:soft-page-break/>=FRAN_0393_09164_L.jpg=</text:p>
      <text:p text:style-name="Standard">1 - ano xxviii° die lune eos Brandonos catabus</text:p>
      <text:p text:style-name="Standard">2 - Decano</text:p>
      <text:p text:style-name="Standard">3 - dons roys ii l. p ascelletum sint puses et requisine capitulum ex parte prepoo</text:p>
      <text:p text:style-name="Standard">4 - .</text:p>
      <text:p text:style-name="Standard">5 - Caore</text:p>
      <text:p text:style-name="Standard">6 - quod vellet capitulum dessare a denunciato excomuncat servientes que virolaruns</text:p>
      <text:p text:style-name="Standard">7 - Succentore</text:p>
      <text:p text:style-name="Standard">8 - ecclesiaum sancti Sephai quosque preposirus vellet</text:p>
      <text:p text:style-name="Standard">9 - G. Poiquet</text:p>
      <text:p text:style-name="Standard">10 - .</text:p>
      <text:p text:style-name="Standard">11 - Vicencio Gervaille.</text:p>
      <text:p text:style-name="Standard">12 - St de Omayo</text:p>
      <text:p text:style-name="Standard">13 - P. Cusaliris</text:p>
      <text:p text:style-name="Standard">14 - M. de Piocarinara</text:p>
      <text:p text:style-name="Standard">15 - G. de Ponrarco</text:p>
      <text:p text:style-name="Standard">16 - P. de Suyello</text:p>
      <text:p text:style-name="Standard">17 - xxor die mertis poturt brandores / capitulantibus</text:p>
      <text:p text:style-name="Standard">18 - Co</text:p>
      <text:p text:style-name="Standard">19 - Decano</text:p>
      <text:p text:style-name="Standard">20 - Matheus de Sancto Silvestro sanvecari et Stephanus Marigeri et fedece</text:p>
      <text:p text:style-name="Standard">21 - Cantor</text:p>
      <text:p text:style-name="Standard">22 - in parecana. confessi fuerunt se cocordasse inter se sunt cusm que menes</text:p>
      <text:p text:style-name="Standard">23 - .</text:p>
      <text:p text:style-name="Standard">24 - du</text:p>
      <text:p text:style-name="Standard">25 - . Drecentore</text:p>
      <text:p text:style-name="Standard">26 - .</text:p>
      <text:p text:style-name="Standard">27 - ent capitulo ad Mathers contra ipsum Stephum / petendo ab eo. lx. x l.</text:p>
      <text:p text:style-name="Standard">28 - G. Pquet</text:p>
      <text:p text:style-name="Standard">29 - Parisiensi ex cum deposici / et id Stephanus consensit quod panecuria</text:p>
      <text:p text:style-name="Standard">30 - G. de Corrodoro</text:p>
      <text:p text:style-name="Standard">31 - remaneat dicto Matheo / et se desaisinit de ea et ad ei reqisicnones</text:p>
      <text:p text:style-name="Standard">32 - H. de Pomarco</text:p>
      <text:p text:style-name="Standard">33 - capitulum saisine docicti Machei Deeu et recogis id Stepha</text:p>
      <text:p text:style-name="Standard">34 - Videco Gurille</text:p>
      <text:p text:style-name="Standard">35 - se habuisse pecuat quam debebat hero de precio vendictnis poiecui</text:p>
      <text:p text:style-name="Standard"><text:soft-page-break/>36 - G. Berroni</text:p>
      <text:p text:style-name="Standard">37 - Item id Machers se constiont resenensorem eriga capilim de hiis que mo</text:p>
      <text:p text:style-name="Standard">38 - P. de Sorgello</text:p>
      <text:p text:style-name="Standard">39 - deberi officis ecclesie a dicto Stepphno.</text:p>
      <text:p text:style-name="Standard">40 - P. Cosalis</text:p>
      <text:p text:style-name="Standard">41 - P. Barreri</text:p>
      <text:p text:style-name="Standard">42 - P. de Condeco</text:p>
      <text:p text:style-name="Standard">43 - CHhaboliaco</text:p>
      <text:p text:style-name="Standard">44 - de Momayo</text:p>
      <text:p text:style-name="Standard">45 - Guerte</text:p>
      <text:p text:style-name="Standard">46 - ad de Senroas infrme</text:p>
      <text:p text:style-name="Standard">47 - $d</text:p>
      <text:p text:style-name="Standard">48 - et bo</text:p>
      <text:p text:style-name="Standard">49 - q ab nao vilents siit et sue commissarius et cusa</text:p>
      <text:p text:style-name="Standard">50 - 7.</text:p>
      <text:p text:style-name="Standard">51 - Piccararis</text:p>
      <text:p text:style-name="Standard">52 - Juvier</text:p>
      <text:p text:style-name="Standard">53 - .o</text:p>
      <text:p text:style-name="Standard">=FRAN_0393_09165_L.jpg=</text:p>
      <text:p text:style-name="Standard">1 - s0</text:p>
      <text:p text:style-name="Standard">2 - anno xxviii° die jovis pot brandones capolici</text:p>
      <text:p text:style-name="Standard">3 - chievit Sicti Nialari voslrdici</text:p>
      <text:p text:style-name="Standard">4 - sanct $potnus$ Sancti Johannis Lauduieu Ma. abbas fuerint defuncti Pior</text:p>
      <text:p text:style-name="Standard">5 - . Decano</text:p>
      <text:p text:style-name="Standard">6 - . Cantore</text:p>
      <text:p text:style-name="Standard">7 - de su ayo cui Paris. ac exequeet testament eis requistres deliberacionem</text:p>
      <text:p text:style-name="Standard">8 - P. Cusa</text:p>
      <text:p text:style-name="Standard">9 - $cost$ fruccm quondam dim defuncti se oblioavit ad solvondum omna</text:p>
      <text:p text:style-name="Standard">10 - que reperune defunctis debere ecclesie Par. causmracte cappe quem nacoone reparacion</text:p>
      <text:p text:style-name="Standard">11 - G. Piquet</text:p>
      <text:p text:style-name="Standard">12 - G. de Corvetoro</text:p>
      <text:p text:style-name="Standard">13 - presentibus domino Reogiullo de Losarrii plne</text:p>
      <text:p text:style-name="Standard">14 - P. de Chambliaco</text:p>
      <text:p text:style-name="Standard">15 - Vicencio Gernaille</text:p>
      <text:p text:style-name="Standard">16 - H. de Ponarco</text:p>
      <text:p text:style-name="Standard">17 - P. de Furello</text:p>
      <text:p text:style-name="Standard"><text:soft-page-break/>18 - P. Barerii</text:p>
      <text:p text:style-name="Standard">19 - G. coquteros</text:p>
      <text:p text:style-name="Standard">20 - G anno xxviii° die veneris pot brandones capitulantibus</text:p>
      <text:p text:style-name="Standard">21 - Decano</text:p>
      <text:p text:style-name="Standard">22 - cheos chopii quondam preposiois noster de reseco / promisit solvere ifu</text:p>
      <text:p text:style-name="Standard">23 - Cantore</text:p>
      <text:p text:style-name="Standard">24 - omina que debet officio horarum</text:p>
      <text:p text:style-name="Standard">25 - P. de Chabliaco</text:p>
      <text:p text:style-name="Standard">26 - debet hz</text:p>
      <text:p text:style-name="Standard">27 - Colro Ternaille</text:p>
      <text:p text:style-name="Standard">28 - P. casalis</text:p>
      <text:p text:style-name="Standard">=FRAN_0393_09166_L.jpg=</text:p>
      <text:p text:style-name="Standard">1 - Anno xxviii° die veneris pt temoniste et digia anne dite capitulantibus</text:p>
      <text:p text:style-name="Standard">2 - discordia que erat nostre clericos magitr Nutialoi et gerioe officiauri aniversariorum occasione hx</text:p>
      <text:p text:style-name="Standard">3 - . Decano</text:p>
      <text:p text:style-name="Standard">4 - haccl</text:p>
      <text:p text:style-name="Standard">5 - Par. annui redditus ab officio aniversariui racione domus $p$ le Passent non obstuncbusruci</text:p>
      <text:p text:style-name="Standard">6 - Cantore</text:p>
      <text:p text:style-name="Standard">7 - domini Reginaldi de Losana gericis dictum officium que proporebut / quod ipse non meniebat</text:p>
      <text:p text:style-name="Standard">8 - G. Piquet</text:p>
      <text:p text:style-name="Standard">9 - H. de Comodoro</text:p>
      <text:p text:style-name="Standard">10 - aliqua dict domum in recepts seu quateris suis / nec aliquid ro capiebat per ipsu domo</text:p>
      <text:p text:style-name="Standard">11 - G. Berrnn</text:p>
      <text:p text:style-name="Standard">12 - nec racione eidem noc screbat $ lobi erut illa domus etc.</text:p>
      <text:p text:style-name="Standard">13 - P. de Fugello</text:p>
      <text:p text:style-name="Standard">14 - provunciatum ft quod dictit officialis solverent dictis clerics dictum annuum redditum / et nunconi dicti</text:p>
      <text:p text:style-name="Standard">15 - domino Reginaldo quod solverent illis nomine dicti oiffici dictu redditum</text:p>
      <text:p text:style-name="Standard">16 - anno xxviii£ se ne prot locuro Jherusalem capitulume</text:p>
      <text:p text:style-name="Standard">17 - . Decano</text:p>
      <text:p text:style-name="Standard">18 - Datu sunt licencia Stephano de Placea emtiin servicio domineu comitisse a cobut</text:p>
      <text:p text:style-name="Standard">19 - et ibism scandi per duos annos a festo natvitat licteri Johannis Baptiste et si conten rodierie</text:p>
      <text:p text:style-name="Standard">20 - .Candoe</text:p>
      <text:p text:style-name="Standard">21 - sorum recuperabut denorii suas oracatalos sed si uilt in dicto servicio suo remensis</text:p>
      <text:p text:style-name="Standard">22 - Srecenore</text:p>
      <text:p text:style-name="Standard">23 - oxono non recuperilus Gullelmo Blondelli xi seo recugnon compatum eom</text:p>
      <text:p text:style-name="Standard"><text:soft-page-break/>24 - Vicencio Grnullo</text:p>
      <text:p text:style-name="Standard">25 - facinte ner se t derm Stephanum de Recepta clericorum matronalie et sufrep</text:p>
      <text:p text:style-name="Standard">26 - G. Piquet</text:p>
      <text:p text:style-name="Standard">27 - en so or compatat pro</text:p>
      <text:p text:style-name="Standard">28 - H. de Couedero</text:p>
      <text:p text:style-name="Standard">29 - t Petruo de Villebresie tsisit e capitulo licteras aperias sue suxiblo in quibu</text:p>
      <text:p text:style-name="Standard">30 - P. de Chabliaco</text:p>
      <text:p text:style-name="Standard">31 - continbatur quod ipse deponebat so de homagio pro ferdo de Viri et requirebat</text:p>
      <text:p text:style-name="Standard">32 - H. de Gouarco</text:p>
      <text:p text:style-name="Standard">33 - quod reaperte Johanni de Lengeas homagiem pro ipsi fende</text:p>
      <text:p text:style-name="Standard">34 - G. Berto</text:p>
      <text:p text:style-name="Standard">35 - P. de Suyello</text:p>
      <text:p text:style-name="Standard">36 - ano xxviii° die mstrcis protet letare jerusalem / capitulantibus in ecclesia Parisensi prope capellam dmciti Remigii</text:p>
      <text:p text:style-name="Standard">37 - . Decano</text:p>
      <text:p text:style-name="Standard">38 - ad feedit de Giriaco quod sunt defuncti domini Belloris de Lielnaco et quod post</text:p>
      <text:p text:style-name="Standard">39 - Succentore</text:p>
      <text:p text:style-name="Standard">40 - ipsum terebat Petrus de Ville Biresine fuit receptus ad homacionem</text:p>
      <text:p text:style-name="Standard">41 - Pero Barere</text:p>
      <text:p text:style-name="Standard">42 - Petrus de Bengi Ariger</text:p>
      <text:p text:style-name="Standard">43 - $ et idem arrocem obligame exper</text:p>
      <text:p text:style-name="Standard">44 - ad sacisfugiendum de omnibus</text:p>
      <text:p text:style-name="Standard">45 - daum feodum $ proalii $$ legis que legime preoffine debiter quequamebe</text:p>
      <text:p text:style-name="Standard">46 - domino $P$ Bertrando Bonifacii enoniade Par. ten domum de Vilisiaco.</text:p>
      <text:p text:style-name="Standard">47 - one peoueois d diu feodum</text:p>
      <text:p text:style-name="Standard">48 - present / domino Gerado de Piquegny milite magistro Yvene de Bon</text:p>
      <text:p text:style-name="Standard">49 - et olverio de Labalia testilicet etc.</text:p>
      <text:p text:style-name="Standard">=FRAN_0393_09167_L.jpg=</text:p>
      <text:p text:style-name="Standard">1 - e pt lecure Jolan</text:p>
      <text:p text:style-name="Standard">2 - Johiann de De data sint licenciu magistro Johanni de Arpadella tenendi pr</text:p>
      <text:p text:style-name="Standard">3 - Gantere</text:p>
      <text:p text:style-name="Standard">4 - Suecentue</text:p>
      <text:p text:style-name="Standard">5 - Clangele per ennellarum usque a festum nat Johanne</text:p>
      <text:p text:style-name="Standard">6 - G. Piquet</text:p>
      <text:p text:style-name="Standard">7 - data sue lcncia $p$ Brardo</text:p>
      <text:p text:style-name="Standard">8 - Racondi d</text:p>
      <text:p text:style-name="Standard"><text:soft-page-break/>9 - Vt</text:p>
      <text:p text:style-name="Standard">10 - late sue per lu disibue id fostu licteri Remig</text:p>
      <text:p text:style-name="Standard">11 - J. de Fodelio</text:p>
      <text:p text:style-name="Standard">12 - dedo Teriil</text:p>
      <text:p text:style-name="Standard">13 - de Perenio</text:p>
      <text:p text:style-name="Standard">14 - cnsali</text:p>
      <text:p text:style-name="Standard">15 - Larrea</text:p>
      <text:p text:style-name="Standard">16 - Cyn</text:p>
      <text:p text:style-name="Standard">17 - dexviii die lune vost judigi ne capitulantibus</text:p>
      <text:p text:style-name="Standard">18 - .Cantore</text:p>
      <text:p text:style-name="Standard">19 - dies quam habebat dominus Nicolais de Fumitate presbyter curatus de</text:p>
      <text:p text:style-name="Standard">20 - Succentore</text:p>
      <text:p text:style-name="Standard">21 - Dellis velvos diet contis comm Guibens de Autolio canonicum Sancti Sancorum</text:p>
      <text:p text:style-name="Standard">22 - G. de Comodoro</text:p>
      <text:p text:style-name="Standard">23 - Cressibus jaraum est dit</text:p>
      <text:p text:style-name="Standard">24 - Vicencio Gaville</text:p>
      <text:p text:style-name="Standard">25 - ad linne post aontarodo mtr domini ad de</text:p>
      <text:p text:style-name="Standard">26 - and sit peaciorem trodenda die veneris post fanctum Rasob dicut</text:p>
      <text:p text:style-name="Standard">27 - H. de Poniario</text:p>
      <text:p text:style-name="Standard">28 - à agistro Beuarde de Alvenut clce pares actorum et cn Deo pro l</text:p>
      <text:p text:style-name="Standard">29 - G. Piquat</text:p>
      <text:p text:style-name="Standard">30 - fiet eidem memonale in scinu de die sibr post emere ad locum</text:p>
      <text:p text:style-name="Standard">31 - P. de Frgello</text:p>
      <text:p text:style-name="Standard">32 - Bann</text:p>
      <text:p text:style-name="Standard">33 - 2.</text:p>
      <text:p text:style-name="Standard">34 - doxlei die Chauri $pt$ domitem Bares patini capitulaneibus</text:p>
      <text:p text:style-name="Standard">35 - prote vboecum redi exequeis defuncti Johannis Verchevont ofsena magtr Per</text:p>
      <text:p text:style-name="Standard">36 - Guibentore</text:p>
      <text:p text:style-name="Standard">37 - Beebegane</text:p>
      <text:p text:style-name="Standard">38 - G. Piquet</text:p>
      <text:p text:style-name="Standard">39 - G. Bertiarii</text:p>
      <text:p text:style-name="Standard">40 - deea Civille</text:p>
      <text:p text:style-name="Standard">41 - H. de Porarce</text:p>
      <text:p text:style-name="Standard">42 - deobar</text:p>
      <text:p text:style-name="Standard">43 - Barrerii</text:p>
      <text:p text:style-name="Standard">=FRAN_0393_09168_L.jpg=</text:p>
      <text:p text:style-name="Standard"><text:soft-page-break/>1 - xl viii</text:p>
      <text:p text:style-name="Standard">2 - Anno xxviii. die merois ante c ntibus</text:p>
      <text:p text:style-name="Standard">3 - Decano</text:p>
      <text:p text:style-name="Standard">4 - Cantore</text:p>
      <text:p text:style-name="Standard">5 - Michael de Marchesio cbecus promisit per niamentum suum quod de cetero non faciet veca</text:p>
      <text:p text:style-name="Standard">6 - G. Berron</text:p>
      <text:p text:style-name="Standard">7 - dudicium aliquem hospice de terra capitulo pro aliquibus que prossit eis debere nisi coram</text:p>
      <text:p text:style-name="Standard">8 - Vinanons Cravaille</text:p>
      <text:p text:style-name="Standard">9 - P. Casalis</text:p>
      <text:p text:style-name="Standard">10 - Cameriarum clerico vel camerario laico ecclesie Parisieni et si continferit vel procraverit voluit</text:p>
      <text:p text:style-name="Standard">11 - H. de Tomodoro</text:p>
      <text:p text:style-name="Standard">12 - per quolibet die mncidat in penam decen libras Pari. erga capitulum et pro hoc obligavit cpitulo</text:p>
      <text:p text:style-name="Standard">13 - H. Pomardi</text:p>
      <text:p text:style-name="Standard">14 - bona suo moblit et inobilis et hoc facio capitulum dedu eri dictos camerario in ju</text:p>
      <text:p text:style-name="Standard">15 - G. Guitte</text:p>
      <text:p text:style-name="Standard">16 - et quamlibet insolidum quod pebeudum torm es vel eorum altero ea que bosoites capituli ei debebunt</text:p>
      <text:p text:style-name="Standard">17 - extra capitulum in extra dleceas Betro Barram in manu domii Cantoris hoc promisit Pri</text:p>
      <text:p text:style-name="Standard">18 - Camerario clerico Francisco de Sancto Johanne de Quobus dunellis et fratre dicti Michaelis testi</text:p>
      <text:p text:style-name="Standard">19 - ec.</text:p>
      <text:p text:style-name="Standard">20 - anno xxix° die lune potest qomodo / capitulantibus</text:p>
      <text:p text:style-name="Standard">21 - . Decano</text:p>
      <text:p text:style-name="Standard">22 - oblat ece peo dominum</text:p>
      <text:p text:style-name="Standard">23 - Cantore</text:p>
      <text:p text:style-name="Standard">24 - Prquanti pro decimatu de Chxistolio vacante. xl. lb. pr</text:p>
      <text:p text:style-name="Standard">25 - P</text:p>
      <text:p text:style-name="Standard">26 - Archidiacono Magno</text:p>
      <text:p text:style-name="Standard">27 - Guillelmo Piqunci</text:p>
      <text:p text:style-name="Standard">28 - H. de Poniarco</text:p>
      <text:p text:style-name="Standard">29 - ed de Barris</text:p>
      <text:p text:style-name="Standard">30 - P. de Condero</text:p>
      <text:p text:style-name="Standard">31 - G. Gurerce</text:p>
      <text:p text:style-name="Standard">32 - G deo</text:p>
      <text:p text:style-name="Standard">33 - ao xxlx die morii in festo invencionis sancte Cuios capitulanneb</text:p>
      <text:p text:style-name="Standard">34 - . Decaro</text:p>
      <text:p text:style-name="Standard">35 - P. de Maiign domus claustralis Johannis de Blesis fiit vendita dicto Oudardo prv</text:p>
      <text:p text:style-name="Standard"><text:soft-page-break/>36 - Ca</text:p>
      <text:p text:style-name="Standard">37 - araidiadu magtro$$ precio iiii. lb. par. de qubi Johannes de Blesis hmomedietucem et capitulum</text:p>
      <text:p text:style-name="Standard">38 - xcicon</text:p>
      <text:p text:style-name="Standard">39 - G.</text:p>
      <text:p text:style-name="Standard">40 - rc</text:p>
      <text:p text:style-name="Standard">41 - doné de Senoiis</text:p>
      <text:p text:style-name="Standard">42 - festum Natvatius domini.</text:p>
      <text:p text:style-name="Standard">43 - P. de Coern edoro</text:p>
      <text:p text:style-name="Standard">44 - Chambriaco</text:p>
      <text:p text:style-name="Standard">45 - Item Robertus de Marrigniaco fecit fidem de suta lacr pro ipse ee</text:p>
      <text:p text:style-name="Standard">46 - pr. paedo de Bairis</text:p>
      <text:p text:style-name="Standard">47 - magistum P. de Vico et capitulum deliberaernne silii distribue</text:p>
      <text:p text:style-name="Standard">48 - P.</text:p>
      <text:p text:style-name="Standard">49 - sub caucione precedit</text:p>
      <text:p text:style-name="Standard">50 - eodeguacio</text:p>
      <text:p text:style-name="Standard">51 - Decanatus de suenare sine vendits Marciis Munerio. de Lxx</text:p>
      <text:p text:style-name="Standard">52 - J. Bonsnon</text:p>
      <text:p text:style-name="Standard">53 - Casal</text:p>
      <text:p text:style-name="Standard">=FRAN_0393_09169_L.jpg=</text:p>
      <text:p text:style-name="Standard">1 - die veneris post quasimedo capitulantibus</text:p>
      <text:p text:style-name="Standard">2 - dies quam procuratores nostr habebat contra Guillelmnum Chevars et Jaqui</text:p>
      <text:p text:style-name="Standard">3 - Bretonsi / est continuata in statu usque ad quindenam beati Johannis Baptiste dcteti ari</text:p>
      <text:p text:style-name="Standard">4 - R das Deio</text:p>
      <text:p text:style-name="Standard">5 - ista littera fint concordata en revestiano annoxxii. dio marii et festo mencionis Sancte Cruos die iiia mensis maii capitularibus decaro cnicre</text:p>
      <text:p text:style-name="Standard">6 - . P. Casulis t G. conliecte / presentibus ete milite et duobus armigeris et lictera rominacis et uni alio milice / Ri</text:p>
      <text:p text:style-name="Standard">7 - P. de Condeco H. de Grac</text:p>
      <text:p text:style-name="Standard">8 - proci rereatuta in ipso revesraro capitulonalius ipsis decano cantere Succentore . P. de Condeco P. cusolis / et presentier beati</text:p>
      <text:p text:style-name="Standard">9 - J. de Nerr itco J</text:p>
      <text:p text:style-name="Standard">10 - ecco et dictis R. de Losayoe. J. de Noa / ac dnons</text:p>
      <text:p text:style-name="Standard">11 - universis presentus licteris inspecturis. Decanus et capitulum ecclesie Parisiensis salutem in domino cum nos traxissemus in causam domintum r</text:p>
      <text:p text:style-name="Standard">12 - de Maidnunvillo militem ac Guillelmetum de Maignanvilla et Guillelmum Regiaudi Mantum doMicelle marie si</text:p>
      <text:p text:style-name="Standard"><text:soft-page-break/>13 - dicti Gaillmeti suo et dce ux sue nomine ecclesione sex viginti libraum parisiensum in quibus defunctus Guillelmus de Margnn</text:p>
      <text:p text:style-name="Standard">14 - quondam anniger ac patien dictorum Guillelmeti et Marit tenobatur dum vivebat per eagiamentum castellani Pariee def</text:p>
      <text:p text:style-name="Standard">15 - Nvicolao de Danea valle quendam familiari defunti magistri Andree Pocheren quondam concanonis nostri à qui</text:p>
      <text:p text:style-name="Standard">16 - vicolas nos quo ad hoc habobamus et habemus causam ipsisque milite Guillelmeto et Guillelmo Regnaudi dictu</text:p>
      <text:p text:style-name="Standard">17 - purod ipsi Guillelmetus et mana non erant in aliquo heredes dicti defuncti Guillelmu sed solum erant herede s d</text:p>
      <text:p text:style-name="Standard">18 - domicelle Johanne quondam uxorum dii defunis Guillelmui ac matus quendam ipsorum Guillelmeti et sorno et quod vi</text:p>
      <text:p text:style-name="Standard">19 - Guillelmetuse Guillelmus Eeguindi et maria nichil habebant nec tenebant de bonis quondam cat defuini ann</text:p>
      <text:p text:style-name="Standard">20 - debitors et se offerentibus paratos finare nobiscum pro media parte dicti debiti racione dicte defuncte domicelle Johannes</text:p>
      <text:p text:style-name="Standard">21 - quo ad aliam mediam partem dicentibus</text:p>
      <text:p text:style-name="Standard">22 - qn aliquo se nen tener plunbusque alteracinbus super hoc habits tande</text:p>
      <text:p text:style-name="Standard">23 - dictus Guillemetus filius et heres una cum dicto Maria sorore sua dicte defuncti Johanne et diactus Guillelmus Reguins</text:p>
      <text:p text:style-name="Standard">24 - suo et dicte Marie uxors sue novun recognoverunt nobis teneri in sexaginta librarus parsienem permedia parte dicti deb</text:p>
      <text:p text:style-name="Standard">25 - ad ipsos contingenter ut dicebant raeve dicte defunete deMicelle Johanne Et promiserunnt ipsi ac eciam dictus mi</text:p>
      <text:p text:style-name="Standard">26 - adeot requisito et quilibet eorum insolidum et ad melius apparentem reddere et solvere nobis dictas sexigiita libraus pn</text:p>
      <text:p text:style-name="Standard">27 - per media parte dicti debiti in huno mendis</text:p>
      <text:p text:style-name="Standard">28 - sailicet infra instati festum Pentherost quod eric anno Domini</text:p>
      <text:p text:style-name="Standard">29 - eccl ducesimo tuperinta liberas et ad festum nativitat Domini inde prope seques alios tuginta liberas prout in li er is us</text:p>
      <text:p text:style-name="Standard">30 - ficue por nobs super hoc emussem ab equsdem plenius corttinetur. Hoc acto tamen vul nos et ipsos et ab ipsisu</text:p>
      <text:p text:style-name="Standard">31 - trrdato quod sves possimus reperire ipsos militem Guillemetum Guillelmum Eenaudi et Mariam fuisse vel ess</text:p>
      <text:p text:style-name="Standard">32 - aliqua heredes dicti defuneti Guillelmus de Maignanvilla armigeri debitor seu aliquid tenere vel habuisse</text:p>
      <text:p text:style-name="Standard">33 - se $de bonis quondam dicti defuncti quod jus nostrum nobis remaneat. salvum centra ipsos quo ad recuperamus ab ipsa</text:p>
      <text:p text:style-name="Standard">34 - alias sexaginta librusm de debito predicto et quo ad hoc dictum gagramentum primum remaneat in sub robon</text:p>
      <text:p text:style-name="Standard"><text:soft-page-break/>35 - luet quo ad recperandum ab ipsis aliis dictos sexaginta libraus de debito memorato in eventu predicto seu à quieu d</text:p>
      <text:p text:style-name="Standard">36 - aliis quos reperietur fuisse vel esse heredes vel aliquid tenere de bonis quendam dicti defunti Guillelmi et premissis</text:p>
      <text:p text:style-name="Standard">37 - nobis et ipsis placuerunt et ita in premissis extitit inter nos et ipsos concordatum. In cujus rei testumenti</text:p>
      <text:p text:style-name="Standard">38 - nostrm duximus presentibus omponendus</text:p>
      <text:p text:style-name="Standard">39 - Datus anno Domini m. ccc. vicesimo neno die jovs post festaumm i</text:p>
      <text:p text:style-name="Standard">40 - nonis faneto civos in mense Mayo.</text:p>
      <text:p text:style-name="Standard">=FRAN_0393_09170_L.jpg=</text:p>
      <text:p text:style-name="Standard">1 - L</text:p>
      <text:p text:style-name="Standard">2 - aro xxix° die lune pmto mium domini capitulantali</text:p>
      <text:p text:style-name="Standard">3 - Decreno</text:p>
      <text:p text:style-name="Standard">4 - Johannes Felpri in pecuenis in grnatam specili impeterunt processoo suum etc</text:p>
      <text:p text:style-name="Standard">5 - Candere</text:p>
      <text:p text:style-name="Standard">6 - Succentore</text:p>
      <text:p text:style-name="Standard">7 - magister Philippus de Mesrilio essardi renunciarit etc.</text:p>
      <text:p text:style-name="Standard">8 - P. Casalis</text:p>
      <text:p text:style-name="Standard">9 - B. Bouifacii</text:p>
      <text:p text:style-name="Standard">10 - G. Pqueti</text:p>
      <text:p text:style-name="Standard">11 - P. Barerii</text:p>
      <text:p text:style-name="Standard">12 - G. coquatricis</text:p>
      <text:p text:style-name="Standard">13 - Anno xxixa / die meraris post mia Domini capitlantibus</text:p>
      <text:p text:style-name="Standard">14 - pro cobto de Corissico de Cathali contra Paquetam verrenam ad diem</text:p>
      <text:p text:style-name="Standard">15 - mercuris instarmentus ad procedendum in statu in quo crua due hodient et mterim</text:p>
      <text:p text:style-name="Standard">16 - magistro Johannes de Vetuna procuratore dicti Coberti debet tridere in gatam cedula</text:p>
      <text:p text:style-name="Standard">17 - factum super quo dictus actor intitru agere centis dictam saqutam ad avisd</text:p>
      <text:p text:style-name="Standard">18 - tanda. Actum cum dicte Parisiensis et dicta paqueta</text:p>
      <text:p text:style-name="Standard">19 - essi</text:p>
      <text:p text:style-name="Standard">20 - 1</text:p>
      <text:p text:style-name="Standard">21 - io die vereris ptrao egiam domini. capitulantibus</text:p>
      <text:p text:style-name="Standard">22 - Decrro</text:p>
      <text:p text:style-name="Standard">23 - cocordacie sunt cut exeques defuncti J. Ohement cacellarii frantis qure ita quod ipsi excc</text:p>
      <text:p text:style-name="Standard">24 - . Cancere</text:p>
      <text:p text:style-name="Standard">25 - drecentore</text:p>
      <text:p text:style-name="Standard">26 - de bie solvere capitulo</text:p>
      <text:p text:style-name="Standard">27 - v. xii</text:p>
      <text:p text:style-name="Standard"><text:soft-page-break/>28 - H de Ponoro</text:p>
      <text:p text:style-name="Standard">29 - J. commprie</text:p>
      <text:p text:style-name="Standard">=FRAN_0393_09171_L.jpg=</text:p>
      <text:p text:style-name="Standard">1 - anno xxviiia die sabbati pot doia di. Capitlancis</text:p>
      <text:p text:style-name="Standard">2 - Decano</text:p>
      <text:p text:style-name="Standard">3 - $ pran de caer bulla t procst h de e</text:p>
      <text:p text:style-name="Standard">4 - ar</text:p>
      <text:p text:style-name="Standard">5 - ehidiacono</text:p>
      <text:p text:style-name="Standard">6 - $que $pee dffict G. de Laudicno</text:p>
      <text:p text:style-name="Standard">7 - Succentore</text:p>
      <text:p text:style-name="Standard">8 - magister Petrus Casalis eas Par. asserens si acceptasse prebendam que vacane permo</text:p>
      <text:p text:style-name="Standard">9 - P. Casullis</text:p>
      <text:p text:style-name="Standard">10 - defunctis G. de Laud et causa sibi fuisse collatam per decaum Sancti Marcelli sub exeqi</text:p>
      <text:p text:style-name="Standard">11 - G. Piquet</text:p>
      <text:p text:style-name="Standard">12 - tem supplicant eum admicti ad eausam sub proteritui etc et idem decanus subexequi</text:p>
      <text:p text:style-name="Standard">13 - H. de Ponarco</text:p>
      <text:p text:style-name="Standard">14 - Monvit capitulandes ec admicbert pec</text:p>
      <text:p text:style-name="Standard">15 - de vico commer apud scolares de</text:p>
      <text:p text:style-name="Standard">16 - G. Gueta</text:p>
      <text:p text:style-name="Standard">17 - Dedemos eaionus petui de</text:p>
      <text:p text:style-name="Standard">18 - G. Coquetricis</text:p>
      <text:p text:style-name="Standard">19 - domino suo deberetur unde lecos bullis / id officiale decrevit dicum magistrum Prri</text:p>
      <text:p text:style-name="Standard">20 - Berengario</text:p>
      <text:p text:style-name="Standard">21 - cem priorem cendata et eum cndebrt dicto . P. de Nioeris reservans jus suam ete</text:p>
      <text:p text:style-name="Standard">22 - deinde procuratore magistri P. de Vico acceptavit sub procestatium tec dimidiam prebenl</text:p>
      <text:p text:style-name="Standard">23 - quam ceobas idm prnsalis etc. et dictus decore ejus subexequier contulit te</text:p>
      <text:p text:style-name="Standard">24 - presentibus viris ver et debecus dominus et magistris Petro dlemani Sanoni</text:p>
      <text:p text:style-name="Standard">25 - Lomoncensi Guillelmi de Gyeno $ Sancti Danani canonico in ecclesia Pari. Per</text:p>
      <text:p text:style-name="Standard">26 - de vice cantore Sanct Clodealdi Johanne de Vinolio Reginala de Losara</text:p>
      <text:p text:style-name="Standard">27 - ueno Bohic Johane de Cantu anrum et pluibis aliis et clsi</text:p>
      <text:p text:style-name="Standard">28 - anno xxix° die luno petr jubilace capitulantibus</text:p>
      <text:p text:style-name="Standard">29 - $ducane.</text:p>
      <text:p text:style-name="Standard">30 - exhibico testamto defunctis G. de Lauduno et lecto / dominus Lexbereis</text:p>
      <text:p text:style-name="Standard">31 - Cantore</text:p>
      <text:p text:style-name="Standard">32 - de Rrnia Canonic laudi excqueor nemantus in dicto testamto recegneu</text:p>
      <text:p text:style-name="Standard">33 - Succntere</text:p>
      <text:p text:style-name="Standard"><text:soft-page-break/>34 - se recenisse en se onus exequetis testament dicti defuncti nnie vires ber</text:p>
      <text:p text:style-name="Standard">35 - et</text:p>
      <text:p text:style-name="Standard">36 - Lre degario de Becisiaco</text:p>
      <text:p text:style-name="Standard">37 - quate dominus Andreos Bensardi prebite recegis se assunme sisse onus execuper ce ss</text:p>
      <text:p text:style-name="Standard">38 - de Commodoro</text:p>
      <text:p text:style-name="Standard">39 - Jugo de Porrarco</text:p>
      <text:p text:style-name="Standard">40 - Jequet</text:p>
      <text:p text:style-name="Standard">41 - presentbus magistro . P. de Castaneto domino Reginaldo de Losarra / Guillelmo</text:p>
      <text:p text:style-name="Standard">42 - de montibus magistro Roberto Biardi magistro</text:p>
      <text:p text:style-name="Standard">43 - capitulum intimavit dictis duobus executeribus presentia quod ipsi non sebr</text:p>
      <text:p text:style-name="Standard">44 - Legica / quia cidebut capitulum</text:p>
      <text:p text:style-name="Standard">=FRAN_0393_09172_L.jpg=</text:p>
      <text:p text:style-name="Standard">1 - 10.</text:p>
      <text:p text:style-name="Standard">2 - Anno xxix°. die Veneris postet aoni de Jubilace capitulaie bc</text:p>
      <text:p text:style-name="Standard">3 - Inhibitis fuit Michaeli de Muthesoyo ne icrdo croetu herendtes capituli alioi magster i don</text:p>
      <text:p text:style-name="Standard">4 - Cancore</text:p>
      <text:p text:style-name="Standard">5 - $Succentor$</text:p>
      <text:p text:style-name="Standard">6 - G. Pit</text:p>
      <text:p text:style-name="Standard">7 - H. de Ponano</text:p>
      <text:p text:style-name="Standard">8 - saro xxix° a die lune post cantuce capitulaneid</text:p>
      <text:p text:style-name="Standard">9 - duobus exequeeribus qu receperine omnus sfuit injiconi quod infra xv dies facant fier</text:p>
      <text:p text:style-name="Standard">10 - . Decano</text:p>
      <text:p text:style-name="Standard">11 - obsena defuncti thesaourari in ecclesia Pars.</text:p>
      <text:p text:style-name="Standard">12 - Cantore</text:p>
      <text:p text:style-name="Standard">13 - . Succentore</text:p>
      <text:p text:style-name="Standard">14 - G. de Cornedero</text:p>
      <text:p text:style-name="Standard">15 - Leedegis</text:p>
      <text:p text:style-name="Standard">16 - v. Piant</text:p>
      <text:p text:style-name="Standard">17 - nro xxii. die $ma p festum ascecione capitulu oiie</text:p>
      <text:p text:style-name="Standard">18 - aoumus la novs</text:p>
      <text:p text:style-name="Standard">19 - Decnno</text:p>
      <text:p text:style-name="Standard">20 - Stephans Fruchier / Michael Maron $Ra$ Johannes Diexayée pro Belonaer nu</text:p>
      <text:p text:style-name="Standard">21 - Candore</text:p>
      <text:p text:style-name="Standard">22 - cmninici e Ycur / Johannes Vuel procut Belore la Bieele et Mataer</text:p>
      <text:p text:style-name="Standard">23 - H. de Ponarco</text:p>
      <text:p text:style-name="Standard">24 - Iem ipse</text:p>
      <text:p text:style-name="Standard"><text:soft-page-break/>25 - procuratore pro colino cianors supposuere se voluntut capituli snct his que</text:p>
      <text:p text:style-name="Standard">26 - dibibuntur eisdem</text:p>
      <text:p text:style-name="Standard">=FRAN_0393_09173_L.jpg=</text:p>
      <text:p text:style-name="Standard">1 - 1</text:p>
      <text:p text:style-name="Standard">2 - recepcio Canonici</text:p>
      <text:p text:style-name="Standard">3 - Anno xxix. die lune plt critade / capitulantibus</text:p>
      <text:p text:style-name="Standard">4 - bir venri et discrete magister Jacobus Roussoloti Canonic Pr.</text:p>
      <text:p text:style-name="Standard">5 - Decano</text:p>
      <text:p text:style-name="Standard">6 - admicti ad prebendam que fuit magistri Gaufrdi de Plexti</text:p>
      <text:p text:style-name="Standard">7 - et exhibut bullas et processus / quibus lecos etc$ fuit</text:p>
      <text:p text:style-name="Standard">8 - Canderx</text:p>
      <text:p text:style-name="Standard">9 - .</text:p>
      <text:p text:style-name="Standard">10 - Stin offico suo</text:p>
      <text:p text:style-name="Standard">11 - Succentore</text:p>
      <text:p text:style-name="Standard">12 - Item magistri Guillelmus Herce expectuns in prebenda exhibins</text:p>
      <text:p text:style-name="Standard">13 - sues et bullos / et sue recepo r</text:p>
      <text:p text:style-name="Standard">14 - G. Preseti</text:p>
      <text:p text:style-name="Standard">15 - H. de Comedoro</text:p>
      <text:p text:style-name="Standard">16 - B. Boursnerr</text:p>
      <text:p text:style-name="Standard">17 - o legim professore decunonae</text:p>
      <text:p text:style-name="Standard">18 - pesesisiti capitulo had della de Bovanalle / Euole</text:p>
      <text:p text:style-name="Standard">19 - H. de Poniarco</text:p>
      <text:p text:style-name="Standard">20 - alaro apostoli Theobaldo Merodo P. divicis et hoc</text:p>
      <text:p text:style-name="Standard">21 - de insula ac cone de Curia publicus nocariis acs</text:p>
      <text:p text:style-name="Standard">22 - P. de Sunello</text:p>
      <text:p text:style-name="Standard">23 - de Curia publico eriam nocario</text:p>
      <text:p text:style-name="Standard">24 - Leedegano</text:p>
      <text:p text:style-name="Standard">25 - Bucenar</text:p>
      <text:p text:style-name="Standard">26 - ssius in ecclesia in choro prseis magistris Yvone Olavo chvale</text:p>
      <text:p text:style-name="Standard">27 - P. de Condeto</text:p>
      <text:p text:style-name="Standard">28 - hbco de insula hvone Colieio et permedm in cpitulo.</text:p>
      <text:p text:style-name="Standard">29 - P. Casulis</text:p>
      <text:p text:style-name="Standard">30 - itn capitulo corum ne hvone ipse magister Jacobus ele</text:p>
      <text:p text:style-name="Standard">31 - G. Guerce.</text:p>
      <text:p text:style-name="Standard">32 - suma ad quem et deana reeda sua cont suum vuco</text:p>
      <text:p text:style-name="Standard">33 - diocesis quod x. dies et apli sanct elapsi pro vene ad doli</text:p>
      <text:p text:style-name="Standard"><text:soft-page-break/>34 - pr t quod exorne paliene seebit in domini eia arm prob</text:p>
      <text:p text:style-name="Standard">35 - fuisse resignacione per parer dicti magistri Cuisilit.</text:p>
      <text:p text:style-name="Standard">36 - esui</text:p>
      <text:p text:style-name="Standard">37 - slli</text:p>
      <text:p text:style-name="Standard">38 - Voivones nond</text:p>
      <text:p text:style-name="Standard">39 - et per hoc dce elece presens magistris Barndo be</text:p>
      <text:p text:style-name="Standard">40 - T H. de Cornodere domini Ordiet Charna</text:p>
      <text:p text:style-name="Standard">41 - aco in dome episcopi Jsiane e et eiob</text:p>
      <text:p text:style-name="Standard">42 - gracia sibi placet ac ulcum e presentibus magistrs L. B</text:p>
      <text:p text:style-name="Standard">43 - et dicto domino Rudo Charan prleo</text:p>
      <text:p text:style-name="Standard">=FRAN_0393_09174_L.jpg=</text:p>
      <text:p text:style-name="Standard">1 - ii</text:p>
      <text:p text:style-name="Standard">2 - 3</text:p>
      <text:p text:style-name="Standard">3 - anno xxix die monciss protet festut Sancte Termicui domini estrualr capitulanaibus</text:p>
      <text:p text:style-name="Standard">4 - x</text:p>
      <text:p text:style-name="Standard">5 - prcuratoris uii vec et disoreti magistri Johannis Hautsunensis canonici</text:p>
      <text:p text:style-name="Standard">6 - . Decano</text:p>
      <text:p text:style-name="Standard">7 - exhibut licteras apostolicus et processum se grcum eidem facta de canonicum dicte eclesie et de dimid</text:p>
      <text:p text:style-name="Standard">8 - . Cantore</text:p>
      <text:p text:style-name="Standard">9 - prebenda quam magister P. Cosil obavuit et que vacare pro eo quod ipse assequet ex</text:p>
      <text:p text:style-name="Standard">10 - . Succentore</text:p>
      <text:p text:style-name="Standard">11 - prebendam indegia dicte ecclesie levcrce conem apostolice et processum a</text:p>
      <text:p text:style-name="Standard">12 - Vincricio Travaille</text:p>
      <text:p text:style-name="Standard">13 - facen et procrraeori etc que omnia narchiidonus beallis Manuconii in ecclesia aliuce</text:p>
      <text:p text:style-name="Standard">14 - G. Benfacii</text:p>
      <text:p text:style-name="Standard">15 - eus srbexequter insumano tc et capitulum recepit eum et prestia jurument conste</text:p>
      <text:p text:style-name="Standard">16 - H. de Coutedoro</text:p>
      <text:p text:style-name="Standard">17 - suie installatus in chero / et sive loc in capitulo assignats</text:p>
      <text:p text:style-name="Standard">18 - G. Piquiti</text:p>
      <text:p text:style-name="Standard">19 - H. de Ponaroo</text:p>
      <text:p text:style-name="Standard">20 - P. de Sinillo</text:p>
      <text:p text:style-name="Standard">21 - presentibus ad hoc viris bt etdistets magistris Roberto Gileberti Radulphio</text:p>
      <text:p text:style-name="Standard">22 - Jacibi Roussolea</text:p>
      <text:p text:style-name="Standard">23 - de Clirconpto a emore de Bonavalle / Eveno Behic / Johanne de Goultna</text:p>
      <text:p text:style-name="Standard">24 - Ledoyarie de Becisiau.</text:p>
      <text:p text:style-name="Standard"><text:soft-page-break/>25 - pabiendo necarios domino Rado Charine</text:p>
      <text:p text:style-name="Standard">26 - Et prius ad barram corum dicto archidiaconus subexequeero predicto dicte gracie dicti domini</text:p>
      <text:p text:style-name="Standard">27 - Johannis Haucsumey / et corum decano Sancti Marcelli excii sb execueore gracia dicte magistri</text:p>
      <text:p text:style-name="Standard">28 - .P. de Vico capnici Par. domtus procuratore dicti magistri Johannis Hauc funey exhibi</text:p>
      <text:p text:style-name="Standard">29 - licteras et processum suos rern trequisive etc. Et cue Bernardis de Vico</text:p>
      <text:p text:style-name="Standard">30 - procur dicti magistri . P. asseruit etc. et pecit decermi etc. Et ipsi</text:p>
      <text:p text:style-name="Standard">31 - declaraverunt dictum magistrum . P. de Vico non habere jus t. e reseirt</text:p>
      <text:p text:style-name="Standard">32 - reme jus eidem in alia pbenda dicte ecclesie etc.</text:p>
      <text:p text:style-name="Standard">33 - presentibus magistro Baudo Bonifici magistro Jocebo Rousselleti et magistro Guleme</text:p>
      <text:p text:style-name="Standard">34 - heree canonicis Pars. et alius cesoliet predictis</text:p>
      <text:p text:style-name="Standard">35 - Item in domo domini Par episcopi sue insinatis domino episcopo qui ridit</text:p>
      <text:p text:style-name="Standard">36 - quod sibi placebat pised R. Bonififi Jacebo Reussolet et Gulteri</text:p>
      <text:p text:style-name="Standard">37 - heree queveue de Bounnelle te</text:p>
      <text:p text:style-name="Standard">38 - dies Thoie potu canslacionus Sancti Beredicta est assui capitulo intr Stephanum Pitero Exit</text:p>
      <text:p text:style-name="Standard">39 - Roberti</text:p>
      <text:p text:style-name="Standard">40 - Jedoum Fancheur Johann Paceus Gilorm Radri Vilacim Fencherii Guillelm</text:p>
      <text:p text:style-name="Standard">41 - Sencher</text:p>
      <text:p text:style-name="Standard">42 - Jehan Le Daomoiseu et Jehan Charreterin in scrica comparuernt dicti Stephani</text:p>
      <text:p text:style-name="Standard">43 - Dt Bgidi</text:p>
      <text:p text:style-name="Standard">44 - se et aliis et curerem quibt nseli proqui corumdem ad penan xl s. pa</text:p>
      <text:p text:style-name="Standard">45 - festo beati Johannis Bapise et ecclesia Parisiensi magister Viveeti erchit caxac deci</text:p>
      <text:p text:style-name="Standard">46 - de preende</text:p>
      <text:p text:style-name="Standard">47 - Venenane preseitui Reradi lolo per adiu</text:p>
      <text:p text:style-name="Standard">=FRAN_0393_09175_L.jpg=</text:p>
      <text:p text:style-name="Standard">1 - Anno domini mli° ccc°. xxix° die dominica in crastrno festi Natviti beati Johannis Baptiste capitulantibus</text:p>
      <text:p text:style-name="Standard">2 - . Decano</text:p>
      <text:p text:style-name="Standard">3 - cotinus fuit capitulum generale ad diem crustinam</text:p>
      <text:p text:style-name="Standard">4 - . Cantore</text:p>
      <text:p text:style-name="Standard">5 - Parel magno</text:p>
      <text:p text:style-name="Standard">6 - illa die magister Jacobus Roussolleti obligaciones prebendum sctamit</text:p>
      <text:p text:style-name="Standard">7 - fucendi assignti redditum capellane quam furi in ecclesia pru</text:p>
      <text:p text:style-name="Standard">8 - Leodegario de Becisiaco</text:p>
      <text:p text:style-name="Standard">9 - .G. de Plexeyo</text:p>
      <text:p text:style-name="Standard">10 - G. Piquet</text:p>
      <text:p text:style-name="Standard">11 - P. Casalis</text:p>
      <text:p text:style-name="Standard"><text:soft-page-break/>12 - Vicecio Cuaille</text:p>
      <text:p text:style-name="Standard">13 - P. de Chabliaco</text:p>
      <text:p text:style-name="Standard">14 - P. de Fayello</text:p>
      <text:p text:style-name="Standard">15 - G. Coquacaciis</text:p>
      <text:p text:style-name="Standard">16 - B. Bonifigies</text:p>
      <text:p text:style-name="Standard">17 - R. de Martigniaco</text:p>
      <text:p text:style-name="Standard">18 - Herico de Comodoro</text:p>
      <text:p text:style-name="Standard">19 - Jacobo Boussoheci</text:p>
      <text:p text:style-name="Standard">20 - H. de Poniarco</text:p>
      <text:p text:style-name="Standard">21 - Tanno xxix. die lune pot festum nunc beati Johannis Bapiste capitulantibus in capituli conerali</text:p>
      <text:p text:style-name="Standard">22 - Dy</text:p>
      <text:p text:style-name="Standard">23 - P. de Chabliaco</text:p>
      <text:p text:style-name="Standard">24 - Decano</text:p>
      <text:p text:style-name="Standard">25 - Concordacioni est in capitulo generali quod re</text:p>
      <text:p text:style-name="Standard">26 - P. de Condeco</text:p>
      <text:p text:style-name="Standard">27 - . Cantere</text:p>
      <text:p text:style-name="Standard">28 - Johannno Priors de Medienta . C. lbras Par.</text:p>
      <text:p text:style-name="Standard">29 - H. de Ponarco</text:p>
      <text:p text:style-name="Standard">30 - . Archidiacono magno</text:p>
      <text:p text:style-name="Standard">31 - de crerentis libras in quibus excicit condemprias</text:p>
      <text:p text:style-name="Standard">32 - Somonicio de Cerivaille</text:p>
      <text:p text:style-name="Standard">33 - uccencore</text:p>
      <text:p text:style-name="Standard">34 - et quod solvendo ducentas libras pessit habe</text:p>
      <text:p text:style-name="Standard">35 - Jacobo Renssoleti</text:p>
      <text:p text:style-name="Standard">36 - G. Piquet</text:p>
      <text:p text:style-name="Standard">37 - possessiones suas</text:p>
      <text:p text:style-name="Standard">38 - Leodegano de Vecisiaco</text:p>
      <text:p text:style-name="Standard">39 - quicordatum est quod Odardus de Barris habebit fructur et</text:p>
      <text:p text:style-name="Standard">40 - B. Boufari</text:p>
      <text:p text:style-name="Standard">41 - de Calinginace non obstanti quod ille de Calvgnaco su</text:p>
      <text:p text:style-name="Standard">42 - Odo de Genes</text:p>
      <text:p text:style-name="Standard">43 - arrignnacio de</text:p>
      <text:p text:style-name="Standard">44 - C</text:p>
      <text:p text:style-name="Standard">45 - H. de Concedoro</text:p>
      <text:p text:style-name="Standard">46 - comperine deche</text:p>
      <text:p text:style-name="Standard">47 - e de grcia</text:p>
      <text:p text:style-name="Standard"><text:soft-page-break/>48 - P. $Cals cusalis</text:p>
      <text:p text:style-name="Standard">49 - buoribus recepts duvrance lice r</text:p>
      <text:p text:style-name="Standard">50 - Pb hci Bpi que</text:p>
      <text:p text:style-name="Standard">51 - Odardo de Baiis</text:p>
      <text:p text:style-name="Standard">52 - erat generale capitulum</text:p>
      <text:p text:style-name="Standard">53 - Remignis de Sanctu Margareoi $sue rea pre</text:p>
      <text:p text:style-name="Standard">54 - P. de Sugelle</text:p>
      <text:p text:style-name="Standard">55 - buillas suos et prmssum $de Ge se gatrnc sibi fent</text:p>
      <text:p text:style-name="Standard">56 - G. Agerd</text:p>
      <text:p text:style-name="Standard">57 - ebac de</text:p>
      <text:p text:style-name="Standard">=FRAN_0393_09176_L.jpg=</text:p>
      <text:p text:style-name="Standard">1 - d iiii. k. seb. E t dat gracie. xvii. t julii anno. xiii to</text:p>
      <text:p text:style-name="Standard">2 - procro magistri Johannis Hautsimensi legit nbi quondam cedulam cm tener etc. Qua lectum</text:p>
      <text:p text:style-name="Standard">3 - agiter Petrus Casalis Carticei Par. fuit reversus ad suam dimid prebiendum de consest procurator J. Hucsuves</text:p>
      <text:p text:style-name="Standard">4 - Puere Sancti Eligi magistro Theoballo cierob magistro P. Alemanni. Decano dancti Marecla</text:p>
      <text:p text:style-name="Standard">5 - Ragistro . P. de Castaneto / Reginaldo de Lesarra Johanne de Labalia / Johanne de Gueleya domino</text:p>
      <text:p text:style-name="Standard">6 - Renede Bouefcy</text:p>
      <text:p text:style-name="Standard">7 - Domino</text:p>
      <text:p text:style-name="Standard">8 - die omncis potuta festum natviati beati Johannis Baptise fuit receptis magister Remigiis de Sancta Maorgaretu ad prebbendam</text:p>
      <text:p text:style-name="Standard">9 - defuncti chesurarii et fuit dictum per capitulum quod capitulum non haberet deportum e frcailus e per eum nen</text:p>
      <text:p text:style-name="Standard">10 - ec aqui sue incepts ante fistu Johanns</text:p>
      <text:p text:style-name="Standard">11 - so xix. deceriarii prote festum nas Johannis uosque ad quam die erit capitulum generale contras</text:p>
      <text:p text:style-name="Standard">12 - capitulantibus</text:p>
      <text:p text:style-name="Standard">13 - Decano</text:p>
      <text:p text:style-name="Standard">14 - Cantore</text:p>
      <text:p text:style-name="Standard">15 - Srecentere</text:p>
      <text:p text:style-name="Standard">16 - G pcst</text:p>
      <text:p text:style-name="Standard">17 - Leodegono</text:p>
      <text:p text:style-name="Standard">18 - H. de Conedono</text:p>
      <text:p text:style-name="Standard">19 - Rodono de Sener s</text:p>
      <text:p text:style-name="Standard">20 - G. Boufaoi</text:p>
      <text:p text:style-name="Standard">21 - J. de Chobiliaco</text:p>
      <text:p text:style-name="Standard">22 - J. de Ponaoreo</text:p>
      <text:p text:style-name="Standard">23 - edardo</text:p>
      <text:p text:style-name="Standard"><text:soft-page-break/>24 - de Barris</text:p>
      <text:p text:style-name="Standard">25 - P. de Codeco</text:p>
      <text:p text:style-name="Standard">26 - Jo. Guecte</text:p>
      <text:p text:style-name="Standard">27 - R. cequetos</text:p>
      <text:p text:style-name="Standard">28 - P. de Fayello</text:p>
      <text:p text:style-name="Standard">=FRAN_0393_09177_L.jpg=</text:p>
      <text:p text:style-name="Standard">1 - xxix. die lune post fesauxe veatrum Petri et Paubi apostolorum capitulantibus</text:p>
      <text:p text:style-name="Standard">2 - dies quam dominus artius de Pomvenre Babebat ad vodie est centumata us</text:p>
      <text:p text:style-name="Standard">3 - diem veneris post instraim festum tanfulaconis beati Benedicti et fuit dictis artus presens per si</text:p>
      <text:p text:style-name="Standard">4 - Ano xxix° die mhecurrii pteo festum beati Mrcini estivalis capitulantibus</text:p>
      <text:p text:style-name="Standard">5 - Decano</text:p>
      <text:p text:style-name="Standard">6 - G. Indeci fut reperuentus cntumay tumerum concemplacione. Com</text:p>
      <text:p text:style-name="Standard">7 - Canbere</text:p>
      <text:p text:style-name="Standard">8 - de Alacionne.$esdies $qre afeeil non proceditur contr ipsum adissenus</text:p>
      <text:p text:style-name="Standard">9 - Succentore</text:p>
      <text:p text:style-name="Standard">10 - tamen de die veneris xv. diee</text:p>
      <text:p text:style-name="Standard">11 - B. Bouifa</text:p>
      <text:p text:style-name="Standard">12 - magistris Eueno et Roberto Lloiardi et pluribus aliis t</text:p>
      <text:p text:style-name="Standard">13 - P. de Chambliacoe</text:p>
      <text:p text:style-name="Standard">14 - re</text:p>
      <text:p text:style-name="Standard">15 - H. de Poniario</text:p>
      <text:p text:style-name="Standard">16 - P. dies est asseroei statu que mnataulanes et parochiares</text:p>
      <text:p text:style-name="Standard">17 - de Bulreolis $m$ ad axu instat</text:p>
      <text:p text:style-name="Standard">18 - G. Piquat</text:p>
      <text:p text:style-name="Standard">19 - doc Jcex abs</text:p>
      <text:p text:style-name="Standard">20 - advetati / $p dice cum Lauencio Paguille et Johanne Goul</text:p>
      <text:p text:style-name="Standard">21 - G. de Cornedoro</text:p>
      <text:p text:style-name="Standard">22 - macrilario ville</text:p>
      <text:p text:style-name="Standard">23 - P. Cusalis</text:p>
      <text:p text:style-name="Standard">24 - P. de Codeco</text:p>
      <text:p text:style-name="Standard">25 - E. de Marrignaco</text:p>
      <text:p text:style-name="Standard">26 - odardus de Barrio</text:p>
      <text:p text:style-name="Standard">27 - Ja. Roussoloti</text:p>
      <text:p text:style-name="Standard">28 - G. Guecte</text:p>
      <text:p text:style-name="Standard">29 - G. Coqantois.</text:p>
      <text:p text:style-name="Standard">=FRAN_0393_09178_L.jpg=</text:p>
      <text:p text:style-name="Standard"><text:soft-page-break/>1 - 10</text:p>
      <text:p text:style-name="Standard">2 - er xxix die jovis pape Gerramum esti capitularicam</text:p>
      <text:p text:style-name="Standard">3 - .</text:p>
      <text:p text:style-name="Standard">4 - protestati fuens quod non incont aliquid facere in prejidicium gracie</text:p>
      <text:p text:style-name="Standard">5 - Decino</text:p>
      <text:p text:style-name="Standard">6 - acore</text:p>
      <text:p text:style-name="Standard">7 - sacte itante etc.</text:p>
      <text:p text:style-name="Standard">8 - Succentore</text:p>
      <text:p text:style-name="Standard">9 - deinde protestacione predictu prmissa H. de Ponarco et P. de Codeco abt</text:p>
      <text:p text:style-name="Standard">10 - G. Piquet</text:p>
      <text:p text:style-name="Standard">11 - ogo</text:p>
      <text:p text:style-name="Standard">12 - capitulum dedat potestatem providendi persore ydonee de Capiceriat</text:p>
      <text:p text:style-name="Standard">13 - G de Ponrarco</text:p>
      <text:p text:style-name="Standard">14 - ecclesie Sancti Mendia ho vacavit per mortem defunctis domini Stephani de Meledi</text:p>
      <text:p text:style-name="Standard">15 - P. de Condeto</text:p>
      <text:p text:style-name="Standard">16 - asserverunt quod $o$ erunc concendes de ipso conflendo et isu concelet magistro</text:p>
      <text:p text:style-name="Standard">17 - Rardo de Bairis</text:p>
      <text:p text:style-name="Standard">18 - Pecri aproboli de Cront in sacra pagrua id resdi ps qacn</text:p>
      <text:p text:style-name="Standard">19 - Cestis</text:p>
      <text:p text:style-name="Standard">20 - prses comrum J. de Sabandu. J. de Dercelian. $dlab$ Yu</text:p>
      <text:p text:style-name="Standard">21 - G. de Comedons</text:p>
      <text:p text:style-name="Standard">22 - et domino Eruano de Planns preco</text:p>
      <text:p text:style-name="Standard">23 - J. de Chabliaco</text:p>
      <text:p text:style-name="Standard">24 - . Guetce</text:p>
      <text:p text:style-name="Standard">25 - . Casalis</text:p>
      <text:p text:style-name="Standard">26 - J. de Sugello</text:p>
      <text:p text:style-name="Standard">27 - . Cequrtes</text:p>
      <text:p text:style-name="Standard">28 - anno xxixa die veetus protet festum beati Marcini estuilis capitulane cibri</text:p>
      <text:p text:style-name="Standard">29 - ecaro</text:p>
      <text:p text:style-name="Standard">30 - Cantere</text:p>
      <text:p text:style-name="Standard">31 - dies quam habet procurator capituli hos</text:p>
      <text:p text:style-name="Standard">32 - Srccorre</text:p>
      <text:p text:style-name="Standard">33 - promuincatum est capitulu ron debere habere anatum de prebonda thesaururii quam partiem tenet</text:p>
      <text:p text:style-name="Standard">34 - Leodegis de Verisiaco</text:p>
      <text:p text:style-name="Standard">35 - Reigus de Sancta carn meta</text:p>
      <text:p text:style-name="Standard">36 - . Jquet</text:p>
      <text:p text:style-name="Standard"><text:soft-page-break/>37 - G. de Comebaro</text:p>
      <text:p text:style-name="Standard">38 - P. Boufeio</text:p>
      <text:p text:style-name="Standard">39 - H. de Ponorce</text:p>
      <text:p text:style-name="Standard">40 - G. de Fangello</text:p>
      <text:p text:style-name="Standard">41 - P. Guerce</text:p>
      <text:p text:style-name="Standard">42 - J. de Marrigelio</text:p>
      <text:p text:style-name="Standard">=FRAN_0393_09179_L.jpg=</text:p>
      <text:p text:style-name="Standard">1 - xxix die lune post sesau de Marim esouale capitularde</text:p>
      <text:p text:style-name="Standard">2 - dies quam habebatt benedictis de mente Gualli contra capitulum et contra usque ad d</text:p>
      <text:p text:style-name="Standard">3 - dies datus cum dohains de Chatali procuratore dicti Rer adjovente dicta die</text:p>
      <text:p text:style-name="Standard">4 - videlicet de lune post fests Magdalis dictnus procuratore dicti Benedicti campart sufficionter.</text:p>
      <text:p text:style-name="Standard">5 - etuo invenit aliquem qui peteret aliquid al eo et cia ob hoc dedimus lituteram ee</text:p>
      <text:p text:style-name="Standard">6 - anno xxix° die mercurii prtt festum beati Benedicti estis capitulantibus</text:p>
      <text:p text:style-name="Standard">7 - .Decano</text:p>
      <text:p text:style-name="Standard">8 - dominus . G. Hideci Canrtici Sancti Dyoni de Passu in eccesia Par. confessus fut quod prohaci</text:p>
      <text:p text:style-name="Standard">9 - . Cantore</text:p>
      <text:p text:style-name="Standard">10 - collacions sibi prebenda Sancti Dyonisi / ipse $peros habuit parrechialem ecclesiaum domiti</text:p>
      <text:p text:style-name="Standard">11 - . Succentore</text:p>
      <text:p text:style-name="Standard">12 - nero Genomar diocesis</text:p>
      <text:p text:style-name="Standard">13 - G. Piqueti</text:p>
      <text:p text:style-name="Standard">14 - leodegis</text:p>
      <text:p text:style-name="Standard">15 - p magistro Cce rchic</text:p>
      <text:p text:style-name="Standard">16 - H. de Comodero</text:p>
      <text:p text:style-name="Standard">17 - Beginaldo de Losaira</text:p>
      <text:p text:style-name="Standard">18 - B. Bourfacis</text:p>
      <text:p text:style-name="Standard">19 - Cameraro laico</text:p>
      <text:p text:style-name="Standard">20 - Girencio Tervaille</text:p>
      <text:p text:style-name="Standard">21 - Erdone de Senonis</text:p>
      <text:p text:style-name="Standard">22 - P. de Sngello</text:p>
      <text:p text:style-name="Standard">23 - Ceanenonee</text:p>
      <text:p text:style-name="Standard">24 - do xxix°. die chavii proc festn Magdalis capitulanolii</text:p>
      <text:p text:style-name="Standard">25 - . Decano</text:p>
      <text:p text:style-name="Standard">26 - magister Peoris</text:p>
      <text:p text:style-name="Standard">27 - proouratre Gaufrli de Plauha Pullicone bullas</text:p>
      <text:p text:style-name="Standard">28 - Cantore</text:p>
      <text:p text:style-name="Standard">29 - processumo suos se capueriatu Sancti Mediam qui vacavit permortem magister</text:p>
      <text:p text:style-name="Standard"><text:soft-page-break/>30 - Vicicio Gernaille</text:p>
      <text:p text:style-name="Standard">31 - doe Meleduno</text:p>
      <text:p text:style-name="Standard">32 - G. de Corvedore</text:p>
      <text:p text:style-name="Standard">33 - P. Casali</text:p>
      <text:p text:style-name="Standard">34 - G. Bonifirt</text:p>
      <text:p text:style-name="Standard">35 - D. $Cagali de Fegello</text:p>
      <text:p text:style-name="Standard">36 - Crdogio</text:p>
      <text:p text:style-name="Standard">37 - presntius magistro Eveno Bohic et magistro Roberto Boardi</text:p>
      <text:p text:style-name="Standard">38 - G. Guetoe</text:p>
      <text:p text:style-name="Standard">39 - G. Coquecue</text:p>
      <text:p text:style-name="Standard">40 - x6</text:p>
      <text:p text:style-name="Standard">41 - Pccaris</text:p>
      <text:p text:style-name="Standard">42 - G. cantor . B. Bonifi.P. Casalis. P. de Fugello receperunt ipsum quancum in ipso ejus</text:p>
      <text:p text:style-name="Standard">43 - et recepit cantor juramentum a pero presentibus magistro Gono Lichic et</text:p>
      <text:p text:style-name="Standard">44 - Jehmerico Gy olloo domini regis.</text:p>
      <text:p text:style-name="Standard">=FRAN_0393_09180_L.jpg=</text:p>
      <text:p text:style-name="Standard">1 - anno xxixa die dems i vigilia festi veate Marie magister Capitulan</text:p>
      <text:p text:style-name="Standard">2 - dixerunt quod vollebant qunatin dcere gracie apud pe</text:p>
      <text:p text:style-name="Standard">3 - Cantoro</text:p>
      <text:p text:style-name="Standard">4 - de capiteriaci Sancti Mederici que vacane pro abiit Stephani de Maledi</text:p>
      <text:p text:style-name="Standard">5 - oi centto Gennaille</text:p>
      <text:p text:style-name="Standard">6 - Hau accepcacione fancto</text:p>
      <text:p text:style-name="Standard">7 - ad dictum capiceriarum oum libet jure salvo</text:p>
      <text:p text:style-name="Standard">8 - G. Bouisirii</text:p>
      <text:p text:style-name="Standard">9 - ipsu recipiebant</text:p>
      <text:p text:style-name="Standard">10 - H. deo Cerredono</text:p>
      <text:p text:style-name="Standard">11 - psenis crroto $per$ creto Bohic domino Ocepihano de Montestiraolio canonico Sancti Dyonisi d</text:p>
      <text:p text:style-name="Standard">12 - P. de Fugello</text:p>
      <text:p text:style-name="Standard">13 - possu Gullermo Renre Jacebo de Sencal Egidio clerco et</text:p>
      <text:p text:style-name="Standard">14 - u</text:p>
      <text:p text:style-name="Standard">15 - Aanno xxiii° die morpi post festum Petr ad Bincrula capitulaneili</text:p>
      <text:p text:style-name="Standard">16 - .</text:p>
      <text:p text:style-name="Standard">17 - Decino</text:p>
      <text:p text:style-name="Standard">18 - Guardus Reginaldi clericis procuatr ubstati Gaufedi de Plania capiclerii alteri Sancti Medrie</text:p>
      <text:p text:style-name="Standard">19 - lentore</text:p>
      <text:p text:style-name="Standard"><text:soft-page-break/>20 - prestitit juramedicti in aniar dicti domini sui prove est consuetum tem perit deliberari finetur capiceria</text:p>
      <text:p text:style-name="Standard">21 - Succentore</text:p>
      <text:p text:style-name="Standard">22 - dominis decunus refundit quod de constretudine decuratur sui necoro ipsobus fuat firntur suos qusqer quat</text:p>
      <text:p text:style-name="Standard">23 - vou finem in sacrus etc. Et cuc fuit exerdatum ex comnta assesu quod dominus Beric de Christolio presbyter</text:p>
      <text:p text:style-name="Standard">24 - Piqut</text:p>
      <text:p text:style-name="Standard">25 - et docesa Sancti Mederici beneficiacus recipiat fructus nemine dicti domini dedami serme dicti capenser</text:p>
      <text:p text:style-name="Standard">26 - de Cornoboro</text:p>
      <text:p text:style-name="Standard">27 - illius eorum qui jus habebat et serrabit et manu sequestra et dominus Decanus favet detm domini pi</text:p>
      <text:p text:style-name="Standard">28 - Jobo Rousselleri</text:p>
      <text:p text:style-name="Standard">29 - se hoc duran</text:p>
      <text:p text:style-name="Standard">30 - Castalis</text:p>
      <text:p text:style-name="Standard">31 - presentbus ad hoc magistro Hugene de Vellieus adrocuco domino Reginaldo de Losarra magnum</text:p>
      <text:p text:style-name="Standard">32 - Johanne de Brelio</text:p>
      <text:p text:style-name="Standard">33 - File Johannis Le Fembreur</text:p>
      <text:p text:style-name="Standard">34 - Johannes de Cicholaro Cavit ad peram. x. lb. pro relectum et heredibus deffncti Johannis Magitri</text:p>
      <text:p text:style-name="Standard">35 - est contra ad xv. dies</text:p>
      <text:p text:style-name="Standard">36 - ad $bieustum$ veneris just</text:p>
      <text:p text:style-name="Standard">37 - Johann La Rege Exequntem defuncti Marici pro dome</text:p>
      <text:p text:style-name="Standard">38 - i statu ita quod infra illa domino debet solvere</text:p>
      <text:p text:style-name="Standard">39 - Dei et Hugo de Ge</text:p>
      <text:p text:style-name="Standard">40 - x lb. pro legis deffuncti dicto</text:p>
      <text:p text:style-name="Standard">41 - Hancello procurator et</text:p>
      <text:p text:style-name="Standard">42 - ad lune instiats et stuti i</text:p>
      <text:p text:style-name="Standard">43 - Johanne hoc consens et trag</text:p>
      <text:p text:style-name="Standard">44 - $ aba Boueelli exequceno</text:p>
      <text:p text:style-name="Standard">45 - y</text:p>
      <text:p text:style-name="Standard">46 - Johanns Le Ferrbeur fuit absolutis al exitocaoss agt des tucod soit</text:p>
      <text:p text:style-name="Standard">47 - juauit</text:p>
      <text:p text:style-name="Standard">48 - Lunt Par. ubicerot deccuus in presier</text:p>
      <text:p text:style-name="Standard">49 - corum magistro Gueno Bohit e Yvoni</text:p>
      <text:p text:style-name="Standard">50 - rg</text:p>
      <text:p text:style-name="Standard">51 - vel deut store dict ecrs nobis de quele et expens e muxara de Sanct Per d</text:p>
      <text:p text:style-name="Standard"><text:soft-page-break/>52 - excomunicatu</text:p>
      <text:p text:style-name="Standard">=FRAN_0393_09181_L.jpg=</text:p>
      <text:p text:style-name="Standard">1 - 1</text:p>
      <text:p text:style-name="Standard">2 - recepcio canonico</text:p>
      <text:p text:style-name="Standard">3 - anno xxix°. die sablti pt Laurebim capitulan demi</text:p>
      <text:p text:style-name="Standard">4 - Decano</text:p>
      <text:p text:style-name="Standard">5 - magister Remignis de Sancta Margureta Cania Par. in prebe da que sue.</text:p>
      <text:p text:style-name="Standard">6 - Suegentere</text:p>
      <text:p text:style-name="Standard">7 - de Laud fuit receptus in propria persona et juravit etc.</text:p>
      <text:p text:style-name="Standard">8 - Ordene de Serronis</text:p>
      <text:p text:style-name="Standard">9 - G. Giquent</text:p>
      <text:p text:style-name="Standard">10 - H.o de Cemedoro</text:p>
      <text:p text:style-name="Standard">11 - P. Casalis</text:p>
      <text:p text:style-name="Standard">12 - press abbate Saincti Monasterii / domino diocore de Caritate archidiacono doun</text:p>
      <text:p text:style-name="Standard">13 - P. de Fayello</text:p>
      <text:p text:style-name="Standard">14 - domino Johanne de Nea et pluribus aliistc. tc.</text:p>
      <text:p text:style-name="Standard">15 - anno xxix° die mharrii in ceristruo festi Assumptais beate Magiter Virginis capitulantibus</text:p>
      <text:p text:style-name="Standard">16 - Decano</text:p>
      <text:p text:style-name="Standard">17 - Johannes de Parisius serviens Castelleti par. qu recegneut se acen</text:p>
      <text:p text:style-name="Standard">18 - Cantore</text:p>
      <text:p text:style-name="Standard">19 - quendam eusom quemdam Circellum $et Beclem$ quos invenerat in bo</text:p>
      <text:p text:style-name="Standard">20 - asprcusse</text:p>
      <text:p text:style-name="Standard">21 - G. Piquet</text:p>
      <text:p text:style-name="Standard">22 - et cicusse ad castelletum Pars.ens ad certam diem</text:p>
      <text:p text:style-name="Standard">23 - P. Casalis</text:p>
      <text:p text:style-name="Standard">24 - anno xxix° die veneris potto festum Assupcionie beate Mrie virginis capitulantibus</text:p>
      <text:p text:style-name="Standard">25 - Prube</text:p>
      <text:p text:style-name="Standard">26 - Cantore</text:p>
      <text:p text:style-name="Standard">27 - Abbos monasterii Sancti Peter Vivi Beneti</text:p>
      <text:p text:style-name="Standard">28 - Succentore</text:p>
      <text:p text:style-name="Standard">29 - quantum ad inquestit faciendam super vuilveratiis factis per marachum</text:p>
      <text:p text:style-name="Standard">30 - etc. et quancum ad satisfuctionem / et promisit stare ordinacioni</text:p>
      <text:p text:style-name="Standard">31 - G. Ycquet</text:p>
      <text:p text:style-name="Standard">32 - capituli quantu ad emendam si emenda debene tc et de consilio</text:p>
      <text:p text:style-name="Standard">33 - Lec degurio de Becisiaco</text:p>
      <text:p text:style-name="Standard">34 - capituli puniet deliquantes et obligacon quo ad hoc t presentibus</text:p>
      <text:p text:style-name="Standard"><text:soft-page-break/>35 - Hero de Cornebore</text:p>
      <text:p text:style-name="Standard">36 - magistro Hugono de Velliao $ho$ Bchic.</text:p>
      <text:p text:style-name="Standard">37 - B. Boursnon</text:p>
      <text:p text:style-name="Standard">38 - Gilie</text:p>
      <text:p text:style-name="Standard">39 - Obore de Senons</text:p>
      <text:p text:style-name="Standard">40 - Hodie in trbi septimenis ad contra dominum de Courpalay et con</text:p>
      <text:p text:style-name="Standard">41 - Ausold de Frryello in statai psibus dnsoldo pro se et cum</text:p>
      <text:p text:style-name="Standard">42 - Renugis de Sancta Maigureta</text:p>
      <text:p text:style-name="Standard">43 - Boucet procuratore dicti militis / et id procurt reportant procurator</text:p>
      <text:p text:style-name="Standard">44 - P. de Fayello</text:p>
      <text:p text:style-name="Standard">45 - et promisio reperture ad dine illud procuraterrum vic capbat habet</text:p>
      <text:p text:style-name="Standard">46 - P. de Villaris</text:p>
      <text:p text:style-name="Standard">47 - cepiam</text:p>
      <text:p text:style-name="Standard">48 - Item corcia illos de coversio est dies corsentis ad lune post festum Beoc</text:p>
      <text:p text:style-name="Standard">49 - +. Lupi</text:p>
      <text:p text:style-name="Standard">50 - a durand Et hodie illi qui sumum pro ipsis cosm</text:p>
      <text:p text:style-name="Standard">51 - filius capitulo</text:p>
      <text:p text:style-name="Standard">52 - xliii sdla avone in villa de Caversio et paments</text:p>
      <text:p text:style-name="Standard">53 - etom posssestis a tenentibis easdem seb opunum debei eis qualbet retr e</text:p>
      <text:p text:style-name="Standard">=FRAN_0393_09182_L.jpg=</text:p>
      <text:p text:style-name="Standard">1 - 11</text:p>
      <text:p text:style-name="Standard">2 - anno xxix die mercurii in vigilia festi Bertholomei in capitulo generali</text:p>
      <text:p text:style-name="Standard">3 - . Episco.</text:p>
      <text:p text:style-name="Standard">4 - . Decano</text:p>
      <text:p text:style-name="Standard">5 - Cantore</text:p>
      <text:p text:style-name="Standard">6 - . Succentore</text:p>
      <text:p text:style-name="Standard">7 - Odene de Senonis</text:p>
      <text:p text:style-name="Standard">8 - Hbero de Cornodore</text:p>
      <text:p text:style-name="Standard">9 - Lee degurio de Betisiaco</text:p>
      <text:p text:style-name="Standard">10 - P. Casalis</text:p>
      <text:p text:style-name="Standard">11 - P. de Condeco</text:p>
      <text:p text:style-name="Standard">12 - B. Boursaci</text:p>
      <text:p text:style-name="Standard">13 - .</text:p>
      <text:p text:style-name="Standard">14 - B. Piquet</text:p>
      <text:p text:style-name="Standard">15 - P. de Fugello</text:p>
      <text:p text:style-name="Standard">16 - Roberto de Marrigiaco</text:p>
      <text:p text:style-name="Standard"><text:soft-page-break/>17 - R. de Sancta Margareta</text:p>
      <text:p text:style-name="Standard">18 - 8</text:p>
      <text:p text:style-name="Standard">19 - Ry die veneris post festum Bethoui apistuli carlanribis</text:p>
      <text:p text:style-name="Standard">20 - dcore</text:p>
      <text:p text:style-name="Standard">21 - u</text:p>
      <text:p text:style-name="Standard">22 - Maria aa Pasquere Johanna et dalixdis filie</text:p>
      <text:p text:style-name="Standard">23 - P. Cgalis</text:p>
      <text:p text:style-name="Standard">24 - P. de Condeco</text:p>
      <text:p text:style-name="Standard">25 - Jd. de Sayel</text:p>
      <text:p text:style-name="Standard">26 - . Pti</text:p>
      <text:p text:style-name="Standard">27 - Comodoro</text:p>
      <text:p text:style-name="Standard">28 - no</text:p>
      <text:p text:style-name="Standard">29 - Detilx</text:p>
      <text:p text:style-name="Standard">30 - de Marriganico</text:p>
      <text:p text:style-name="Standard">31 - J. de Seneriis</text:p>
      <text:p text:style-name="Standard">=FRAN_0393_09183_L.jpg=</text:p>
      <text:p text:style-name="Standard">1 - Anno xxix° die lune pot uthleit captila icibuem i ecclesia Jc Dyonsi de Passu</text:p>
      <text:p text:style-name="Standard">2 - . Candere</text:p>
      <text:p text:style-name="Standard">3 - capitulu saisine terrum ad que Guillelmus Pecherel fecit presserun t</text:p>
      <text:p text:style-name="Standard">4 - Succentore</text:p>
      <text:p text:style-name="Standard">5 - sut$ signficatum Robrno de Maldesteur procurator eid dies est assus</text:p>
      <text:p text:style-name="Standard">6 - dicto Guillelmo ad $lunet$ mercuni pt Egid</text:p>
      <text:p text:style-name="Standard">7 - G. Housirt</text:p>
      <text:p text:style-name="Standard">8 - Edone de Heens</text:p>
      <text:p text:style-name="Standard">9 - Baignoletus habunit mracicoteriam que fire Stephanne de Leilla judea</text:p>
      <text:p text:style-name="Standard">10 - G. de Cormlero</text:p>
      <text:p text:style-name="Standard">11 - poredatus est quod Guillelmus de Veeulra sic sufficiens habeat demaris macui</text:p>
      <text:p text:style-name="Standard">12 - G. Piquet</text:p>
      <text:p text:style-name="Standard">13 - P. de Villars</text:p>
      <text:p text:style-name="Standard">14 - P. Casali</text:p>
      <text:p text:style-name="Standard">15 - factum est vale Guillelmus Picherel $bena$ excurpavit et diti a her que est capituli una</text:p>
      <text:p text:style-name="Standard">16 - oircam que debebat pressivam absque licedia capituli in massura sua et ilud levavit pressor</text:p>
      <text:p text:style-name="Standard">17 - absque licenia canu licet nnquam funnt visit quod eet iba pressoerum tmn dampnum capituli de xx</text:p>
      <text:p text:style-name="Standard">18 - e cerrorasum / nac ipsi</text:p>
      <text:p text:style-name="Standard">19 - boba per. ann redditur quia pressorium capituli quod est banerum est per</text:p>
      <text:p text:style-name="Standard">20 - vene i que ilbu ad dictum pressonum bannerium / ad illud quod de nono seut et fui</text:p>
      <text:p text:style-name="Standard"><text:soft-page-break/>21 - ibi visid quod tempere militis a quo capitulum habet cum quodam homo nisis $sie$ fucre b pressi</text:p>
      <text:p text:style-name="Standard">22 - miles dopavit cordas et ferit omnie enelli / icem eciam excrpant quandam</text:p>
      <text:p text:style-name="Standard">23 - i</text:p>
      <text:p text:style-name="Standard">24 - Item ipsemet cumquam serviens regis cicut hospicque eca</text:p>
      <text:p text:style-name="Standard">25 - Viviea et dao Jardu</text:p>
      <text:p text:style-name="Standard">26 - quos preposit capituli habet justiciare / apud noncissi corm preposito regis in prejdicine l</text:p>
      <text:p text:style-name="Standard">27 - e capituli ipso suemissus ein justiciado eos</text:p>
      <text:p text:style-name="Standard">28 - Anno xxix. die lune post festum vetrm Egidii et lupi capitulantibus</text:p>
      <text:p text:style-name="Standard">29 - 3.</text:p>
      <text:p text:style-name="Standard">30 - de Chavmaco</text:p>
      <text:p text:style-name="Standard">31 - Dies quam prepositus $caluenis alias dictis de sequicourt habeba</text:p>
      <text:p text:style-name="Standard">32 - Decano</text:p>
      <text:p text:style-name="Standard">33 - contra capitulum ad diem lune post festum veorum Cardii et luxi</text:p>
      <text:p text:style-name="Standard">34 - Cantore</text:p>
      <text:p text:style-name="Standard">35 - Lauy</text:p>
      <text:p text:style-name="Standard">36 - capitulo est continueratarita usque ad diem anam ost festum beati Mathi</text:p>
      <text:p text:style-name="Standard">37 - B. Couisner</text:p>
      <text:p text:style-name="Standard">38 - prodit venae $datus cum revero vilart prorer dicti prpsiti</text:p>
      <text:p text:style-name="Standard">39 - Odardo de Barris</text:p>
      <text:p text:style-name="Standard">40 - concendatis fuit ne. abbaterm mpostori Sancti Peter viri ex una parte</text:p>
      <text:p text:style-name="Standard">41 - G. Piquet</text:p>
      <text:p text:style-name="Standard">42 - magister Jacebus de Miserias</text:p>
      <text:p text:style-name="Standard">43 - Conmpari</text:p>
      <text:p text:style-name="Standard">44 - capitulum quod coffict turonensius pro abbate et erdo de Senonis iundici</text:p>
      <text:p text:style-name="Standard">45 - P. de Jugello</text:p>
      <text:p text:style-name="Standard">46 - s pustum xc. et si ron possit cocordare / dominus</text:p>
      <text:p text:style-name="Standard">47 - samari Senonsi erit teres ecc. et ad recipie</text:p>
      <text:p text:style-name="Standard">48 - teste et jrari facbus et abselvent tc et ad exra</text:p>
      <text:p text:style-name="Standard">49 - ceste sant deputia Duscreti vn magister Evenull</text:p>
      <text:p text:style-name="Standard">50 - Et</text:p>
      <text:p text:style-name="Standard">=FRAN_0393_09184_L.jpg=</text:p>
      <text:p text:style-name="Standard">1 - m st prolucione testu / videcone repeocacionis e judicibue que reparaciones eunt admittende</text:p>
      <text:p text:style-name="Standard">2 - 19</text:p>
      <text:p text:style-name="Standard">3 - cestres super reprobacionibus etc. et quod iud</text:p>
      <text:p text:style-name="Standard">4 - de proviserint capitulum et abbas sub pera mille librarum Par. raco marate pacco cene duecio ost duo</text:p>
      <text:p text:style-name="Standard"><text:soft-page-break/>5 - judicis aricabulos compositores seu vnere ex ipsts cum dicto deo ordiabin te</text:p>
      <text:p text:style-name="Standard">6 - qro Maistro $Beobchic magistro Roberto domin R. de Losarri magistro G. de Gyero</text:p>
      <text:p text:style-name="Standard">7 - St magister Egidius Gebe hoine iictacene de eicco libras recipiots et Johanne de Servtonu</text:p>
      <text:p text:style-name="Standard">8 - et crovisit dictis ecco libiras defferre magistro . G. de Gyeno nisis tres septuraras</text:p>
      <text:p text:style-name="Standard">9 - ct pro dicto Johanne de Seneauit / comparue hodio reverus Woillare et yar et consensit</text:p>
      <text:p text:style-name="Standard">10 - id Johannes insra xv. dies reddat ipsas. Geco librus et nisi infra dictum terminm solve</text:p>
      <text:p text:style-name="Standard">11 - conssesit quod de die hadierra sic exceneatus</text:p>
      <text:p text:style-name="Standard">=FRAN_0393_09185_L.jpg=</text:p>
      <text:p text:style-name="Standard">1 - 110.</text:p>
      <text:p text:style-name="Standard">2 - anno xxix° die chori $p$ ac festam Natviati beate Maie Virginis Cape di</text:p>
      <text:p text:style-name="Standard">3 - . Decano</text:p>
      <text:p text:style-name="Standard">4 - procrator Gauped de Plana alterios capitio</text:p>
      <text:p text:style-name="Standard">5 - Medie requsebus fineturs sibi delibere</text:p>
      <text:p text:style-name="Standard">6 - J. Gantere</text:p>
      <text:p text:style-name="Standard">7 - . Succentore</text:p>
      <text:p text:style-name="Standard">8 - G. Piqt</text:p>
      <text:p text:style-name="Standard">9 - Bincencio Terveille</text:p>
      <text:p text:style-name="Standard">10 - Odarde de Bais</text:p>
      <text:p text:style-name="Standard">11 - Gaillardo</text:p>
      <text:p text:style-name="Standard">12 - P. de Fayello</text:p>
      <text:p text:style-name="Standard">13 - s magistro Roberto Borardi magistro Johanne de Brelio Reg de</text:p>
      <text:p text:style-name="Standard">14 - G. Guetos</text:p>
      <text:p text:style-name="Standard">15 - destilet r</text:p>
      <text:p text:style-name="Standard">16 - Abbos set Petri $un preses et procurator capituli assetmanerem</text:p>
      <text:p text:style-name="Standard">17 - anno xxxx° dio sablatim peresesisi natvitati beate cohi capulti</text:p>
      <text:p text:style-name="Standard">18 - Fiat commissio . P. de Meled et Erdardo de Baris quod insticene prepsits et serveind</text:p>
      <text:p text:style-name="Standard">19 - . Cantore</text:p>
      <text:p text:style-name="Standard">20 - pro Brdium</text:p>
      <text:p text:style-name="Standard">21 - .Succentore</text:p>
      <text:p text:style-name="Standard">22 - H archidiacono</text:p>
      <text:p text:style-name="Standard">23 - eide de Serons</text:p>
      <text:p text:style-name="Standard">24 - Robertus de Ohonciaco cuus Par. e endate capitulo si reparactiure culpalitus</text:p>
      <text:p text:style-name="Standard">25 - Odudo de Bauris</text:p>
      <text:p text:style-name="Standard">26 - salvis eclee et deffenisionibus $subip provsi$ et voluit quod la</text:p>
      <text:p text:style-name="Standard">27 - Vicencio Trinville</text:p>
      <text:p text:style-name="Standard">28 - idrat suppeins de inuendicions ipsorum</text:p>
      <text:p text:style-name="Standard"><text:soft-page-break/>29 - Philio de Meled</text:p>
      <text:p text:style-name="Standard">30 - Brerndo Benefi</text:p>
      <text:p text:style-name="Standard">31 - presenibus magistro Euo Bohie</text:p>
      <text:p text:style-name="Standard">32 - P. Casulais</text:p>
      <text:p text:style-name="Standard">33 - P. de Fagello</text:p>
      <text:p text:style-name="Standard">=FRAN_0393_09186_L.jpg=</text:p>
      <text:p text:style-name="Standard">1 - ano xxix° dio vine pt festum natvits licte mra viginis capianibus</text:p>
      <text:p text:style-name="Standard">2 - Juccer</text:p>
      <text:p text:style-name="Standard">3 - pannecuria</text:p>
      <text:p text:style-name="Standard">4 - Cantore</text:p>
      <text:p text:style-name="Standard">5 - Succentore</text:p>
      <text:p text:style-name="Standard">6 - B. Bourfii</text:p>
      <text:p text:style-name="Standard">7 - videro Criville</text:p>
      <text:p text:style-name="Standard">8 - Erdardo de Banis</text:p>
      <text:p text:style-name="Standard">9 - Guillarde de Cardilhaco</text:p>
      <text:p text:style-name="Standard">10 - o xxxix die chanispe festm naciat Capitulan eh</text:p>
      <text:p text:style-name="Standard">11 - Cantor</text:p>
      <text:p text:style-name="Standard">12 - hoc Euard none reeisime emandita</text:p>
      <text:p text:style-name="Standard">13 - R. Boufri</text:p>
      <text:p text:style-name="Standard">14 - Petrs Hisart a dam silvestri habent die i slii ad veneris</text:p>
      <text:p text:style-name="Standard">15 - P. de Singilli</text:p>
      <text:p text:style-name="Standard">16 - Rodardo de Baruis</text:p>
      <text:p text:style-name="Standard">17 - xxii die lune poto festu exalis sancte cujus</text:p>
      <text:p text:style-name="Standard">18 - Pecrre</text:p>
      <text:p text:style-name="Standard">19 - Johannes Boucteti ariger com pari pro domino Johanne de Compato</text:p>
      <text:p text:style-name="Standard">20 - cusul</text:p>
      <text:p text:style-name="Standard">21 - mils dies est ass de Hodie inmonse / ac eciam</text:p>
      <text:p text:style-name="Standard">22 - de Sngello armgu corr</text:p>
      <text:p text:style-name="Standard">23 - Dnsoli</text:p>
      <text:p text:style-name="Standard">24 - pquati</text:p>
      <text:p text:style-name="Standard">25 - Facgello</text:p>
      <text:p text:style-name="Standard">26 - de Furyello</text:p>
      <text:p text:style-name="Standard">27 - S</text:p>
      <text:p text:style-name="Standard">28 - de Manchodore</text:p>
      <text:p text:style-name="Standard">29 - ad lune poster omnus sanctos in serc contra insoldum de Fagello</text:p>
      <text:p text:style-name="Standard">30 - Aoc cum parcuror et cm iuo ansendo</text:p>
      <text:p text:style-name="Standard"><text:soft-page-break/>=FRAN_0393_09187_L.jpg=</text:p>
      <text:p text:style-name="Standard">1 - 11</text:p>
      <text:p text:style-name="Standard">2 - Anno xxii die maniri pe festum Sais Sancte Cuvias capitulnos</text:p>
      <text:p text:style-name="Standard">3 - Sancti denndiee de Verenoy</text:p>
      <text:p text:style-name="Standard">4 - . Cantere</text:p>
      <text:p text:style-name="Standard">5 - Jacobus Pictart quod in vico} emendavt de hoc quod manus invecie te</text:p>
      <text:p text:style-name="Standard">6 - in demo Philippi de Meleduno.</text:p>
      <text:p text:style-name="Standard">7 - . Succentore</text:p>
      <text:p text:style-name="Standard">8 - erdone de Seneis</text:p>
      <text:p text:style-name="Standard">9 - et eum ibi peroussit</text:p>
      <text:p text:style-name="Standard">10 - G. de Cornodoro</text:p>
      <text:p text:style-name="Standard">11 - P. de Fayello</text:p>
      <text:p text:style-name="Standard">12 - presentbus magistro Hugone de Belliaco magistro Eveno Behic magistro Rolenindo</text:p>
      <text:p text:style-name="Standard">13 - . Camerario clericco. Camerario laico</text:p>
      <text:p text:style-name="Standard">14 - domino Regnaldo de Losariacio</text:p>
      <text:p text:style-name="Standard">15 - Michael Buillice hospis capituli de Joyi aMonasteru q. habebat vn</text:p>
      <text:p text:style-name="Standard">16 - pressonum apuud Glacigniacum it nagna terra capituli ubi capitulum habet cotum iuodicione cmperalir</text:p>
      <text:p text:style-name="Standard">17 - quos habebat capitulum medietatum emolumentorum qum facubat pro alio quam pro dicto Michaele vendisc</text:p>
      <text:p text:style-name="Standard">18 - aesqueia capituli $dictu$ pssiem A idree de Vinos hospiti capituli que ipsum poste</text:p>
      <text:p text:style-name="Standard">19 - Regis ubi capitulum no he poe aliqued jus / et ille Michail $eit$ vecas $m</text:p>
      <text:p text:style-name="Standard">20 - dinano Cale</text:p>
      <text:p text:style-name="Standard">21 - anno xxx die vens pt Matheri capitulantibus.</text:p>
      <text:p text:style-name="Standard">22 - domins Petrus Mulet pro se miles pro se et vig fundave capellana</text:p>
      <text:p text:style-name="Standard">23 - Dantore</text:p>
      <text:p text:style-name="Standard">24 - et tredidit licteras de croreco sunct sundacione se de saisine quod se et ux</text:p>
      <text:p text:style-name="Standard">25 - G ccentrie</text:p>
      <text:p text:style-name="Standard">26 - et presentavit magistrum Robertum de Vastonelendine etc. $qui$</text:p>
      <text:p text:style-name="Standard">27 - ba Brufaci</text:p>
      <text:p text:style-name="Standard">28 - capitulu contulit eidem te juravit rtc Vielie qro colleco</text:p>
      <text:p text:style-name="Standard">29 - P. de Villans</text:p>
      <text:p text:style-name="Standard">30 - P. de Fugello</text:p>
      <text:p text:style-name="Standard">31 - t.</text:p>
      <text:p text:style-name="Standard">32 - $p$ veluit quod capellarus habeat concuram hayarum et su</text:p>
      <text:p text:style-name="Standard">33 - deputatum altare beati Johannis Baptiste ad parvum hestium deversus et</text:p>
      <text:p text:style-name="Standard"><text:soft-page-break/>34 - Rresyu magistro Eueno Bohic magistro Roberto Llnardli domino R. de</text:p>
      <text:p text:style-name="Standard">35 - Petr de Ville oior de Balreil Pa. Eblaudi / de volunate</text:p>
      <text:p text:style-name="Standard">36 - vendidit majoriam suam Symoni de Chiars pro xii lib.m par.</text:p>
      <text:p text:style-name="Standard">37 - se connt pro conts de que qe desaisine t nos saisine de si</text:p>
      <text:p text:style-name="Standard">38 - t jurame rc</text:p>
      <text:p text:style-name="Standard">=FRAN_0393_09188_L.jpg=</text:p>
      <text:p text:style-name="Standard">1 - x</text:p>
      <text:p text:style-name="Standard">2 - ano xxix die lue dmines fest Michaelis Barulannel</text:p>
      <text:p text:style-name="Standard">3 - s</text:p>
      <text:p text:style-name="Standard">4 - Gantore</text:p>
      <text:p text:style-name="Standard">5 - magister Gaufrdus de Aischeriis procuratores vixoris domini Petr Mubet se de pPeg</text:p>
      <text:p text:style-name="Standard">6 - ecentore</text:p>
      <text:p text:style-name="Standard">7 - pbore ce devoirs</text:p>
      <text:p text:style-name="Standard">8 - G. Pigi</text:p>
      <text:p text:style-name="Standard">9 - P. Casali</text:p>
      <text:p text:style-name="Standard">10 - Stephano de Momayo</text:p>
      <text:p text:style-name="Standard">11 - vicencio Trnaille</text:p>
      <text:p text:style-name="Standard">12 - G. Guette</text:p>
      <text:p text:style-name="Standard">13 - o xxviia die veneris procut festum Remigie capitulantius</text:p>
      <text:p text:style-name="Standard">14 - eano</text:p>
      <text:p text:style-name="Standard">15 - acobus de Lycis prestiat jurarncum de stando juai sub pera banmeonst</text:p>
      <text:p text:style-name="Standard">16 - Cancere</text:p>
      <text:p text:style-name="Standard">17 - sue dues assuis</text:p>
      <text:p text:style-name="Standard">18 - Srccentore</text:p>
      <text:p text:style-name="Standard">19 - G. de Cemedoia</text:p>
      <text:p text:style-name="Standard">20 - P. Bouisii</text:p>
      <text:p text:style-name="Standard">21 - Heobaldis de Gonte clericois nomine haberia de Leonibus promisit restituere loce</text:p>
      <text:p text:style-name="Standard">22 - P. Cusul</text:p>
      <text:p text:style-name="Standard">23 - sia necoos sub pera excomunicacionis et xx lb.</text:p>
      <text:p text:style-name="Standard">24 - de Bonis recupoum lerac</text:p>
      <text:p text:style-name="Standard">25 - J. de Sangellio</text:p>
      <text:p text:style-name="Standard">26 - dono de Vilisiaco ec.</text:p>
      <text:p text:style-name="Standard">27 - liequ in statu ad ento dies</text:p>
      <text:p text:style-name="Standard">28 - presentibus magistro Eero Behic et Rebero Veiac magistro Johanne de Bruelio Cangi</text:p>
      <text:p text:style-name="Standard">29 - Saloreieus.</text:p>
      <text:p text:style-name="Standard">30 - Nicolaus Blanchart et Guillelmus Gedart endieerunt ad voluintacom</text:p>
      <text:p text:style-name="Standard"><text:soft-page-break/>31 - domini Bondi de hoc m. duyne serventes ad domum de Valisivo</text:p>
      <text:p text:style-name="Standard">32 - Johannes D'Orli procuratore Johannis et Fravcisci de Charrestes promisit sub peri xl</text:p>
      <text:p text:style-name="Standard">33 - pais promisit nohel facere vnderinau in vineis concenciosis usque ad diemce</text:p>
      <text:p text:style-name="Standard">34 - istrarius nec abiid apparctur recrnu et est dies assue ad ipsu dectem cpo</text:p>
      <text:p text:style-name="Standard">=FRAN_0393_09189_L.jpg=</text:p>
      <text:p text:style-name="Standard">1 - 120</text:p>
      <text:p text:style-name="Standard">2 - dure xxix de veneris post fesam Sancti Tyoni capitulanobus</text:p>
      <text:p text:style-name="Standard">3 - Decano</text:p>
      <text:p text:style-name="Standard">4 - dies quar Michiel Blutel et Audieas de vives haberant ad hodie est conunatu</text:p>
      <text:p text:style-name="Standard">5 - Cartore</text:p>
      <text:p text:style-name="Standard">6 - statu ad moi justiaitus et est octum quod compeart persentibum ad dion dbogim de die Holient</text:p>
      <text:p text:style-name="Standard">7 - Succentore</text:p>
      <text:p text:style-name="Standard">8 - cobanus conuinores et eos demuciabimus excr.</text:p>
      <text:p text:style-name="Standard">9 - nno xxix° die cercurii porst festum beati Dyonisii capitulantibus</text:p>
      <text:p text:style-name="Standard">10 - . Decano</text:p>
      <text:p text:style-name="Standard">11 - concordato fuit per capitulu quod bona mebliam Nichaolis de Garcheseyo de</text:p>
      <text:p text:style-name="Standard">12 - Cantore</text:p>
      <text:p text:style-name="Standard">13 - arresto pro ficiendo sutisfucciorem prebendaris de Comborosa.</text:p>
      <text:p text:style-name="Standard">14 - Succentore</text:p>
      <text:p text:style-name="Standard">15 - Philie de Meled</text:p>
      <text:p text:style-name="Standard">16 - Dolius de Sancelis prepositis</text:p>
      <text:p text:style-name="Standard">17 - P. de Villaris</text:p>
      <text:p text:style-name="Standard">18 - G. Guecto</text:p>
      <text:p text:style-name="Standard">19 - Johanne de Larigniaco ad veneris sub prta veu</text:p>
      <text:p text:style-name="Standard">20 - plegiier Johannes Valensis Maresculli</text:p>
      <text:p text:style-name="Standard">21 - E anno xxix° die veneris prost Dyonisi capitulannalii</text:p>
      <text:p text:style-name="Standard">22 - . De creno</text:p>
      <text:p text:style-name="Standard">23 - Guillelmus Suer cleric procuratori Johannis de Combeya clercc</text:p>
      <text:p text:style-name="Standard">24 - . Cantore</text:p>
      <text:p text:style-name="Standard">25 - habuendis giar in collacione episcopi vel capituli causa in ecclesia Par.</text:p>
      <text:p text:style-name="Standard">26 - . Succentore</text:p>
      <text:p text:style-name="Standard">27 - quam in civitate et diocesis Par. usque ad. Clbr te</text:p>
      <text:p text:style-name="Standard">28 - Philipo de Meleduno</text:p>
      <text:p text:style-name="Standard">29 - presentat gra et processum ac procuratore / capitulum</text:p>
      <text:p text:style-name="Standard">30 - habure</text:p>
      <text:p text:style-name="Standard">31 - vicencio Tervaille</text:p>
      <text:p text:style-name="Standard"><text:soft-page-break/>32 - quod gracia eis multum placebat et quod eum inpugai</text:p>
      <text:p text:style-name="Standard">33 - C</text:p>
      <text:p text:style-name="Standard">34 - n pronedendebant etc. presentibus domino Guillelmo de Mrre</text:p>
      <text:p text:style-name="Standard">35 - pbeteis</text:p>
      <text:p text:style-name="Standard">36 - domino $tpha$ Johanne de Spina presbteo Johanne</text:p>
      <text:p text:style-name="Standard">37 - Balediari Gregorio de Ros</text:p>
      <text:p text:style-name="Standard">38 - Petr de Campis et</text:p>
      <text:p text:style-name="Standard">39 - de Lecovillari</text:p>
      <text:p text:style-name="Standard">40 - It Yvene de Luna publianio nocarii</text:p>
      <text:p text:style-name="Standard">=FRAN_0393_09190_L.jpg=</text:p>
      <text:p text:style-name="Standard">1 - Langlas de Berneye</text:p>
      <text:p text:style-name="Standard">2 - 2</text:p>
      <text:p text:style-name="Standard">3 - anno xxix die lune domini festum beati Luce cuingeis capitulannaus</text:p>
      <text:p text:style-name="Standard">4 - nhibitum funt</text:p>
      <text:p text:style-name="Standard">5 - Decano</text:p>
      <text:p text:style-name="Standard">6 - Lo et majori de Roseto ne dececere furiant financias pro ferisiar</text:p>
      <text:p text:style-name="Standard">7 - tagis et quod dececere homines et feie verant in capitulo fimatur pro fonsraritugs</text:p>
      <text:p text:style-name="Standard">8 - Cacore</text:p>
      <text:p text:style-name="Standard">9 - Succentore</text:p>
      <text:p text:style-name="Standard">10 - Johannes Helbit oriundo de Villanova nupe Resetum homo capituli emendar</text:p>
      <text:p text:style-name="Standard">11 - Forismaricagium ad voluntacem capituli.</text:p>
      <text:p text:style-name="Standard">12 - anno xxix°a die veneris pot festum $b Luce Erungis capitulantibus</text:p>
      <text:p text:style-name="Standard">13 - Decure</text:p>
      <text:p text:style-name="Standard">14 - Guillelmius Le Charron alias le platrier emenbant ad tuxeacionem</text:p>
      <text:p text:style-name="Standard">15 - Cantore</text:p>
      <text:p text:style-name="Standard">16 - Phi. de Meledino</text:p>
      <text:p text:style-name="Standard">17 - Succentore</text:p>
      <text:p text:style-name="Standard">18 - P. caul</text:p>
      <text:p text:style-name="Standard">19 - dies est assignats Philippo de Meler que Lamencum iurpacinem pioum de</text:p>
      <text:p text:style-name="Standard">20 - R. Borificis</text:p>
      <text:p text:style-name="Standard">21 - Vallibus Jacobum Vaulii Gullelm Johanne Petrum Susaie Stephanum servent</text:p>
      <text:p text:style-name="Standard">22 - Johanne Beedioa in statu ad veneris ptet festumonum conrum comprue</text:p>
      <text:p text:style-name="Standard">23 - P. de Villaris</text:p>
      <text:p text:style-name="Standard">24 - Lamente peractorius pro se et pro aliis protribus came ad peca xl s. p.</text:p>
      <text:p text:style-name="Standard">25 - G. de Comeloro</text:p>
      <text:p text:style-name="Standard">26 - G. Conr</text:p>
      <text:p text:style-name="Standard"><text:soft-page-break/>27 - no xxixa die lune potst festrum beati Luce capitula de celii</text:p>
      <text:p text:style-name="Standard">28 - Decano</text:p>
      <text:p text:style-name="Standard">29 - .Candore</text:p>
      <text:p text:style-name="Standard">30 - Succentore</text:p>
      <text:p text:style-name="Standard">31 - P. Casili</text:p>
      <text:p text:style-name="Standard">32 - P. de Villaris</text:p>
      <text:p text:style-name="Standard">33 - P. de Senoris</text:p>
      <text:p text:style-name="Standard">34 - S. hac. de Cormedore</text:p>
      <text:p text:style-name="Standard">35 - G. coqustas</text:p>
      <text:p text:style-name="Standard">36 - P. Gueta</text:p>
      <text:p text:style-name="Standard">=FRAN_0393_09191_L.jpg=</text:p>
      <text:p text:style-name="Standard">1 - anno xxii° die dis post cm fetu vorum Symos et iur apostolrum eputu</text:p>
      <text:p text:style-name="Standard">2 - Gs</text:p>
      <text:p text:style-name="Standard">3 - . Decar</text:p>
      <text:p text:style-name="Standard">4 - magister P. de Condeu curre procuratore magistri Bailbardi de</text:p>
      <text:p text:style-name="Standard">5 - . Cantore</text:p>
      <text:p text:style-name="Standard">6 - Cardilliaco. posuit domum . P. de Bordeto ad xvi lbe.</text:p>
      <text:p text:style-name="Standard">7 - . Succentore</text:p>
      <text:p text:style-name="Standard">8 - quam primo. G. quoquatris posueat ad. xv. lb. die sabbati predis eres</text:p>
      <text:p text:style-name="Standard">9 - ed de Serionis</text:p>
      <text:p text:style-name="Standard">10 - Item magister Guido coquatos posie omuem ad. xvii. lb. et volebat quod calue</text:p>
      <text:p text:style-name="Standard">11 - P. de Villaris</text:p>
      <text:p text:style-name="Standard">12 - Narbonneu eum habelit si velit habere pero illo precio. et cunc superieriernt predi</text:p>
      <text:p text:style-name="Standard">13 - de panneturia cantons predicti que dixerunt in capitulo quod ipse canter veltt</text:p>
      <text:p text:style-name="Standard">14 - G. Pit</text:p>
      <text:p text:style-name="Standard">15 - eum habere pro ipso preco.</text:p>
      <text:p text:style-name="Standard">16 - G. de Cormodoro d</text:p>
      <text:p text:style-name="Standard">17 - P. Casulis</text:p>
      <text:p text:style-name="Standard">18 - Panicaria simalite vendicta</text:p>
      <text:p text:style-name="Standard">19 - B. Bourfacii</text:p>
      <text:p text:style-name="Standard">20 - Ph. de Meleduno</text:p>
      <text:p text:style-name="Standard">21 - G. Quocucon</text:p>
      <text:p text:style-name="Standard">22 - G. Guecoe</text:p>
      <text:p text:style-name="Standard">23 - Vicencio Tervaille</text:p>
      <text:p text:style-name="Standard">24 - Petro Pourelli decioo Sancti Giian</text:p>
      <text:p text:style-name="Standard">25 - Pourelli junors</text:p>
      <text:p text:style-name="Standard"><text:soft-page-break/>26 - Jacobo Roussellet</text:p>
      <text:p text:style-name="Standard">27 - P. Barreni d supervenot</text:p>
      <text:p text:style-name="Standard">28 - E. de Marriginaco sunt present die subbati precods in rerescianio ut de qua G. coquitas feat oblacione de dono</text:p>
      <text:p text:style-name="Standard">29 - Snt. de Mornayo qu sumerie</text:p>
      <text:p text:style-name="Standard">30 - P. de Chabliaco quisterreie</text:p>
      <text:p text:style-name="Standard">31 - de Sugello dnsine</text:p>
      <text:p text:style-name="Standard">32 - tinguins de Deu mai Garetu coisonvent die sablim en Mare pour omnes sanctos Certa hora prime</text:p>
      <text:p text:style-name="Standard">33 - jous aute domini fesaur vore sue nostrum et ynde presbrorum sero dum celebrabancum vigilie de d in c</text:p>
      <text:p text:style-name="Standard">34 - Concrgitis cantore pa$ Berteaudo Bavifac</text:p>
      <text:p text:style-name="Standard">35 - Petro Catalis Berengario Cantore Narbonensis et Guillalmes</text:p>
      <text:p text:style-name="Standard">36 - Petrus Catalis afferens quod magistri Petrus de Condeti Hodie hora pine expresse professio fuert regulam</text:p>
      <text:p text:style-name="Standard">37 - metorum sub probet alias factis abi eo acceptanit prebendam dicti magistri Petri de Condeto nisi fuerit resevata et</text:p>
      <text:p text:style-name="Standard">38 - aqum et</text:p>
      <text:p text:style-name="Standard">39 - faccbi in dicto festo Symoni et uude apostuolorum in demo dicti cantores in claustro presente dicto cantore d</text:p>
      <text:p text:style-name="Standard">40 - et magistro Giralto Casalis ipse magister Petrus Casalis acceptant itaite dectum prebendam sub eldis procestacionis et si no</text:p>
      <text:p text:style-name="Standard">41 - rata etc. corum magistro Johanne de Sabaudia et Yrvene de Curia etc.</text:p>
      <text:p text:style-name="Standard">42 - ton die dominico in ciasane dicti festi in decta domo dicti cantoris in claustre presentes ipse cantore / Germane de Pa.</text:p>
      <text:p text:style-name="Standard">43 - et dicte Margise Giruldo Catalis ac Johanne Sapienius clericis Decanus Fancu Mrtelli sequtor gratie cancti Argl</text:p>
      <text:p text:style-name="Standard">44 - auit ad magistro Petro dictum prebendam que fuit defuncti P. de Condeto et c. sub prtestus prebentes .</text:p>
      <text:p text:style-name="Standard">=FRAN_0393_09192_L.jpg=</text:p>
      <text:p text:style-name="Standard">1 - unno xxix°a die venerisis et igilia</text:p>
      <text:p text:style-name="Standard">2 - prefatis magister Petrus de Villanis procro ad hoc ut dicebat $dfs desonatis denunciaut</text:p>
      <text:p text:style-name="Standard">3 - episcopo</text:p>
      <text:p text:style-name="Standard">4 - prebenda quam defunct Peteus de Candeto obtinerant in ecclesia pois siat reservita per duu</text:p>
      <text:p text:style-name="Standard">5 - Decano</text:p>
      <text:p text:style-name="Standard">6 - quanor anni et amplius suvre olarsi et de hoc paratis erat facere fidem et ca presentie domino Johannis</text:p>
      <text:p text:style-name="Standard">7 - cantore</text:p>
      <text:p text:style-name="Standard">8 - de noma et dicto Johanne de Critiooco presbyteris</text:p>
      <text:p text:style-name="Standard">9 - Jiccentori</text:p>
      <text:p text:style-name="Standard"><text:soft-page-break/>10 - J. Piquet</text:p>
      <text:p text:style-name="Standard">11 - .</text:p>
      <text:p text:style-name="Standard">12 - G. Bonifacii</text:p>
      <text:p text:style-name="Standard">13 - P. Casalis</text:p>
      <text:p text:style-name="Standard">14 - de Comodoro</text:p>
      <text:p text:style-name="Standard">15 - Done de Senonis</text:p>
      <text:p text:style-name="Standard">16 - J. de Villars</text:p>
      <text:p text:style-name="Standard">17 - Miancio tervaille</text:p>
      <text:p text:style-name="Standard">18 - G. coqutas</text:p>
      <text:p text:style-name="Standard">19 - J. Guetre</text:p>
      <text:p text:style-name="Standard">20 - P. Pourelli juvier</text:p>
      <text:p text:style-name="Standard">21 - Anno xxix die lune proest dictum restum beatorum Symon et inde apostolorum capitulantibus</text:p>
      <text:p text:style-name="Standard">22 - Cantore</text:p>
      <text:p text:style-name="Standard">23 - de Panrecuria / ita quod Hely habet eam</text:p>
      <text:p text:style-name="Standard">24 - de Sancto</text:p>
      <text:p text:style-name="Standard">25 - Ducrentore</text:p>
      <text:p text:style-name="Standard">26 - Magister Johanne Grerin et</text:p>
      <text:p text:style-name="Standard">27 - Bauferius le sec nepcis et procurator Machei Filvestro panvecur</text:p>
      <text:p text:style-name="Standard">28 - a</text:p>
      <text:p text:style-name="Standard">29 - P. Cusal</text:p>
      <text:p text:style-name="Standard">30 - resignacionet panetariam et obligacionem se ad penuxx l. p</text:p>
      <text:p text:style-name="Standard">31 - P. Pourelli jumor</text:p>
      <text:p text:style-name="Standard">32 - habebit racom etc. et deliec die escr ostendere procrntes</text:p>
      <text:p text:style-name="Standard">33 - P. de Sugello</text:p>
      <text:p text:style-name="Standard">34 - G. Coquetues</text:p>
      <text:p text:style-name="Standard">35 - Vncencio tervaille</text:p>
      <text:p text:style-name="Standard">36 - P. de Villaris</text:p>
      <text:p text:style-name="Standard">37 - R. de Manignaco</text:p>
      <text:p text:style-name="Standard">38 - P. de Chambliaro sint eri n ecces</text:p>
      <text:p text:style-name="Standard">=FRAN_0393_09193_L.jpg=</text:p>
      <text:p text:style-name="Standard">1 - Annno prosem doninim pini captlanalius</text:p>
      <text:p text:style-name="Standard">2 - Succentore</text:p>
      <text:p text:style-name="Standard">3 - P. de Sugello</text:p>
      <text:p text:style-name="Standard">4 - P. Danvel dominens</text:p>
      <text:p text:style-name="Standard">5 - .</text:p>
      <text:p text:style-name="Standard"><text:soft-page-break/>6 - Johaes Helbie $et $vibotur quior apostoli priminum in parochia sancti quraa et Viletus cotus quorum et</text:p>
      <text:p text:style-name="Standard">7 - cte cad haue diem ad hodie in mense ad funandum de fer maritagio</text:p>
      <text:p text:style-name="Standard">8 - Capitulum generale Sancti Mrtini Hor</text:p>
      <text:p text:style-name="Standard">9 - Anno xxii° die lune poe festum Sancti Menciri hyerum capitulantibus in capitulo generali</text:p>
      <text:p text:style-name="Standard">10 - P. Porelli jumoris</text:p>
      <text:p text:style-name="Standard">11 - Sicus</text:p>
      <text:p text:style-name="Standard">12 - . Pourelli decairus Sancti Germani</text:p>
      <text:p text:style-name="Standard">13 - drcurns</text:p>
      <text:p text:style-name="Standard">14 - necer</text:p>
      <text:p text:style-name="Standard">15 - uccentor</text:p>
      <text:p text:style-name="Standard">16 - G. Piquet infirmus</text:p>
      <text:p text:style-name="Standard">17 - Casalis</text:p>
      <text:p text:style-name="Standard">18 - Bousaci</text:p>
      <text:p text:style-name="Standard">19 - de Senonis</text:p>
      <text:p text:style-name="Standard">20 - de comedoro infermus</text:p>
      <text:p text:style-name="Standard">21 - . Gervaille</text:p>
      <text:p text:style-name="Standard">22 - J. Fugello</text:p>
      <text:p text:style-name="Standard">23 - Vertranii comparine</text:p>
      <text:p text:style-name="Standard">24 - ecce</text:p>
      <text:p text:style-name="Standard">25 - Villarus ad compauit quod vidorum</text:p>
      <text:p text:style-name="Standard">=FRAN_0393_09194_L.jpg=</text:p>
      <text:p text:style-name="Standard">1 - sino xxii dio leneris prot festu le crtu hee capitua</text:p>
      <text:p text:style-name="Standard">2 - Injuncioni sue firmario terre de Sencellis pro solvat dece</text:p>
      <text:p text:style-name="Standard">3 - . Decano</text:p>
      <text:p text:style-name="Standard">4 - onera quod facere prvi</text:p>
      <text:p text:style-name="Standard">5 - Cantore</text:p>
      <text:p text:style-name="Standard">6 - Petrus Le Petit de Aurelians cujis Par.</text:p>
      <text:p text:style-name="Standard">7 - Succentore</text:p>
      <text:p text:style-name="Standard">8 - Nrecogonerem</text:p>
      <text:p text:style-name="Standard">9 - dominus Stephanus</text:p>
      <text:p text:style-name="Standard">10 - P. Custnis</text:p>
      <text:p text:style-name="Standard">11 - acceqisse onus execucionis in se</text:p>
      <text:p text:style-name="Standard">12 - B. Borisnoi</text:p>
      <text:p text:style-name="Standard">13 - Item viso processu habito inter manum la Pasquere et tuo silias ex una pretee</text:p>
      <text:p text:style-name="Standard">14 - H. de Correder</text:p>
      <text:p text:style-name="Standard"><text:soft-page-break/>15 - ac majorem stabno et servientes nostros de Vynaco ex alia tam in c</text:p>
      <text:p text:style-name="Standard">16 - P. de Forzelo</text:p>
      <text:p text:style-name="Standard">17 - novomensis quod curia recum fado super quo $parti$ et super omnbis alis cteno</text:p>
      <text:p text:style-name="Standard">18 - habetis usque nunc / $capitular se supposuerunt partes ordinacioni capituli / fine ordinas</text:p>
      <text:p text:style-name="Standard">19 - P. Porrelli decito Sancti Gre</text:p>
      <text:p text:style-name="Standard">20 - p tepum / licera faisst processurs repertus mepbus / ex equitate tamen qd dice mu</text:p>
      <text:p text:style-name="Standard">21 - P. Pourelli juver</text:p>
      <text:p text:style-name="Standard">22 - Peomebus davgt</text:p>
      <text:p text:style-name="Standard">23 - G. cequeros</text:p>
      <text:p text:style-name="Standard">24 - usus et aliis quibusinse quepossent icmere vabeant à d a</text:p>
      <text:p text:style-name="Standard">25 - jone stabuno et servieni E se paar et quod magister Guenrs qui resfeert procll</text:p>
      <text:p text:style-name="Standard">26 - ea He s et Majon</text:p>
      <text:p text:style-name="Standard">27 - stabuus predictis etc.</text:p>
      <text:p text:style-name="Standard">28 - sano xxii° die lune potet ecccesiao festi vti mMaidr igemalis capitulanno lii</text:p>
      <text:p text:style-name="Standard">29 - Decano</text:p>
      <text:p text:style-name="Standard">30 - concerdatum $fut / quod de arreragiis debatis snt domo milonis olearii ntr</text:p>
      <text:p text:style-name="Standard">31 - Cadore</text:p>
      <text:p text:style-name="Standard">32 - Moledina templi ascendentiluad sumam xxi. lb iittute snt e remisse</text:p>
      <text:p text:style-name="Standard">33 - Sucontore</text:p>
      <text:p text:style-name="Standard">34 - de contenplacione domus Dei. vii. vlirum ituquod dictum domus penat</text:p>
      <text:p text:style-name="Standard">35 - R. de Fagello</text:p>
      <text:p text:style-name="Standard">36 - et bono scutu et magister Domus Dei promisit satisfuee de xxiii l.</text:p>
      <text:p text:style-name="Standard">37 - P. Pourelli senors</text:p>
      <text:p text:style-name="Standard">38 - resid</text:p>
      <text:p text:style-name="Standard">39 - P. de Villarris</text:p>
      <text:p text:style-name="Standard">40 - Item ordinatum quod. xx s. redditus quos cancellanus Par.n defuncti salutem</text:p>
      <text:p text:style-name="Standard">41 - P. Casalis.</text:p>
      <text:p text:style-name="Standard">42 - Jha de Bailliaco leguverat pro aniversarior apud Civilliacum sct Vis</text:p>
      <text:p text:style-name="Standard">43 - Giles dixoui amoneantur de recepta aniversariou qued repertum est</text:p>
      <text:p text:style-name="Standard">44 - quod id Gils non erat possesor seu dominus dictarum deriarum et quod ob</text:p>
      <text:p text:style-name="Standard">45 - vendicio quam fecerat cancellario non valebat et quod se hoc habeat</text:p>
      <text:p text:style-name="Standard">46 - recursus contra exequteres dicti defuncti Cancellarii</text:p>
      <text:p text:style-name="Standard">47 - e veris quee</text:p>
      <text:p text:style-name="Standard">=FRAN_0393_09195_L.jpg=</text:p>
      <text:p text:style-name="Standard">1 - . Decr</text:p>
      <text:p text:style-name="Standard">2 - dies quam habebat cue domino Johannes de Corpaleyo miles est continus ad</text:p>
      <text:p text:style-name="Standard"><text:soft-page-break/>3 - .Cantore</text:p>
      <text:p text:style-name="Standard">4 - prote $ane$ Catherinam / accu cm Johanne Bocet ejus parocurtor.</text:p>
      <text:p text:style-name="Standard">5 - . Sucdacte</text:p>
      <text:p text:style-name="Standard">6 - lne</text:p>
      <text:p text:style-name="Standard">7 - Grcenno Gervaille</text:p>
      <text:p text:style-name="Standard">8 - Syuita de bonny Preposit de Monte Letherico promisit deliberatu</text:p>
      <text:p text:style-name="Standard">9 - B. Bourfaci</text:p>
      <text:p text:style-name="Standard">10 - ille dedentum per c siatus quod erit apuod Moncenlecheroi si reperiat quod sic</text:p>
      <text:p text:style-name="Standard">11 - P. de Sagello</text:p>
      <text:p text:style-name="Standard">12 - Hespes capituli</text:p>
      <text:p text:style-name="Standard">13 - P. Pourelli</text:p>
      <text:p text:style-name="Standard">14 - anno xxix° die veneris xt clementem capitulane l</text:p>
      <text:p text:style-name="Standard">15 - . Decano</text:p>
      <text:p text:style-name="Standard">16 - dominus Johannes de nea rectulit quod ipse receperat viii lb. p.</text:p>
      <text:p text:style-name="Standard">17 - . Cantore</text:p>
      <text:p text:style-name="Standard">18 - ab Helya anceali ne nostro paretario de vendicione pur</text:p>
      <text:p text:style-name="Standard">19 - .S eceere</text:p>
      <text:p text:style-name="Standard">20 - carie nostre quam cenut $$ a Mutheo de dicto silvestre</text:p>
      <text:p text:style-name="Standard">21 - Bancenco Gernaille</text:p>
      <text:p text:style-name="Standard">22 - Et ounc capitulum dixit quod dedentur ei oofficium quictum a</text:p>
      <text:p text:style-name="Standard">23 - Petro de Fayello</text:p>
      <text:p text:style-name="Standard">24 - omnibus arreragiis que possente peti à toco cempore receracto usque</text:p>
      <text:p text:style-name="Standard">25 - Jacebo Pousselleti</text:p>
      <text:p text:style-name="Standard">26 - pest beati Bartholomei ultimo precentis.</text:p>
      <text:p text:style-name="Standard">27 - Aonné xxxx die lune $pst$ festum ut Bachine Andiee $apbue capitulantibus</text:p>
      <text:p text:style-name="Standard">28 - Secrs</text:p>
      <text:p text:style-name="Standard">29 - comparuit Symon d'ugliars maior domine de Berneya contia quem proposuit parcuter ce</text:p>
      <text:p text:style-name="Standard">30 - Cantore</text:p>
      <text:p text:style-name="Standard">31 - quod ipse in dmuno capituli arrestavit decanum de Bosete qui meret quesitum eu</text:p>
      <text:p text:style-name="Standard">32 - Duccentore</text:p>
      <text:p text:style-name="Standard">33 - hoctin capituli qui eiat detentus in carcere dicti majors et quod retinunt pertinacion</text:p>
      <text:p text:style-name="Standard">34 - Vincencio Cravaille</text:p>
      <text:p text:style-name="Standard">35 - ejusdem exit quis voluntatem et quod dixeat uba ianomungta d carlo dicen</text:p>
      <text:p text:style-name="Standard">36 - D. de Sacyollo</text:p>
      <text:p text:style-name="Standard">37 - capitulo cuo quod te deliberet et e. alter confessus fuit se ipsum arescasse pro et p</text:p>
      <text:p text:style-name="Standard">38 - inhibicionem in civis dine sie citam ne gais juratum fuit ad venis d</text:p>
      <text:p text:style-name="Standard"><text:soft-page-break/>39 - etius peeia in viii dies ad ponendum. Item negnie quod uxot sua fuisset se</text:p>
      <text:p text:style-name="Standard">40 - captuli e de hoc debeto capilalaum set informaie</text:p>
      <text:p text:style-name="Standard">=FRAN_0393_09196_L.jpg=</text:p>
      <text:p text:style-name="Standard">1 - anno xxix die lune pt adream capitlanam</text:p>
      <text:p text:style-name="Standard">2 - .</text:p>
      <text:p text:style-name="Standard">3 - 12</text:p>
      <text:p text:style-name="Standard">4 - dies lune pte ephaniarest te scudum conta dive et o paleyo</text:p>
      <text:p text:style-name="Standard">5 - J. Decano</text:p>
      <text:p text:style-name="Standard">6 - Cantore</text:p>
      <text:p text:style-name="Standard">7 - Duccentore</text:p>
      <text:p text:style-name="Standard">8 - P. Castllis</text:p>
      <text:p text:style-name="Standard">9 - edm de Senoris</text:p>
      <text:p text:style-name="Standard">10 - H. de Conedis</text:p>
      <text:p text:style-name="Standard">11 - P. de Fugello</text:p>
      <text:p text:style-name="Standard">12 - P. Porgrellisonore</text:p>
      <text:p text:style-name="Standard">13 - P. Ponrelelri junori</text:p>
      <text:p text:style-name="Standard">14 - aui xxix die lune post festum cenceptis beate Marie viitis capitulantibus</text:p>
      <text:p text:style-name="Standard">15 - Decano</text:p>
      <text:p text:style-name="Standard">16 - domino Hugo Par. episcopus venic ad capitulum Par.n et $i$ dixit quod e vriera</text:p>
      <text:p text:style-name="Standard">17 - Cantore</text:p>
      <text:p text:style-name="Standard">18 - quod festum concepts ecclesie annule et dies epscopalis et Cantoris et capitulum resundit</text:p>
      <text:p text:style-name="Standard">19 - chidacon</text:p>
      <text:p text:style-name="Standard">20 - Pecro cudel</text:p>
      <text:p text:style-name="Standard">21 - quod ipse et hoc debebat hoc volebat $qu$ plus de suo in. hoc $peterat debebut per</text:p>
      <text:p text:style-name="Standard">22 - G. Bertrani</text:p>
      <text:p text:style-name="Standard">23 - Vicenco Triville</text:p>
      <text:p text:style-name="Standard">24 - quam ipsi</text:p>
      <text:p text:style-name="Standard">25 - qu</text:p>
      <text:p text:style-name="Standard">26 - B. Bouiffr</text:p>
      <text:p text:style-name="Standard">27 - acobo Tousselleti</text:p>
      <text:p text:style-name="Standard">28 - P. de Fagello</text:p>
      <text:p text:style-name="Standard">29 - domini N. decanus et cantor debent deliberire et panare nagecia se red</text:p>
      <text:p text:style-name="Standard">30 - erdone de Seniis</text:p>
      <text:p text:style-name="Standard">31 - canonicorum Sanctorum Beredici mediere et Stephani</text:p>
      <text:p text:style-name="Standard">32 - Rdrdo de Barris</text:p>
      <text:p text:style-name="Standard">33 - P. de Meledi</text:p>
      <text:p text:style-name="Standard"><text:soft-page-break/>34 - deciantur de Sueriaco see veditis die sabbati precoedas per iii xlv d.</text:p>
      <text:p text:style-name="Standard">35 - G. Cequdo</text:p>
      <text:p text:style-name="Standard">36 - camera percipit. xl l.</text:p>
      <text:p text:style-name="Standard">37 - . de Mainge</text:p>
      <text:p text:style-name="Standard">38 - COrelli Sevor</text:p>
      <text:p text:style-name="Standard">39 - deonelli Juvet</text:p>
      <text:p text:style-name="Standard">40 - guecto</text:p>
      <text:p text:style-name="Standard">41 - Ains xxix die lune post fe o oenei beati Nicolai Colartibus</text:p>
      <text:p text:style-name="Standard">42 - Decano</text:p>
      <text:p text:style-name="Standard">43 - Cartrie</text:p>
      <text:p text:style-name="Standard">44 - furt condex</text:p>
      <text:p text:style-name="Standard">45 - Johanne dictuos Chuvisee Bacelarius sunt $delibera $de n $persne. Et fitu</text:p>
      <text:p text:style-name="Standard">46 - Succentore</text:p>
      <text:p text:style-name="Standard">47 - B. Benifac</text:p>
      <text:p text:style-name="Standard">48 - $Pled apti in x librs pari. videlicet C s robis. et c. s diebis eausi a</text:p>
      <text:p text:style-name="Standard">49 - V. Travaille</text:p>
      <text:p text:style-name="Standard">50 - videlicet Edio de Visoniz Johannie de Vynaco</text:p>
      <text:p text:style-name="Standard">51 - P. de Frlyelli</text:p>
      <text:p text:style-name="Standard">52 - Sincte dicti dio canifices fuerant condempnaci in sexaginis sus parisiensis et onend</text:p>
      <text:p text:style-name="Standard">53 - G. Crotuer</text:p>
      <text:p text:style-name="Standard">54 - co velunctabi matii et fiemu prebeai pro l pa evenda Nicola</text:p>
      <text:p text:style-name="Standard">55 - Ecoicio. Robilus de Vynoce et Johannus de Visorcis e i insolio</text:p>
      <text:p text:style-name="Standard">56 - Romeaintes in hoc cmibs excucionibus epistuoli dyullan</text:p>
      <text:p text:style-name="Standard">=FRAN_0393_09197_L.jpg=</text:p>
      <text:p text:style-name="Standard">1 - pt Luca capituli calis</text:p>
      <text:p text:style-name="Standard">2 - 128</text:p>
      <text:p text:style-name="Standard">3 - cocessum sue Johanne de Rothomago servica de domo Dei quod ipsa pa</text:p>
      <text:p text:style-name="Standard">4 - Cancere</text:p>
      <text:p text:style-name="Standard">5 - locum in domo Dei pro sorere ptur illas existr in ordine habentes licteris</text:p>
      <text:p text:style-name="Standard">6 - Succentore.</text:p>
      <text:p text:style-name="Standard">7 - ad vces Regine et cudum Cardinalis et ad licteras cmpales</text:p>
      <text:p text:style-name="Standard">8 - e dud de Barris</text:p>
      <text:p text:style-name="Standard">9 - Vucencio Gnaillo</text:p>
      <text:p text:style-name="Standard">10 - P. de Fuyello</text:p>
      <text:p text:style-name="Standard">11 - declamicum est quod alisonu de Biaumont debet ese ad</text:p>
      <text:p text:style-name="Standard">12 - G. de Courrlay</text:p>
      <text:p text:style-name="Standard"><text:soft-page-break/>13 - de Rethomago ad frices Ped de Cissariis / qui sive queorda</text:p>
      <text:p text:style-name="Standard">14 - H. Heafi</text:p>
      <text:p text:style-name="Standard">15 - eidem hoc in marrio anno domine m° ccc°. xxviii°. prout die sanct cesat</text:p>
      <text:p text:style-name="Standard">16 - de Meli</text:p>
      <text:p text:style-name="Standard">17 - R. de Marriger</text:p>
      <text:p text:style-name="Standard">18 - G. Dequetos.</text:p>
      <text:p text:style-name="Standard">19 - anno xxii die sabbate ptea luciam caplartoli</text:p>
      <text:p text:style-name="Standard">20 - deccn</text:p>
      <text:p text:style-name="Standard">21 - de</text:p>
      <text:p text:style-name="Standard">22 - magistri Odard d. de Barris constantis magstru domus Dei</text:p>
      <text:p text:style-name="Standard">23 - arhiaconu Magno</text:p>
      <text:p text:style-name="Standard">24 - ee ad recpientus $propso ta</text:p>
      <text:p text:style-name="Standard">25 - ad vendendum fruce ibeende sue indomo metss</text:p>
      <text:p text:style-name="Standard">26 - J. de Barris</text:p>
      <text:p text:style-name="Standard">27 - do bello armgsro et Petr de Locovlliri</text:p>
      <text:p text:style-name="Standard">28 - Serhello</text:p>
      <text:p text:style-name="Standard">29 - T. de Curigi</text:p>
      <text:p text:style-name="Standard">30 - Sancta Garignieca</text:p>
      <text:p text:style-name="Standard">31 - nuxxix die lune domin Thomes Bep ulares</text:p>
      <text:p text:style-name="Standard">32 - olat di solib</text:p>
      <text:p text:style-name="Standard">33 - eca</text:p>
      <text:p text:style-name="Standard">34 - procuratore $de Petr de Vico presencane licters suas apostolicas sancta gmtam sua et poces</text:p>
      <text:p text:style-name="Standard">35 - er</text:p>
      <text:p text:style-name="Standard">36 - de prebenda que vacane per obitum. detantum G. Piquesi presonte erdeano de Soncto</text:p>
      <text:p text:style-name="Standard">37 - elore</text:p>
      <text:p text:style-name="Standard">38 - Exequeoie etc.</text:p>
      <text:p text:style-name="Standard">39 - de Senons</text:p>
      <text:p text:style-name="Standard">40 - recepus $sc$ id. P. de Vico in personam procurator sui silvo inrecudis et mend</text:p>
      <text:p text:style-name="Standard">41 - cebo Rousseo</text:p>
      <text:p text:style-name="Standard">42 - etc. Parhmare etc</text:p>
      <text:p text:style-name="Standard">43 - ert</text:p>
      <text:p text:style-name="Standard">44 - Dello</text:p>
      <text:p text:style-name="Standard">45 - se discret vic domino Johanne Ve dirgi p. Officrili aninic palisini i</text:p>
      <text:p text:style-name="Standard">46 - .</text:p>
      <text:p text:style-name="Standard">=FRAN_0393_09198_L.jpg=</text:p>
      <text:p text:style-name="Standard">1 - x</text:p>
      <text:p text:style-name="Standard"><text:soft-page-break/>2 - Capitulum $ce bat Thome</text:p>
      <text:p text:style-name="Standard">3 - 129</text:p>
      <text:p text:style-name="Standard">4 - anno xxix° die maurrept in vigalia Thome astir</text:p>
      <text:p text:style-name="Standard">5 - Magister . P. de Narbonna fuit admissus ad cancellaria pa.</text:p>
      <text:p text:style-name="Standard">6 - Ersco</text:p>
      <text:p text:style-name="Standard">7 - Decano</text:p>
      <text:p text:style-name="Standard">8 - presenus magistro Johanne de Brelio Johanne de Bectunna T. de Marra</text:p>
      <text:p text:style-name="Standard">9 - Cantore</text:p>
      <text:p text:style-name="Standard">10 - Remignis de Serctu Margareta eaisavit</text:p>
      <text:p text:style-name="Standard">11 - R. de Ayorigniaco</text:p>
      <text:p text:style-name="Standard">12 - eccntore</text:p>
      <text:p text:style-name="Standard">13 - Cncollario</text:p>
      <text:p text:style-name="Standard">14 - P. Pourelli decanus Sancti Germani d recusaveret camerariam</text:p>
      <text:p text:style-name="Standard">15 - B. Bouifir</text:p>
      <text:p text:style-name="Standard">16 - et cadellati pa</text:p>
      <text:p text:style-name="Standard">17 - Odone de Senons</text:p>
      <text:p text:style-name="Standard">18 - $Gud comipl i ecfar$</text:p>
      <text:p text:style-name="Standard">19 - Ph. de Meledono Recusaret</text:p>
      <text:p text:style-name="Standard">20 - P. Barreni</text:p>
      <text:p text:style-name="Standard">21 - Guido coquetos.</text:p>
      <text:p text:style-name="Standard">22 - P. Casalis</text:p>
      <text:p text:style-name="Standard">23 - et vabentium criville accepcurt Camerariam</text:p>
      <text:p text:style-name="Standard">24 - G. Bercranis</text:p>
      <text:p text:style-name="Standard">25 - P. de Fachello</text:p>
      <text:p text:style-name="Standard">26 - Johannes de Sancto Beredicto Logiis cit cum retract contra canonicam teincutm ecclesia</text:p>
      <text:p text:style-name="Standard">27 - dicti Brenedict tradidis hodie soli xviii. flerans gresses neves</text:p>
      <text:p text:style-name="Standard">28 - G. Guerte</text:p>
      <text:p text:style-name="Standard">29 - quper qoii valet. xlvi s. vii s. et xxvii flerenis regares quim de xxonii</text:p>
      <text:p text:style-name="Standard">30 - R. de Marrig</text:p>
      <text:p text:style-name="Standard">31 - P. Pourelli decono Jni t xvi$ xvi. obele albes. qi fuernet positi in quodam bursa signo</text:p>
      <text:p text:style-name="Standard">32 - decan et crudicionem et custedia acobo de Christolio diapio cu</text:p>
      <text:p text:style-name="Standard">33 - H. de Cornedoro</text:p>
      <text:p text:style-name="Standard">34 - Gu. de Coquercas</text:p>
      <text:p text:style-name="Standard">35 - Par.. Deet prva dies quldua capitularis est assevonir ad dice</text:p>
      <text:p text:style-name="Standard">36 - Ph. de Meledinis.</text:p>
      <text:p text:style-name="Standard">37 - raciones suos ex parte canonicorum quere non denrntur etcapere perna</text:p>
      <text:p text:style-name="Standard"><text:soft-page-break/>38 - Stephanus de Mornayo</text:p>
      <text:p text:style-name="Standard">39 - etc. et Incen procedent in vendicerem. Aotum eu deo</text:p>
      <text:p text:style-name="Standard">40 - V. Geriille</text:p>
      <text:p text:style-name="Standard">41 - pro de et cum dominio Nicoluo</text:p>
      <text:p text:style-name="Standard">42 - R. de Sancta Gam</text:p>
      <text:p text:style-name="Standard">43 - Prarm comicat eta</text:p>
      <text:p text:style-name="Standard">44 - Magistro J. de Sabandi</text:p>
      <text:p text:style-name="Standard">45 - J. de Denel e. G. Marestalli da</text:p>
      <text:p text:style-name="Standard">46 - Aanno xxix. die si ses no domine</text:p>
      <text:p text:style-name="Standard">47 - episcopo.</text:p>
      <text:p text:style-name="Standard">48 - H. de Comedero</text:p>
      <text:p text:style-name="Standard">49 - Decro</text:p>
      <text:p text:style-name="Standard">50 - G. de Breaigniaco veendidie domum suum . G. comistucis per i lilbr pr ein quli</text:p>
      <text:p text:style-name="Standard">51 - od de Seronis</text:p>
      <text:p text:style-name="Standard">52 - Cadere</text:p>
      <text:p text:style-name="Standard">53 - capitulum accipio xxv. lb.</text:p>
      <text:p text:style-name="Standard">54 - P. Casallis</text:p>
      <text:p text:style-name="Standard">55 - Archidiacono Magnro</text:p>
      <text:p text:style-name="Standard">56 - Jo. Giville</text:p>
      <text:p text:style-name="Standard">57 - drecencere</text:p>
      <text:p text:style-name="Standard">58 - P. de Frdello</text:p>
      <text:p text:style-name="Standard">59 - Cadellario</text:p>
      <text:p text:style-name="Standard">60 - G. Guetoe</text:p>
      <text:p text:style-name="Standard">61 - R. Bonfacis</text:p>
      <text:p text:style-name="Standard">62 - G. Coutucis</text:p>
      <text:p text:style-name="Standard">63 - J. Baverii</text:p>
      <text:p text:style-name="Standard">64 - J. De crio dacti Veriar</text:p>
      <text:p text:style-name="Standard">65 - S. de Mornayo</text:p>
      <text:p text:style-name="Standard">66 - de Sancto Gaigureco</text:p>
      <text:p text:style-name="Standard">67 - Leodegis de Becisiaco</text:p>
      <text:p text:style-name="Standard">68 - de Garigniaco</text:p>
      <text:p text:style-name="Standard">69 - J. de Ponarco</text:p>
      <text:p text:style-name="Standard">70 - J. Bererand</text:p>
      <text:p text:style-name="Standard">71 - J. de Geledino</text:p>
      <text:p text:style-name="Standard">=FRAN_0393_09199_L.jpg=</text:p>
      <text:p text:style-name="Standard">1 - 130.</text:p>
      <text:p text:style-name="Standard"><text:soft-page-break/>2 - Receptdari</text:p>
      <text:p text:style-name="Standard">3 - xxix. die duc ip capitulanali</text:p>
      <text:p text:style-name="Standard">4 - cano</text:p>
      <text:p text:style-name="Standard">5 - magistri Johannes Hauc fime fut receptur ad prebendam. P. de. Condeco</text:p>
      <text:p text:style-name="Standard">6 - rcedaro</text:p>
      <text:p text:style-name="Standard">7 - . Cancellario</text:p>
      <text:p text:style-name="Standard">8 - H. de Ponoreo</text:p>
      <text:p text:style-name="Standard">9 - Jacebo Rousselloci</text:p>
      <text:p text:style-name="Standard">10 - G. Bertrin.</text:p>
      <text:p text:style-name="Standard">11 - prese dioceuim $$ episcopo $abu$ conset</text:p>
      <text:p text:style-name="Standard">12 - G. Couecte</text:p>
      <text:p text:style-name="Standard">13 - magistro Grona de Brnanelle archidiaconus leenaii domino Renede Benefidet domino Ran.</text:p>
      <text:p text:style-name="Standard">14 - Chauen</text:p>
      <text:p text:style-name="Standard">15 - .</text:p>
      <text:p text:style-name="Standard">16 - ani xxix° die $lune$$ veneris in vigilis episcopi capitulantibus</text:p>
      <text:p text:style-name="Standard">17 - . Decano</text:p>
      <text:p text:style-name="Standard">18 - Johanneta de Putheolis $funt recepta in serorem domus Dei</text:p>
      <text:p text:style-name="Standard">19 - Cantore</text:p>
      <text:p text:style-name="Standard">20 - Succentorne</text:p>
      <text:p text:style-name="Standard">21 - Cancellario</text:p>
      <text:p text:style-name="Standard">22 - este sant in ordine recipiende ad presens</text:p>
      <text:p text:style-name="Standard">23 - G. de Cormodoro</text:p>
      <text:p text:style-name="Standard">24 - l</text:p>
      <text:p text:style-name="Standard">25 - m. de Seronis</text:p>
      <text:p text:style-name="Standard">26 - soli alisona de Biannore ad hrices. P. de Essartis</text:p>
      <text:p text:style-name="Standard">27 - eunt se exra recolexes quod hoc fuerant concessum dicto P.dui antquae</text:p>
      <text:p text:style-name="Standard">28 - P. Casalis</text:p>
      <text:p text:style-name="Standard">29 - ohn de Rethomago ad preces Regino</text:p>
      <text:p text:style-name="Standard">30 - P. de Fugello</text:p>
      <text:p text:style-name="Standard">31 - H. de Ponarco</text:p>
      <text:p text:style-name="Standard">32 - Hodie domini . G. de Brecrogis . Stephannus de Moncafrolio et N. Boea</text:p>
      <text:p text:style-name="Standard">33 - G. Guera</text:p>
      <text:p text:style-name="Standard">34 - s omus exequts. domini Gi. Piques</text:p>
      <text:p text:style-name="Standard">35 - J. Barrerii</text:p>
      <text:p text:style-name="Standard">36 - dmin Becanus exist in curco re dicebut presentame P.</text:p>
      <text:p text:style-name="Standard">37 - roqutus</text:p>
      <text:p text:style-name="Standard"><text:soft-page-break/>38 - Victaco clerici ad capellanis domini Michaelis Maillefet</text:p>
      <text:p text:style-name="Standard">39 - capellari domine . G. Alexandu</text:p>
      <text:p text:style-name="Standard">40 - ad herani cunt illos de Balneol</text:p>
      <text:p text:style-name="Standard">=FRAN_0393_09200_L.jpg=</text:p>
      <text:p text:style-name="Standard">1 - 131</text:p>
      <text:p text:style-name="Standard">2 - Aanno xxix° die lune pt lpiphon capitulanis</text:p>
      <text:p text:style-name="Standard">3 - 6</text:p>
      <text:p text:style-name="Standard">4 - testificationis fuit per omis quod ad preces P. de Essarcis fuerat concordus en mensius ca marcio</text:p>
      <text:p text:style-name="Standard">5 - . Decano</text:p>
      <text:p text:style-name="Standard">6 - anno dini m° ccc°. xxii xxviiia ipsa ecordaverat quod alisoria de Biaumont $reipi et larere</text:p>
      <text:p text:style-name="Standard">7 - Dadet</text:p>
      <text:p text:style-name="Standard">8 - protet mum que ne erunt in ordine habentes licteris anob et ob hoc dixerun quod debebat reop</text:p>
      <text:p text:style-name="Standard">9 - Succentre</text:p>
      <text:p text:style-name="Standard">10 - Cccllario</text:p>
      <text:p text:style-name="Standard">11 - at Johannam de Rechomago</text:p>
      <text:p text:style-name="Standard">12 - vicedio Graille</text:p>
      <text:p text:style-name="Standard">13 - ad cham protiet vicencum coe domini de Compucyo in stua</text:p>
      <text:p text:style-name="Standard">14 - P. Cusalis</text:p>
      <text:p text:style-name="Standard">15 - H. de Porrarco</text:p>
      <text:p text:style-name="Standard">16 - P. de Fugello</text:p>
      <text:p text:style-name="Standard">17 - G. Guecto.</text:p>
      <text:p text:style-name="Standard">18 - Jaro xxix die mercri potta epiphol capitulatis calii</text:p>
      <text:p text:style-name="Standard">19 - . Decano</text:p>
      <text:p text:style-name="Standard">20 - illi de Christolis habo ad diem veneris justaatis</text:p>
      <text:p text:style-name="Standard">21 - Cantore</text:p>
      <text:p text:style-name="Standard">22 - . Succentore</text:p>
      <text:p text:style-name="Standard">23 - Cancellario</text:p>
      <text:p text:style-name="Standard">24 - H. de Ponarco</text:p>
      <text:p text:style-name="Standard">25 - P. de Fayello</text:p>
      <text:p text:style-name="Standard">26 - eidem de Seronis</text:p>
      <text:p text:style-name="Standard">27 - D. de Corebors</text:p>
      <text:p text:style-name="Standard">28 - anno xxix. die lune post occc ephiie capitula ch</text:p>
      <text:p text:style-name="Standard">29 - . Candore</text:p>
      <text:p text:style-name="Standard">30 - dies de Balveal fuit contrns ad. vi idies. inscueri cum magistro</text:p>
      <text:p text:style-name="Standard">31 - . Srecentore</text:p>
      <text:p text:style-name="Standard">32 - lacigs</text:p>
      <text:p text:style-name="Standard"><text:soft-page-break/>33 - H. de Ponarco</text:p>
      <text:p text:style-name="Standard">34 - magister Johannes de $Enoe$ exainacer testemnt in Castelleto / et Naculis de Orliaco</text:p>
      <text:p text:style-name="Standard">35 - V. Geraille</text:p>
      <text:p text:style-name="Standard">36 - servient duedere. fecerns ihibucies tec.</text:p>
      <text:p text:style-name="Standard">=FRAN_0393_09201_L.jpg=</text:p>
      <text:p text:style-name="Standard">1 - .</text:p>
      <text:p text:style-name="Standard">2 - anno xxix° die mestini aum Baiclar. Capitulannalii</text:p>
      <text:p text:style-name="Standard">3 - . Cantore</text:p>
      <text:p text:style-name="Standard">4 - fructus plunde domini Thome de Sabandia dudis Besetum Sanct arresoio</text:p>
      <text:p text:style-name="Standard">5 - . Cancellario</text:p>
      <text:p text:style-name="Standard">6 - et manu capituli et hoc sive sigificatum hoberco Braquiere et jubi</text:p>
      <text:p text:style-name="Standard">7 - ne aliquod voleat nisi capitulo.</text:p>
      <text:p text:style-name="Standard">8 - Lerdegis</text:p>
      <text:p text:style-name="Standard">9 - Vicencio Craillo</text:p>
      <text:p text:style-name="Standard">10 - H. de Ponvrco</text:p>
      <text:p text:style-name="Standard">11 - J anno xxlx die veris $ps$ autem fostum beati Burcencii Mincyis emi Lancilii</text:p>
      <text:p text:style-name="Standard">12 - Episopo</text:p>
      <text:p text:style-name="Standard">13 - Leodegs de Beay</text:p>
      <text:p text:style-name="Standard">14 - Decano</text:p>
      <text:p text:style-name="Standard">15 - Hoc de Comediio Petius de Bailliaco nepes defuncti magistri Thome de Builliaco iujart sele juri cem e</text:p>
      <text:p text:style-name="Standard">16 - P. de Ragello</text:p>
      <text:p text:style-name="Standard">17 - cclesioro</text:p>
      <text:p text:style-name="Standard">18 - et dore camcoeu fidomussoriam de solvendo et reddendo eu que solvere et reddero debebis</text:p>
      <text:p text:style-name="Standard">19 - Jo. Duen</text:p>
      <text:p text:style-name="Standard">20 - Succentore</text:p>
      <text:p text:style-name="Standard">21 - de bonis quindam dicti defunctis Cancellari</text:p>
      <text:p text:style-name="Standard">22 - ancellario</text:p>
      <text:p text:style-name="Standard">23 - P. Casalis</text:p>
      <text:p text:style-name="Standard">24 - G. de Porrara</text:p>
      <text:p text:style-name="Standard">25 - g rc ipsa die in vesperis presonte doico episcopo magister Guido Baldeti quae sentie grum suam sub expectutonis in cectrum par</text:p>
      <text:p text:style-name="Standard">26 - que placve episcopo et capitulo presentibus magistris Guillelmo de Companso domino G. de Morcento laud Johanne</text:p>
      <text:p text:style-name="Standard">27 - Mell</text:p>
      <text:p text:style-name="Standard">28 - magistro cherta de Sancto de Siderio.</text:p>
      <text:p text:style-name="Standard"><text:soft-page-break/>29 - anro xxix° die mhercurri ptert vicencium / prefati domini vianrunter consenservo provdere magistro G. de Ponte</text:p>
      <text:p text:style-name="Standard">30 - iau. P. Barrerii de Pro lenenficio quod unavet ad eorum collacionem</text:p>
      <text:p text:style-name="Standard">31 - d</text:p>
      <text:p text:style-name="Standard">32 - Decano</text:p>
      <text:p text:style-name="Standard">33 - Gucoe co</text:p>
      <text:p text:style-name="Standard">34 - Petrus de Builliaco nepos Codellarii promisit et se obligacione a</text:p>
      <text:p text:style-name="Standard">35 - ar</text:p>
      <text:p text:style-name="Standard">36 - He. co archidiacono</text:p>
      <text:p text:style-name="Standard">37 - redded compotum et ad socisfaciendum t et ad standum juri corem d</text:p>
      <text:p text:style-name="Standard">38 - Hudedar</text:p>
      <text:p text:style-name="Standard">39 - Gacellano</text:p>
      <text:p text:style-name="Standard">40 - plen. Petrus Socrs. Birardus de Sacto Fiacro. I</text:p>
      <text:p text:style-name="Standard">41 - de Poiaico</text:p>
      <text:p text:style-name="Standard">42 - R. de Comodoro</text:p>
      <text:p text:style-name="Standard">43 - Re</text:p>
      <text:p text:style-name="Standard">44 - H Rem fuit a $bu Bandec rece</text:p>
      <text:p text:style-name="Standard">45 - la</text:p>
      <text:p text:style-name="Standard">46 - capla</text:p>
      <text:p text:style-name="Standard">47 - G. Boursner</text:p>
      <text:p text:style-name="Standard">48 - et Gantor exastais et curno contulet domino Stephana capellano sue</text:p>
      <text:p text:style-name="Standard">49 - F. de Soyelo</text:p>
      <text:p text:style-name="Standard">50 - R. de Sancto Margareta</text:p>
      <text:p text:style-name="Standard">51 - cupr ollamam que ant $d$ alin bertonis presbyteri. et sue receptis</text:p>
      <text:p text:style-name="Standard">52 - G. cesec</text:p>
      <text:p text:style-name="Standard">53 - captulu. J illi qui ererunt bosium de Sueriaco recunerunt fort sid</text:p>
      <text:p text:style-name="Standard">54 - GG. Cuecti</text:p>
      <text:p text:style-name="Standard">55 - monetum $ecrrence$ te que curret pro cempore futuro.</text:p>
      <text:p text:style-name="Standard">56 - nno xxix° die sabluti pct festum conversartum Sancti Pauli apostoli capitulantibus</text:p>
      <text:p text:style-name="Standard">57 - anonics</text:p>
      <text:p text:style-name="Standard">58 - magister P. de Fayello divisit duos firmas quos cerebat a capitulo</text:p>
      <text:p text:style-name="Standard">59 - dere</text:p>
      <text:p text:style-name="Standard">60 - ehad Magne</text:p>
      <text:p text:style-name="Standard">61 - Candere</text:p>
      <text:p text:style-name="Standard">62 - ellarts</text:p>
      <text:p text:style-name="Standard">63 - Hodie vrm vir sratei Succentor presentavit licteras apostolicus supter gracia eidem per sede</text:p>
      <text:p text:style-name="Standard"><text:soft-page-break/>64 - e concentad</text:p>
      <text:p text:style-name="Standard">65 - penarco</text:p>
      <text:p text:style-name="Standard">66 - facta de prebenda integra Par. ecclesie vacuta / quam prium omni executis et processui di</text:p>
      <text:p text:style-name="Standard">67 - de Borredoro</text:p>
      <text:p text:style-name="Standard">68 - habuerunt pro lectis et publicatios et resunderunt quod ob revrenciam sedis apostolice et concemplacionis</text:p>
      <text:p text:style-name="Standard">69 - enifi</text:p>
      <text:p text:style-name="Standard">70 - domini succentoris eis dicta gracia multum placebat queises ad hoc dominis Mannele de Plad</text:p>
      <text:p text:style-name="Standard">71 - Reginaldo de Lostena Johanne de Neu et Budo Chauvera presbyters</text:p>
      <text:p text:style-name="Standard">=FRAN_0393_09202_L.jpg=</text:p>
      <text:p text:style-name="Standard">1 - santo purali apostuli capulane</text:p>
      <text:p text:style-name="Standard">2 - xxix° die domini</text:p>
      <text:p text:style-name="Standard">3 - 3</text:p>
      <text:p text:style-name="Standard">4 - re</text:p>
      <text:p text:style-name="Standard">5 - Nicolaus de Bosco qui volebut ut dicebat abiao firam de Saicelli tamen</text:p>
      <text:p text:style-name="Standard">6 - tr</text:p>
      <text:p text:style-name="Standard">7 - fruule eilesim recrvit hoc actorquod dolits Jnqiratri et justicia eisieri quod ad doicti</text:p>
      <text:p text:style-name="Standard">8 - Ven</text:p>
      <text:p text:style-name="Standard">9 - od e x asseneit so habmisse per tempestuces.</text:p>
      <text:p text:style-name="Standard">10 - P. Casilis</text:p>
      <text:p text:style-name="Standard">11 - Armarius de Cascheriis divisit firrmam et debet solvere seeundum ordinacionem</text:p>
      <text:p text:style-name="Standard">12 - . de Ponado</text:p>
      <text:p text:style-name="Standard">13 - Regia.</text:p>
      <text:p text:style-name="Standard">14 - scilices Johanne Le Bauet prose</text:p>
      <text:p text:style-name="Standard">15 - J. de Sayello</text:p>
      <text:p text:style-name="Standard">16 - preposiu de Liraya / divisit firram et debet solere et facere debioum sue secundu</text:p>
      <text:p text:style-name="Standard">17 - G. Guette</text:p>
      <text:p text:style-name="Standard">18 - ordinacionem regiam</text:p>
      <text:p text:style-name="Standard">19 - .B. Bouifai et P. de Fadello diviserune farias et proterto fuerem quod temy conaeret</text:p>
      <text:p text:style-name="Standard">20 - po qu ad revensionem habendam a capitulo</text:p>
      <text:p text:style-name="Standard">21 - anno xxix° die lune pt milsims Sancti Pauli apostoli capitularis</text:p>
      <text:p text:style-name="Standard">22 - Dearo</text:p>
      <text:p text:style-name="Standard">23 - Petrus Boeai recter ecleie de Novovico procuratore domini archabandi consensi</text:p>
      <text:p text:style-name="Standard">24 - latore</text:p>
      <text:p text:style-name="Standard">25 - quod dimict Gaillardus Moroe et domo diciti dmin Archabaudi claustrilis et absecia</text:p>
      <text:p text:style-name="Standard">26 - H. Archidiaconos</text:p>
      <text:p text:style-name="Standard"><text:soft-page-break/>27 - eilsm solvas onera</text:p>
      <text:p text:style-name="Standard">28 - P. Cnsiliis</text:p>
      <text:p text:style-name="Standard">29 - Gaillardo de Gaillhaco</text:p>
      <text:p text:style-name="Standard">30 - P. de Fayello</text:p>
      <text:p text:style-name="Standard">31 - Garo xxix die chairi pt test pu dem dn</text:p>
      <text:p text:style-name="Standard">32 - Cancellario</text:p>
      <text:p text:style-name="Standard">33 - concordats sint inter capitulum / et inabliorum sei Pit vim senor eo fieu Johanne</text:p>
      <text:p text:style-name="Standard">34 - Archidiacono Henco</text:p>
      <text:p text:style-name="Standard">35 - de Passu procurator venentus quod cempunon aurat que aliquam parru quo ad advoatee</text:p>
      <text:p text:style-name="Standard">36 - P. Cisal</text:p>
      <text:p text:style-name="Standard">37 - t que ad alia durante compecio promissum</text:p>
      <text:p text:style-name="Standard">38 - B. Benify</text:p>
      <text:p text:style-name="Standard">39 - J. de Fugello</text:p>
      <text:p text:style-name="Standard">40 - G. Guecte</text:p>
      <text:p text:style-name="Standard">41 - rsintus magistro Egidio de Cuna magistro Johanne de Castelo. Pe domino Johanne Lenou</text:p>
      <text:p text:style-name="Standard">42 - ac Sancti Guillelmo de Meledi monacho dicti exoscte et plibus alias desili ec</text:p>
      <text:p text:style-name="Standard">43 - illa die venie Johannes Chenulier alius prepositur de Braya et dimisit fuet et facere vebr</text:p>
      <text:p text:style-name="Standard">44 - magister. P. de Fayello obtulit se paratum procedere in propetate qui ad co quer magistrum</text:p>
      <text:p text:style-name="Standard">45 - .H. Ponrandi et omnia se rectulit ad pertrcpacionem prebbendarum et</text:p>
      <text:p text:style-name="Standard">46 - presentius magistro Eveno Behic . G. de Gyenno . G. de Moncili</text:p>
      <text:p text:style-name="Standard">47 - ali v</text:p>
      <text:p text:style-name="Standard">48 - noxxixa die mircis pt festam puis beate Ce Vurginis Carlannelii</text:p>
      <text:p text:style-name="Standard">49 - e</text:p>
      <text:p text:style-name="Standard">50 - dominus Mannel de Placencia procurator domini Nicolai de Ceanno sif par. $quum et capitulu</text:p>
      <text:p text:style-name="Standard">51 - Hena</text:p>
      <text:p text:style-name="Standard">52 - Arcellano</text:p>
      <text:p text:style-name="Standard">53 - mt jandiis papei fuit receptus ad prliendam puus que fune defuncti e et Gadin</text:p>
      <text:p text:style-name="Standard">54 - d. de Serons</text:p>
      <text:p text:style-name="Standard">55 - P. de Casal</text:p>
      <text:p text:style-name="Standard">56 - P. de Sugello</text:p>
      <text:p text:style-name="Standard">57 - G. de qutos</text:p>
      <text:p text:style-name="Standard">58 - preset magistro Berengurto Fredeli precentore Narboreuim / magistro Stephani de</text:p>
      <text:p text:style-name="Standard">59 - Pisonio curato de Cousseis nepete dmine Par. epscopi magistro Guillelm de Cyene</text:p>
      <text:p text:style-name="Standard">60 - canonice Sancti Aniani in Gecra pr domino regem de Bardi lebnenfics et ecclesiasu Geritaniaci</text:p>
      <text:p text:style-name="Standard">=FRAN_0393_09203_L.jpg=</text:p>
      <text:p text:style-name="Standard">1 - T. Anno xxix° die hanni pto restumnim Pui capitulancilii</text:p>
      <text:p text:style-name="Standard"><text:soft-page-break/>2 - R. de Forgello procerto fuit quod erat promotas procedere in cum proprecutois hotr H. de Pomarco / et sens</text:p>
      <text:p text:style-name="Standard">3 - .Decano</text:p>
      <text:p text:style-name="Standard">4 - . Cancellario</text:p>
      <text:p text:style-name="Standard">5 - ad parcionem prebendarum</text:p>
      <text:p text:style-name="Standard">6 - Cante</text:p>
      <text:p text:style-name="Standard">7 - Eio de Senenu</text:p>
      <text:p text:style-name="Standard">8 - contra domini de Corpaleyo est dios assigntu ad veners ad brundones</text:p>
      <text:p text:style-name="Standard">9 - P. de Rygella</text:p>
      <text:p text:style-name="Standard">10 - ad die charri contra Thomam Ramne in statu et debet parlie compere</text:p>
      <text:p text:style-name="Standard">11 - au luos</text:p>
      <text:p text:style-name="Standard">12 - G. coquetas</text:p>
      <text:p text:style-name="Standard">13 - ad lune contra baillivum dominoe de Boneyo actarm omni Richardino Bricen</text:p>
      <text:p text:style-name="Standard">14 - et naculis de oiliaco notaio forum propiter per</text:p>
      <text:p text:style-name="Standard">15 - no xxix° die veneris prtt festump ve dimi digis capitula cilit</text:p>
      <text:p text:style-name="Standard">16 - divunbus la Cale volaunt et consensit quictameque et dimisio magistro Scepii</text:p>
      <text:p text:style-name="Standard">17 - .Deano</text:p>
      <text:p text:style-name="Standard">18 - novilla concarniono nostro et succenteri predicto vineas infrascriptus situs in pr</text:p>
      <text:p text:style-name="Standard">19 - Succentore</text:p>
      <text:p text:style-name="Standard">20 - de Andresiaco in terricono de Heriane in juddicione nostri et census qui</text:p>
      <text:p text:style-name="Standard">21 - Cancellario</text:p>
      <text:p text:style-name="Standard">22 - emerat ab heredibus detrs Peri $feb$ Felecot scili dimidis arpentis une</text:p>
      <text:p text:style-name="Standard">23 - P. Casalis</text:p>
      <text:p text:style-name="Standard">24 - a Chapelet / et. J. quante / a la plance des chans. d'unes an</text:p>
      <text:p text:style-name="Standard">25 - P. de Frnello a</text:p>
      <text:p text:style-name="Standard">26 - dimid quantium / d bnees Item quatem et dumdm in quarreria i</text:p>
      <text:p text:style-name="Standard">27 - ap eu Guisillon Item dimid quancum ad masunam cedes etc seu</text:p>
      <text:p text:style-name="Standard">28 - G. Guecte</text:p>
      <text:p text:style-name="Standard">29 - etc. et nos ad ejus requisitois suisinimus dictu $d$ succentore. Salvo uo</text:p>
      <text:p text:style-name="Standard">30 - dunm cocessernem quod jarobus conscience habeat in sepcurara quolibet usque ad</text:p>
      <text:p text:style-name="Standard">31 - Johannis Baptide in s videlicet xvii di a cameram et xviiid ab eiffiao d</text:p>
      <text:p text:style-name="Standard">32 - s</text:p>
      <text:p text:style-name="Standard">33 - Aano xxix° vie veneris pote dominio dubedi capitulaon cibibet</text:p>
      <text:p text:style-name="Standard">34 - Decano</text:p>
      <text:p text:style-name="Standard">35 - prefutur dominus de Aiis / ordinavit de reddicusuo quem aisinant apud Spedonam d</text:p>
      <text:p text:style-name="Standard">36 - Gadere</text:p>
      <text:p text:style-name="Standard"><text:soft-page-break/>37 - Honce</text:p>
      <text:p text:style-name="Standard">38 - pro parte in hue mod videlicet $nroavit sundart unam capellarium in ecclesia Parisiensis et</text:p>
      <text:p text:style-name="Standard">39 - Suecnare</text:p>
      <text:p text:style-name="Standard">40 - de novo fundatis nu percum indrertus domus episcopalis ab ecclesia / de xxiiii. lb. pars. t</text:p>
      <text:p text:style-name="Standard">41 - G. de Cortedeo</text:p>
      <text:p text:style-name="Standard">42 - quam conculit Roberto Braydefer clerico scolari Par. / Auralins et fit$ dispensatum cum isi</text:p>
      <text:p text:style-name="Standard">43 - Lrodegis de Beosinco</text:p>
      <text:p text:style-name="Standard">44 - ad ququamium racione studii. Item augmentavit / capellaniam quam adpresens obtinet per</text:p>
      <text:p text:style-name="Standard">45 - b de Senonis</text:p>
      <text:p text:style-name="Standard">46 - de Victriaco ei clericus / ou id decanum contulit causa racione curni sui scihicet de Occolis</text:p>
      <text:p text:style-name="Standard">47 - B. Bourtti</text:p>
      <text:p text:style-name="Standard">48 - P. Aisal</text:p>
      <text:p text:style-name="Standard">49 - anni redditum</text:p>
      <text:p text:style-name="Standard">50 - G. Cuerte</text:p>
      <text:p text:style-name="Standard">51 - J. dequitr</text:p>
      <text:p text:style-name="Standard">52 - no xxixa a die doe aees capianobus J ad hodie et xvv. dies coutra baillivm de Berneyo</text:p>
      <text:p text:style-name="Standard">53 - Decano.</text:p>
      <text:p text:style-name="Standard">54 - Cantore</text:p>
      <text:p text:style-name="Standard">55 - R. Boust</text:p>
      <text:p text:style-name="Standard">56 - de Tenes</text:p>
      <text:p text:style-name="Standard">57 - collavi</text:p>
      <text:p text:style-name="Standard">58 - febmicio dminum Viere Tourne villam presbyter Burcondutu</text:p>
      <text:p text:style-name="Standard">59 - p a</text:p>
      <text:p text:style-name="Standard">=FRAN_0393_09204_L.jpg=</text:p>
      <text:p text:style-name="Standard">1 - de baudig p p naqu d</text:p>
      <text:p text:style-name="Standard">2 - duci</text:p>
      <text:p text:style-name="Standard">3 - proidiam Petru eoxtepit cum ea habebat et pessidebat interricorie et domino domini de Moncibus $orum arport</text:p>
      <text:p text:style-name="Standard">4 - et vium quanteni</text:p>
      <text:p text:style-name="Standard">5 - mearum ut quod docata sine dictu relctum de dictis Vires</text:p>
      <text:p text:style-name="Standard">6 - omina $ce Jacobus palverii cuus Par. de ponet de Macmoro td e audmisse quod habebiat ib vnent</text:p>
      <text:p text:style-name="Standard">7 - Johanes de Vaubigniaco / degoine de Macuions et quod $addia$ quod habebut hereditntes apud Crondes hervesait quaecum ns</text:p>
      <text:p text:style-name="Standard">8 - dit concia et quadam lictera quam ostereb</text:p>
      <text:p text:style-name="Standard">9 - Agnes de Baubigniaco eidem Johannis Forer depane de Matomnino et quod habebat veneas de audicti</text:p>
      <text:p text:style-name="Standard"><text:soft-page-break/>10 - Peterville diormanna de Pone de Cratinoio et quod audine diei quod habebat idm P. Viners apostl econdes</text:p>
      <text:p text:style-name="Standard">11 - Maria ns$ dicta la Constunde de porit de Matirorom et quod habebus $bie dedt$ noscit voum</text:p>
      <text:p text:style-name="Standard">12 - habebat nisi de auditu</text:p>
      <text:p text:style-name="Standard">13 - Anno Domini mecccmx ne post Brandones capitulantibus</text:p>
      <text:p text:style-name="Standard">14 - adicarelacione dominorum Succentorus et R. Boufar commissario t hac percetu</text:p>
      <text:p text:style-name="Standard">15 - Deons</text:p>
      <text:p text:style-name="Standard">16 - lata fuit sutna pro domino decano contra cantintos Sancti Biiie racione faveralium di a</text:p>
      <text:p text:style-name="Standard">17 - Cantore</text:p>
      <text:p text:style-name="Standard">18 - Succentore</text:p>
      <text:p text:style-name="Standard">19 - quondam curas ecclesie Sancti Benedicti presentibus Nicelao Bonyri Ycuor</text:p>
      <text:p text:style-name="Standard">20 - Cancellaude</text:p>
      <text:p text:style-name="Standard">21 - et fine lagt in hae mod in cum que rcne fumealum que frere cerca cenpus defuncti die Gumycacier</text:p>
      <text:p text:style-name="Standard">22 - Vertemdi bonifacii</text:p>
      <text:p text:style-name="Standard">23 - ultimo defunctus ent die seplacte eilem nt domini decane ex uia parte et car dicte ecclesie sec Benedicti ex</text:p>
      <text:p text:style-name="Standard">24 - Layti cneli</text:p>
      <text:p text:style-name="Standard">25 - tentis se a quamfucie</text:p>
      <text:p text:style-name="Standard">26 - m</text:p>
      <text:p text:style-name="Standard">27 - R delle</text:p>
      <text:p text:style-name="Standard">28 - decneo opposicioise bectorum eaum non ebits nos canonic di l.</text:p>
      <text:p text:style-name="Standard">29 - ileodo</text:p>
      <text:p text:style-name="Standard">30 - s</text:p>
      <text:p text:style-name="Standard">31 - Euicte</text:p>
      <text:p text:style-name="Standard">32 - re ent seecencia pro canonicis fancti Bndcai super jure pacionatis et</text:p>
      <text:p text:style-name="Standard">33 - P. Casalio.</text:p>
      <text:p text:style-name="Standard">34 - presentus ad hoc domino Johannie Accestasli de Aunalini Guillelmo Manescalli et Johanne de C</text:p>
      <text:p text:style-name="Standard">35 - Lerdegine de Vecisiaco</text:p>
      <text:p text:style-name="Standard">36 - dicti Ecclesie ac</text:p>
      <text:p text:style-name="Standard">37 - precuratore dicti Ecclesie</text:p>
      <text:p text:style-name="Standard">38 - tam fuit inhyioitum ex rete carli victis canonicis et procuratori Sancti Budici ut cum seato vacurint cura salites collie ne m</text:p>
      <text:p text:style-name="Standard">39 - otam ad eam presentent nisi piurs personam presentandam nominunt calo ut carlm emidem persons presente</text:p>
      <text:p text:style-name="Standard">40 - dd hoc Gueno vohi manuele de placencia domino Guillelmuo de Monrious etc.</text:p>
      <text:p text:style-name="Standard">41 - uno domino et die lune predicts hora complectoni capitulanomb die estiavo</text:p>
      <text:p text:style-name="Standard">42 - Decano</text:p>
      <text:p text:style-name="Standard"><text:soft-page-break/>43 - ocendie sie quod magister J. Bourfier vevoit furam vuare de Fontuet</text:p>
      <text:p text:style-name="Standard">44 - decenter</text:p>
      <text:p text:style-name="Standard">45 - debilati no rus ad l</text:p>
      <text:p text:style-name="Standard">46 - d. Cancollar</text:p>
      <text:p text:style-name="Standard">47 - de Cornedore</text:p>
      <text:p text:style-name="Standard">48 - caplis</text:p>
      <text:p text:style-name="Standard">49 - Bonacn</text:p>
      <text:p text:style-name="Standard">50 - de Forneco in</text:p>
      <text:p text:style-name="Standard">=FRAN_0393_09205_L.jpg=</text:p>
      <text:p text:style-name="Standard">1 - 50</text:p>
      <text:p text:style-name="Standard">2 - Anno xxix° die chanii pta Brandories capitulanembu</text:p>
      <text:p text:style-name="Standard">3 - Magister Stemanno Henri de Bisoncio fut ad pepetutonem per mabbaonm sancti Victors ab</text:p>
      <text:p text:style-name="Standard">4 - Decene</text:p>
      <text:p text:style-name="Standard">5 - qum obonebat deffuncti G. de Fraynis et fiit admissus et ca sibi cellat</text:p>
      <text:p text:style-name="Standard">6 - Archidiacono magso</text:p>
      <text:p text:style-name="Standard">7 - preceptum sut preposito de Honeto presenti uc decimatum de Honaco vuelie sunt</text:p>
      <text:p text:style-name="Standard">8 - Guecencere</text:p>
      <text:p text:style-name="Standard">9 - Cancellario</text:p>
      <text:p text:style-name="Standard">10 - Rolamari</text:p>
      <text:p text:style-name="Standard">11 - B. Bonifaci.</text:p>
      <text:p text:style-name="Standard">12 - Ood. de Serions</text:p>
      <text:p text:style-name="Standard">13 - Leod de Licasiaco</text:p>
      <text:p text:style-name="Standard">14 - P. Castlis</text:p>
      <text:p text:style-name="Standard">15 - G. de Ceuodoro</text:p>
      <text:p text:style-name="Standard">16 - H. de Poniarco</text:p>
      <text:p text:style-name="Standard">17 - P. de Fagello</text:p>
      <text:p text:style-name="Standard">18 - G. Guorte.</text:p>
      <text:p text:style-name="Standard">19 - n xxix° die subblacti ptt bradores apitulutis Guillelmus de Arcesyo canonic legit pro</text:p>
      <text:p text:style-name="Standard">20 - v</text:p>
      <text:p text:style-name="Standard">21 - nobilis uni domini P. Robri fusso</text:p>
      <text:p text:style-name="Standard">22 - P. Barrerii sennere2</text:p>
      <text:p text:style-name="Standard">23 - Decanu</text:p>
      <text:p text:style-name="Standard">24 - et fuc in capitulo in revesciari</text:p>
      <text:p text:style-name="Standard">25 - xii revocat$ asserit quod nolebat quod dies se</text:p>
      <text:p text:style-name="Standard">26 - die veneris horar emplecins</text:p>
      <text:p text:style-name="Standard">27 - per ponsi</text:p>
      <text:p text:style-name="Standard"><text:soft-page-break/>28 - licigaret en aliii cuner capitulum nc quod fieret aliqua meniand</text:p>
      <text:p text:style-name="Standard">29 - magister G. Bertrurnise</text:p>
      <text:p text:style-name="Standard">30 - Cancellario</text:p>
      <text:p text:style-name="Standard">31 - nomine et fine et one inrere</text:p>
      <text:p text:style-name="Standard">32 - seiario</text:p>
      <text:p text:style-name="Standard">33 - Heddo de Becisiaco</text:p>
      <text:p text:style-name="Standard">34 - Candellarius obculit iiii lb. pro deno</text:p>
      <text:p text:style-name="Standard">35 - J. Penitenciario</text:p>
      <text:p text:style-name="Standard">36 - P. de Senonil</text:p>
      <text:p text:style-name="Standard">37 - Archidiacono</text:p>
      <text:p text:style-name="Standard">38 - $dicencid</text:p>
      <text:p text:style-name="Standard">39 - De Pymarde</text:p>
      <text:p text:style-name="Standard">40 - P. Caseolis</text:p>
      <text:p text:style-name="Standard">41 - Baulardus de Laor Item Bla die fu dicta domus concessa domino magistro</text:p>
      <text:p text:style-name="Standard">42 - dongne</text:p>
      <text:p text:style-name="Standard">43 - D'Alhaco</text:p>
      <text:p text:style-name="Standard">44 - $xolb R done archidiacons pre dict sine concessi</text:p>
      <text:p text:style-name="Standard">45 - 2</text:p>
      <text:p text:style-name="Standard">46 - P. Ceiten</text:p>
      <text:p text:style-name="Standard">47 - cellario y iii° lib. et durobune litcuciones vsqe</text:p>
      <text:p text:style-name="Standard">48 - P. de Nugello</text:p>
      <text:p text:style-name="Standard">49 - Gico justacem</text:p>
      <text:p text:style-name="Standard">50 - H. de Comodero</text:p>
      <text:p text:style-name="Standard">51 - Sntuo de Morayo constrveint Lune selpeci</text:p>
      <text:p text:style-name="Standard">52 - G. Coqos</text:p>
      <text:p text:style-name="Standard">53 - Remigio de Dictu Marguretu que si vemin lune sohya</text:p>
      <text:p text:style-name="Standard">54 - Philipo de Meledino</text:p>
      <text:p text:style-name="Standard">55 - R. de Marraniaco sonerem nstros sehuti</text:p>
      <text:p text:style-name="Standard">56 - sinverint illa tre mentis</text:p>
      <text:p text:style-name="Standard">57 - cancen Grevllo</text:p>
      <text:p text:style-name="Standard">58 - P. de Chyberliaco quoseverne veneris sequa</text:p>
      <text:p text:style-name="Standard">59 - u xxix de mrtis ptetr reminisirre capitulael</text:p>
      <text:p text:style-name="Standard">60 - delibras sua archdiacna magtre dictum dome</text:p>
      <text:p text:style-name="Standard">61 - a</text:p>
      <text:p text:style-name="Standard">62 - due</text:p>
      <text:p text:style-name="Standard">63 - rchiicn magnio</text:p>
      <text:p text:style-name="Standard"><text:soft-page-break/>64 - dere</text:p>
      <text:p text:style-name="Standard">65 - cellar</text:p>
      <text:p text:style-name="Standard">=FRAN_0393_09206_L.jpg=</text:p>
      <text:p text:style-name="Standard">1 - cen puio deniris ati i eini ei it i i</text:p>
      <text:p text:style-name="Standard">2 - ste fasao veatorum Eym cupi teo sirone $$ rerauduum A lenia et Perrinom pagulote de quod sic de</text:p>
      <text:p text:style-name="Standard">3 - dictos dioces uod ipse quadam</text:p>
      <text:p text:style-name="Standard">4 - et est elapsire alias de cempore non recolos ecu prundie existentum in eo</text:p>
      <text:p text:style-name="Standard">5 - testamotis in nn dicte eciclenia</text:p>
      <text:p text:style-name="Standard">6 - endit dictum proceo concendenctes a diioe et dicendes obprolva vilala et omne vidit quod idem permous feat $s$ cend</text:p>
      <text:p text:style-name="Standard">7 - nde quod iuaclu</text:p>
      <text:p text:style-name="Standard">8 - a mee ad num vileti animem</text:p>
      <text:p text:style-name="Standard">9 - dimum $frendo sibi siga de cihli que sibi facrere posses et one ib renand / eleane prs</text:p>
      <text:p text:style-name="Standard">10 - 3</text:p>
      <text:p text:style-name="Standard">11 - nesat cum</text:p>
      <text:p text:style-name="Standard">12 - parti</text:p>
      <text:p text:style-name="Standard">13 - parm et percissit de</text:p>
      <text:p text:style-name="Standard">14 - l</text:p>
      <text:p text:style-name="Standard">15 - $ ll super facie vel suplivae se</text:p>
      <text:p text:style-name="Standard">16 - 1.</text:p>
      <text:p text:style-name="Standard">17 - via</text:p>
      <text:p text:style-name="Standard">18 - bene quod quum paissis $rest quod seu</text:p>
      <text:p text:style-name="Standard">19 - lagia quod exma volebat propere sanct capudset id perrmu rec pic cupud</text:p>
      <text:p text:style-name="Standard">20 - Req</text:p>
      <text:p text:style-name="Standard">21 - prob edie petiie deds vl s. suae l rp. Kurcham archumet</text:p>
      <text:p text:style-name="Standard">22 - si id proriacierat cue pleric dt quod cerdit quod si</text:p>
      <text:p text:style-name="Standard">23 - de</text:p>
      <text:p text:style-name="Standard">24 - ipse habebat cue et dofferebiat et adhuc deffere vestes planos et consare clericulem uic de</text:p>
      <text:p text:style-name="Standard">25 - degis ad quod anem venas ad dicam Par. ecolei de quod venebat de cina domini moffie prvis ubu illa die habverac ager</text:p>
      <text:p text:style-name="Standard">26 - dit de Pocie de premisssis nisi quod ad quamst his laborureren et laborune voy conns et fumapublenta enc illos quis ho huc nocia</text:p>
      <text:p text:style-name="Standard">27 - uller</text:p>
      <text:p text:style-name="Standard">28 - uns le diu clericis et cina Par. procuratore etc. prodictu quo et diligints extra anro domini predicto die Marel post festr G</text:p>
      <text:p text:style-name="Standard">29 - at lupi G si novum regnoldum revaudunum aluucur et Petrum Pagnanelli Lembardur de quibis fir mcuciro</text:p>
      <text:p text:style-name="Standard"><text:soft-page-break/>30 - predicto et quod eos nunquemcoverat nisi a vigilis fest beati Laurencii Martires ultro prediti in qua vigilit vibit eos in</text:p>
      <text:p text:style-name="Standard">31 - proeri et idint eos tia ibidem tu toliter nomuari et eanis neurc eos de visu super dilo sibis et contr</text:p>
      <text:p text:style-name="Standard">32 - det per suum dir se hoc scire videly.</text:p>
      <text:p text:style-name="Standard">33 - dan in cs vgilit dicti feso beati Laurerie ultimo prebit / ipse qui loc</text:p>
      <text:p text:style-name="Standard">34 - Roneis de eine Paris ubi habeant</text:p>
      <text:p text:style-name="Standard">35 - et traisiens per ecclesiam Parisiense post decautacione mogi misse dicte ecclesi et</text:p>
      <text:p text:style-name="Standard">36 - hous sussinis iruatis circit horari $p$ prardum videt in dicta eccleico dictus Bocaudum et Petium contendent</text:p>
      <text:p text:style-name="Standard">37 - Camden</text:p>
      <text:p text:style-name="Standard">38 - adi dicte Ecclesie / et docmum Goraudinum pluio commos dictoes de Guibus nos becolitu deconnde de de</text:p>
      <text:p text:style-name="Standard">39 - ob Petro $ de ipso et post pluis veba herito inter ipsos de quibus non serolit vidit idem tetibiite dem</text:p>
      <text:p text:style-name="Standard">40 - Ju Boc</text:p>
      <text:p text:style-name="Standard">41 - ldeiratis tmobus</text:p>
      <text:p text:style-name="Standard">42 - com qudetum ut videbatur lexovit pngnum clausim centit dt</text:p>
      <text:p text:style-name="Standard">43 - ati prissis</text:p>
      <text:p text:style-name="Standard">44 - S</text:p>
      <text:p text:style-name="Standard">45 - invose ser Shuo se Brachi s videcu de</text:p>
      <text:p text:style-name="Standard">46 - ebr$ eum prarcere de dicte pugio in copite sod idem $ptecurs retragit caput suum ec quo</text:p>
      <text:p text:style-name="Standard">47 - cadet super humerim lbe biachim dicti Petui et ipsos $d db pg os hm e videll</text:p>
      <text:p text:style-name="Standard">48 - esco</text:p>
      <text:p text:style-name="Standard">49 - Snc a hoc plrbus de nor</text:p>
      <text:p text:style-name="Standard">50 - sl vedetir testt lept dicens cestrit le quens super hoc iterrogies quod nen nate etu</text:p>
      <text:p text:style-name="Standard">51 - asde feot jaro valde erit motus idencs penardins $uc oinc ergt dmctum Petum / vdebutum e t lo</text:p>
      <text:p text:style-name="Standard">52 - dudit edem testios leques loc dit quod nbr senanduris autesins sic poississ dentu Petum dixit eidem</text:p>
      <text:p text:style-name="Standard">53 - l dummode irec cum ipso excia dear ecclesiam et eant ut dict it de t leques ar</text:p>
      <text:p text:style-name="Standard">54 - ndingnsi</text:p>
      <text:p text:style-name="Standard">55 - domino alii de eodem Beste et ph curt quod si ide Petrus Manisset dicarm ecclesiam quosense ve</text:p>
      <text:p text:style-name="Standard">56 - cuti subtus Petrus tet ture clerico dequod arda quod sit nm ut sibi lidetir deffectat on</text:p>
      <text:p text:style-name="Standard">57 - ol</text:p>
      <text:p text:style-name="Standard">58 - pluos $es st dt quod supiic que suxa desri et conedo quo descosuit lab</text:p>
      <text:p text:style-name="Standard">59 - Labernt vey</text:p>
      <text:p text:style-name="Standard">60 - suncipiate ntesi illos qui sili b hit voriat prout firuit et peto sie pre</text:p>
      <text:p text:style-name="Standard">61 - pluis etc</text:p>
      <text:p text:style-name="Standard"><text:soft-page-break/>62 - M</text:p>
      <text:p text:style-name="Standard">63 - Johannes</text:p>
      <text:p text:style-name="Standard">64 - egcio predi matis et gxea anno domini et lic Marcis sondens ressis si novic dictos et</text:p>
      <text:p text:style-name="Standard">65 - s</text:p>
      <text:p text:style-name="Standard">66 - gilis festi Beate Laurencii mtitiri ultimo fant in qua vigiliti vordie eob in ecclesie parsiensi et aud</text:p>
      <text:p text:style-name="Standard">67 - c</text:p>
      <text:p text:style-name="Standard">68 - dliter cmminiri et exarit eobuturi de visu p super dals predictus et contra in ei</text:p>
      <text:p text:style-name="Standard">69 - si ex</text:p>
      <text:p text:style-name="Standard">70 - d prsi</text:p>
      <text:p text:style-name="Standard">71 - ecclesia prr</text:p>
      <text:p text:style-name="Standard">72 - una e pecri</text:p>
      <text:p text:style-name="Standard">73 - die meronte in doms vigelit dicti feso beati Lauri curat homina prandii vdet dicte</text:p>
      <text:p text:style-name="Standard">74 - pleo aos cum ipsio venientes de cuvs domini oficiais sorm tuncences dictum cillanm et vice</text:p>
      <text:p text:style-name="Standard">75 - i</text:p>
      <text:p text:style-name="Standard">76 - vitum ejusdem ecc di cent in eo vei noi ousi avduvet pluic grosso sbavtr god</text:p>
      <text:p text:style-name="Standard">77 - d</text:p>
      <text:p text:style-name="Standard">78 - in Bouudunis dixit eidem Petro plrio preba injurosa et minotorie de quibu</text:p>
      <text:p text:style-name="Standard">79 - vis</text:p>
      <text:p text:style-name="Standard">80 - don Peaus feat sigam gobite la figna centit domum $preend t cuc ad de</text:p>
      <text:p text:style-name="Standard">81 - s</text:p>
      <text:p text:style-name="Standard">82 - dua ega doictnum Petrum Precissie G dctu actrort</text:p>
      <text:p text:style-name="Standard">83 - AAunrose de Prato si</text:p>
      <text:p text:style-name="Standard">84 - 3</text:p>
      <text:p text:style-name="Standard">85 - Baacheu / uesu ad hoce pobibus de Ad uoli</text:p>
      <text:p text:style-name="Standard">86 - ola Et vileti</text:p>
      <text:p text:style-name="Standard">=FRAN_0393_09207_L.jpg=</text:p>
      <text:p text:style-name="Standard">1 - ndnis que feret non noco et injuriandi cum i volde crat itictus et uuris ultia meb et din</text:p>
      <text:p text:style-name="Standard">2 - gta pecium ut videbatr omnibus ibidem exnabbeus ut de idem t decois ad ter quod idei Beardan</text:p>
      <text:p text:style-name="Standard">3 - te ds petro quod daret eidem C lb dummodo nec cum ipso oxtraliam Ercli Et eart am des</text:p>
      <text:p text:style-name="Standard">4 - T leqi</text:p>
      <text:p text:style-name="Standard">5 - cari et $cete$ eadem veste futm sua e tida pro super quod idem Petrus eiat nno clericus jn</text:p>
      <text:p text:style-name="Standard">6 - tes planas et constret clericols ut vabort te loquanti et c</text:p>
      <text:p text:style-name="Standard">7 - o xxix die veneris potest teminiscerio capitulantibus</text:p>
      <text:p text:style-name="Standard">8 - seu suit gracia cuvico Sancte Christo feri de Sene fucendo promonerm usque ad annum cum se</text:p>
      <text:p text:style-name="Standard">9 - Cccore</text:p>
      <text:p text:style-name="Standard">10 - Petrus Reyndi de Parrethia de Fugufirn dics</text:p>
      <text:p text:style-name="Standard"><text:soft-page-break/>11 - negi magistro</text:p>
      <text:p text:style-name="Standard">12 - uccenter</text:p>
      <text:p text:style-name="Standard">13 - sali</text:p>
      <text:p text:style-name="Standard">14 - . Couedoro</text:p>
      <text:p text:style-name="Standard">15 - o Gnville</text:p>
      <text:p text:style-name="Standard">16 - de chcaligiaa</text:p>
      <text:p text:style-name="Standard">17 - de yello</text:p>
      <text:p text:style-name="Standard">18 - nex die benis pot corbimei capitulamalii</text:p>
      <text:p text:style-name="Standard">19 - fact$ / capitulum de gracia dedit domino Roberto de Fusso dim</text:p>
      <text:p text:style-name="Standard">20 - ecane</text:p>
      <text:p text:style-name="Standard">21 - $prebeba$ credietacem finarum prebende sue pro aro suod que pere</text:p>
      <text:p text:style-name="Standard">22 - adere</text:p>
      <text:p text:style-name="Standard">23 - Suecentore</text:p>
      <text:p text:style-name="Standard">24 - ad capitulu</text:p>
      <text:p text:style-name="Standard">25 - Guillelmus de Arcesio Casotric legios et Johanne de Plesm</text:p>
      <text:p text:style-name="Standard">26 - ejusdem Robert Parei hoc recogenerem eme factum eis</text:p>
      <text:p text:style-name="Standard">27 - gra</text:p>
      <text:p text:style-name="Standard">28 - presentibus dominis Reginaldo de Losarra Johann de Nea et Peo</text:p>
      <text:p text:style-name="Standard">29 - de curre fiat instrent</text:p>
      <text:p text:style-name="Standard">30 - ad lune nont Nicolaum de Brayo et fuit inhibico etc.</text:p>
      <text:p text:style-name="Standard">31 - paue impetrens</text:p>
      <text:p text:style-name="Standard">32 - e imbius charia exercicie expresse procestutus quod $erd$ cum Johannes Calvardi que dicer</text:p>
      <text:p text:style-name="Standard">33 - homa es eo dduca suem regigens in se presentundo et faciendo processon</text:p>
      <text:p text:style-name="Standard">34 - t quod non delent admicti ad ecclesiam de Mppella Milonis et in an</text:p>
      <text:p text:style-name="Standard">35 - Yyui</text:p>
      <text:p text:style-name="Standard">36 - capet quod hoc silnon premdanet poh ad hoc dmagiio</text:p>
      <text:p text:style-name="Standard">=FRAN_0393_09208_L.jpg=</text:p>
      <text:p text:style-name="Standard">1 - r$</text:p>
      <text:p text:style-name="Standard">2 - ane xxii. die Ganii. Vigtiia Boaoe</text:p>
      <text:p text:style-name="Standard">3 - quo de Bllovar qui hujumge selego juravit expresse</text:p>
      <text:p text:style-name="Standard">4 - e t scuort r</text:p>
      <text:p text:style-name="Standard">5 - durio xxix die dunco post fesem</text:p>
      <text:p text:style-name="Standard">6 - L Miche Auchiaono</text:p>
      <text:p text:style-name="Standard">7 - $aqs Renulphis de Capella capellanus domini Per.</text:p>
      <text:p text:style-name="Standard">8 - Canonicui Par.</text:p>
      <text:p text:style-name="Standard">9 - Ee Meledara</text:p>
      <text:p text:style-name="Standard"><text:soft-page-break/>10 - volut et consensit nemine dicti domini si</text:p>
      <text:p text:style-name="Standard">11 - ut dicebot</text:p>
      <text:p text:style-name="Standard">12 - Ginay</text:p>
      <text:p text:style-name="Standard">13 - ad Jequetus Pitardi aiei prisione capituli</text:p>
      <text:p text:style-name="Standard">14 - giatis</text:p>
      <text:p text:style-name="Standard">15 - pero ailiquibus inni</text:p>
      <text:p text:style-name="Standard">16 - seu violencis in docti domo claustroli et</text:p>
      <text:p text:style-name="Standard">17 - ipsum detentum illatis et ab ipse Eccogntis / in capitule</text:p>
      <text:p text:style-name="Standard">18 - deliberatur usque ad volunts</text:p>
      <text:p text:style-name="Standard">19 - Snti domini sui dictisque dict</text:p>
      <text:p text:style-name="Standard">20 - p premissi volens et in hoc se consenciens / dotum presente</text:p>
      <text:p text:style-name="Standard">21 - Johanni eruis hen E Johanne Dans</text:p>
      <text:p text:style-name="Standard">22 - Guoto host</text:p>
      <text:p text:style-name="Standard">23 - captiis</text:p>
      <text:p text:style-name="Standard">24 - Johnannnus de Sergiaco oberioius emendavit de hoc</text:p>
      <text:p text:style-name="Standard">25 - eccleria Par. unum horen dondo a lapha</text:p>
      <text:p text:style-name="Standard">26 - d</text:p>
      <text:p text:style-name="Standard">27 - ohanes Marescalli prelutero ad altare biateni</text:p>
      <text:p text:style-name="Standard">28 - o</text:p>
      <text:p text:style-name="Standard">29 - juraie tc.</text:p>
      <text:p text:style-name="Standard">=FRAN_0393_09209_L.jpg=</text:p>
      <text:p text:style-name="Standard">1 - 150</text:p>
      <text:p text:style-name="Standard">2 - C</text:p>
      <text:p text:style-name="Standard">3 - o xxix die dominica que cuncatur lecure Jherussile.</text:p>
      <text:p text:style-name="Standard">4 - revesti eacellari ppn de</text:p>
      <text:p text:style-name="Standard">5 - Gagi Archidiaconos pro .ii. lb causa dimvisit $mag clee</text:p>
      <text:p text:style-name="Standard">6 - pa prodicto pricie et in h consensit capitul</text:p>
      <text:p text:style-name="Standard">7 - alii</text:p>
      <text:p text:style-name="Standard">8 - et pemmed secerensim</text:p>
      <text:p text:style-name="Standard">9 - Capitulaeh</text:p>
      <text:p text:style-name="Standard">10 - . Decano</text:p>
      <text:p text:style-name="Standard">11 - eninina eminaci et ved deran d</text:p>
      <text:p text:style-name="Standard">12 - prte</text:p>
      <text:p text:style-name="Standard">13 - Heria de Yrspara et inse e</text:p>
      <text:p text:style-name="Standard">14 - Huccentere</text:p>
      <text:p text:style-name="Standard">15 - Oderdis de Bairis e</text:p>
      <text:p text:style-name="Standard"><text:soft-page-break/>16 - Cacellane</text:p>
      <text:p text:style-name="Standard">17 - Jacebus Rousselleti</text:p>
      <text:p text:style-name="Standard">18 - Sencenciario</text:p>
      <text:p text:style-name="Standard">19 - B. Lenti</text:p>
      <text:p text:style-name="Standard">20 - G. Casalis</text:p>
      <text:p text:style-name="Standard">=FRAN_0393_09210_L.jpg=</text:p>
      <text:p text:style-name="Standard">1 - y</text:p>
      <text:p text:style-name="Standard">2 - e sell paris d diee</text:p>
      <text:p text:style-name="Standard">3 - G</text:p>
      <text:p text:style-name="Standard">4 - colares par fuort recdie</text:p>
      <text:p text:style-name="Standard">5 - robre corci de Rochiac</text:p>
      <text:p text:style-name="Standard">6 - ea</text:p>
      <text:p text:style-name="Standard">7 - stue juri anno xxviii° die lune aum leciam presentibus domino Regs de Losarra magistro</text:p>
      <text:p text:style-name="Standard">8 - Rohie</text:p>
      <text:p text:style-name="Standard">9 - pomovet le sor sel deveas</text:p>
      <text:p text:style-name="Standard">10 - Johannes de Sancto Quane</text:p>
      <text:p text:style-name="Standard">11 - Sue</text:p>
      <text:p text:style-name="Standard">12 - ucendo ipsu ad dies</text:p>
      <text:p text:style-name="Standard">13 - anno domini i° lcc x xviii in cuva pss in rlacitorum siperiorum Johannes de Vyromiario capellanus callais</text:p>
      <text:p text:style-name="Standard">14 - mani in ecclesia facti Eligii Cothomagsis eenuncianui expressi Carellane sue predicti et cum juri compele s</text:p>
      <text:p text:style-name="Standard">15 - quod solatus ordine ett.</text:p>
      <text:p text:style-name="Standard">16 - Piesenti bus Stephans de Vere poicoians et Haurone de Colle</text:p>
      <text:p text:style-name="Standard">17 - C xxix° die lune post licure Jhenisalem cppiulane</text:p>
      <text:p text:style-name="Standard">18 - . Deco</text:p>
      <text:p text:style-name="Standard">19 - Archidiaconus Par. existis in curno conferendi nue scucio ecclesie pe cum au</text:p>
      <text:p text:style-name="Standard">20 - Cantore</text:p>
      <text:p text:style-name="Standard">21 - sic ad presens occasione parrochai ecclesie de Capellanilonis spectos ad presentucionem</text:p>
      <text:p text:style-name="Standard">22 - .Archidiacono magno</text:p>
      <text:p text:style-name="Standard">23 - que vacione de novo debatur inter duos impeciantes scli talor yxqstut sine</text:p>
      <text:p text:style-name="Standard">24 - archidiaconis de jure suo in alio beneficio vacante vl vacato ein omni e dictu Gre</text:p>
      <text:p text:style-name="Standard">25 - B. Bouiseei</text:p>
      <text:p text:style-name="Standard">26 - aliori de dictos impsetucius presenibus ad hoc magistro P. Alemanni G. de Gyane R. de Loy</text:p>
      <text:p text:style-name="Standard">27 - G. de Sentibus testibus etc.</text:p>
      <text:p text:style-name="Standard">28 - xxii° die veneris $p doe annunciarie dominicu</text:p>
      <text:p text:style-name="Standard"><text:soft-page-break/>29 - Episco</text:p>
      <text:p text:style-name="Standard">30 - Gentibs</text:p>
      <text:p text:style-name="Standard">31 - Decanto</text:p>
      <text:p text:style-name="Standard">32 - R. de Pact Marguretu obtilit de domo que fine. G. Aleyndu. x di lb. p.</text:p>
      <text:p text:style-name="Standard">33 - furet</text:p>
      <text:p text:style-name="Standard">34 - aben</text:p>
      <text:p text:style-name="Standard">35 - bere Reusselloi monete nen currentis scn ser tico ecclesie et dimictento alia domum accepcavant</text:p>
      <text:p text:style-name="Standard">36 - Cancellario</text:p>
      <text:p text:style-name="Standard">37 - P. Barrerii</text:p>
      <text:p text:style-name="Standard">38 - Percennario P. de Villaris</text:p>
      <text:p text:style-name="Standard">39 - Bdone de Senoris archidiacon Josiaci</text:p>
      <text:p text:style-name="Standard">40 - G. Casobil</text:p>
      <text:p text:style-name="Standard">41 - R. de Marrig</text:p>
      <text:p text:style-name="Standard">42 - dee de Beau</text:p>
      <text:p text:style-name="Standard">43 - H. de Ponarco</text:p>
      <text:p text:style-name="Standard">44 - Cahard</text:p>
      <text:p text:style-name="Standard">45 - V. Berarni</text:p>
      <text:p text:style-name="Standard">46 - Philt de edi</text:p>
      <text:p text:style-name="Standard">47 - R. de Sdancta Caguretid</text:p>
      <text:p text:style-name="Standard">48 - . de Mello</text:p>
      <text:p text:style-name="Standard">=FRAN_0393_09211_L.jpg=</text:p>
      <text:p text:style-name="Standard">1 - iiii m. ccc. xxviii. die mercuris in festo Gealti Sancte Crucis magister Guillelmus de Gyemo et Reginaldus al</text:p>
      <text:p text:style-name="Standard">2 - commissarius ad hoc de deputati a capitulo deliberaverunt Lombardos infrascriptos privo</text:p>
      <text:p text:style-name="Standard">3 - Petrum Carminiani qui gagiavit emendam ad voluntatem capituli de eo quod verbavit Petrum Capel</text:p>
      <text:p text:style-name="Standard">4 - m tenra capituli prope Portam claustri à parte vici Marmonsetorum et debi tradere plegios de Eiienda solv</text:p>
      <text:p text:style-name="Standard">5 - caisie et voluntate capituli</text:p>
      <text:p text:style-name="Standard">6 - Item calliotum Johannis Mabardumi qui juravit stare juri coram capitulo et ventre ad dices e de ho</text:p>
      <text:p text:style-name="Standard">7 - Plgnis Fravascis Bala</text:p>
      <text:p text:style-name="Standard">8 - tem predictum francistum Baldi qui juravit siliter et fuit plegius calliotus per eo istis duobus imponeus</text:p>
      <text:p text:style-name="Standard">9 - profuant culpables in verbacione dicti Petri capel</text:p>
      <text:p text:style-name="Standard">10 - prisen ad hoc Francisto de Mellis domino Petro de Campis presbytero et Petro Gouloi clerico esi i</text:p>
      <text:p text:style-name="Standard">11 - et Johanne de Cormeria clerico ac Roberto Hercardi serviente capituli</text:p>
      <text:p text:style-name="Standard">12 - edpe an Bagenses de dicto Marcelle sestt lag y</text:p>
      <text:p text:style-name="Standard">13 - $$</text:p>
      <text:p text:style-name="Standard"><text:soft-page-break/>14 - dicto Pe ocoar de $su diect Eeendat solvendat lobs $de renddiccendo ipsum in prestone</text:p>
      <text:p text:style-name="Standard">15 - piu que est escl ad hoc $gabat Johannis et Herueolameni bertone de Duec</text:p>
      <text:p text:style-name="Standard">16 - fimisds cambi draperius et tabrnarius burgonsis de dancto Marcello in clausaro anco dominis</text:p>
      <text:p text:style-name="Standard">17 - de Gyemo se ferit prelegium pro dicto Petro Camimavi de dicta cartudi solva</text:p>
      <text:p text:style-name="Standard">18 - dane caplelalis</text:p>
      <text:p text:style-name="Standard">19 - de mddmnendo ipsum in pusiene capitli in statui qui e presenibus ad hoc Galtero Johannis C</text:p>
      <text:p text:style-name="Standard">20 - Burdal de Gre</text:p>
      <text:p text:style-name="Standard">21 - aius Fravasti de Florencia cuvis paisiensum commorum versus donoerum medicum in vico non</text:p>
      <text:p text:style-name="Standard">22 - otu bonseignor de prato commorum in uir nno causa medici predicta se constituerunt una cus fui</text:p>
      <text:p text:style-name="Standard">23 - Sancti Marcello et quilibet insolidum fidejussr pro Petro Gannignan decento in carce</text:p>
      <text:p text:style-name="Standard">24 - la de ene</text:p>
      <text:p text:style-name="Standard">25 - vel de rebdudi torrus usaa</text:p>
      <text:p text:style-name="Standard">=FRAN_0393_09212_L.jpg=</text:p>
      <text:p text:style-name="Standard">1 - s1</text:p>
      <text:p text:style-name="Standard">2 - 121</text:p>
      <text:p text:style-name="Standard">3 - domini ane Parpis instrumetum publicu potrat universis q dominis diginelo eci si sepo</text:p>
      <text:p text:style-name="Standard">4 - i de quinta videlicet die veneris post dominicam qua cauntatr remistere Poncisitur sonetissir praseno et domini nostri dmini jobanis dominis que</text:p>
      <text:p text:style-name="Standard">5 - nno duodecio relrieudis viris dominis et magstris. Stephano S Novilla Succentore Petro de Chanal aco Vincencio tu</text:p>
      <text:p text:style-name="Standard">6 - de Ponardo Johanne de Arpadella. Petro de Farello . Guillelmo Guete ac nonnullo cleria aliis canonicis ecclsie Pr.</text:p>
      <text:p text:style-name="Standard">7 - enne homia capituli deversus mane ad eppulandum ad donum Campane propter hoc mori solito congregacio et capitulum in</text:p>
      <text:p text:style-name="Standard">8 - sentantibus prestute tunc nubi Johanlno Prions de Medunta clerico qui una cum suis in hac parte cmpliobus et</text:p>
      <text:p text:style-name="Standard">9 - nvosiones insultus mellegas injurras et oppressiones ferant ut dicitur in villa et terra dicniom docan et cap</text:p>
      <text:p text:style-name="Standard">10 - apud Masserias Carnotensis diocesis ubi dicti domini decanrio et capitulum habera cum modam jurisdiciones temporolem et gena</text:p>
      <text:p text:style-name="Standard">11 - evientes ipsorum decani et capituli et qui peeo emendam gagnnam cognessablit dis dominis decimo et o</text:p>
      <text:p text:style-name="Standard">12 - et $pupe ad ipsrum ordinacionem toxaonem et voluntatem / et qui s hoc promiserat per fidem et juramam n</text:p>
      <text:p text:style-name="Standard">13 - quiste voluntas et arbituo et ordinacioni eorumdem prout de hoc constris diotur per libteas perpitue Parinsis er hoc dofect</text:p>
      <text:p text:style-name="Standard">14 - diem per assignat pempters ee precise ad diem pusencem in dicto capitulo ad ipsaum horam ad videndum et audiendum c</text:p>
      <text:p text:style-name="Standard">15 - Erendon</text:p>
      <text:p text:style-name="Standard"><text:soft-page-break/>16 - juri notari et cistum subscriptus puoci prefio domini canonici et capitulum legitre ut sicbua insegmati in pssisis et</text:p>
      <text:p text:style-name="Standard">17 - re dioebart deliberacione provida / et diligenti tracati inter ipss et consilliodus ab eis ja dicibuia his que curc</text:p>
      <text:p text:style-name="Standard">18 - unda ontia Johanne prefituri ad hoc presentem dictum citudam excanerunt ad tiecentas liberas par ut perves ra</text:p>
      <text:p text:style-name="Standard">19 - Daor</text:p>
      <text:p text:style-name="Standard">20 - quam condempraverunt in dictus treceurs biberis etpss olieo solvendo per premissis Acta fant hoc par</text:p>
      <text:p text:style-name="Standard">21 - iiis anno judici meise die hoia et pontficis redco presentibus sisternois viris dominis et mxigiis vali uii</text:p>
      <text:p text:style-name="Standard">22 - il Jocunbi pteo Roberto Vrardi et Cadulpho Mengenti in onna Pr advocatis clericis</text:p>
      <text:p text:style-name="Standard">23 - u cine propis et pluribus aliis cestibus ad hoc vocutis specoliter et regacio. Et ego dmno de cinia lec</text:p>
      <text:p text:style-name="Standard">24 - plo auctorte publicis ac cune Par. jurarum texacioni dicte emende et ordinacioni hujusmodi una cum</text:p>
      <text:p text:style-name="Standard">25 - fmnissa emnnia et sigula de mandato dictorum diciniorm caroneus et capituli fideliter sisi e eo pullam</text:p>
      <text:p text:style-name="Standard">26 - ii</text:p>
      <text:p text:style-name="Standard">27 - . siut quod mntum e suetum una cunm sigillo curie pus hic et restutu premissis reositus opp</text:p>
      <text:p text:style-name="Standard">28 - on die</text:p>
      <text:p text:style-name="Standard">29 - Jonus poet Lamenam capitulancis</text:p>
      <text:p text:style-name="Standard">30 - qud</text:p>
      <text:p text:style-name="Standard">31 - capitulum poste in manuli suu redditu beneficior diorum cgilla</text:p>
      <text:p text:style-name="Standard">32 - Guailli</text:p>
      <text:p text:style-name="Standard">33 - x</text:p>
      <text:p text:style-name="Standard">34 - hic nominatorum / pro eo quod nn celebrabant etc.</text:p>
      <text:p text:style-name="Standard">35 - pomvedoro</text:p>
      <text:p text:style-name="Standard">36 - o de Pictavinana</text:p>
      <text:p text:style-name="Standard">37 - presenties magistro Petero de Curre ateno et domino Martino de Anni</text:p>
      <text:p text:style-name="Standard">38 - Ponelli</text:p>
      <text:p text:style-name="Standard">39 - ded</text:p>
      <text:p text:style-name="Standard">40 - Jo. Suspensi</text:p>
      <text:p text:style-name="Standard">41 - Cheralns Boucheci</text:p>
      <text:p text:style-name="Standard">42 - uno xxviii° die veneris potest festem Adree</text:p>
      <text:p text:style-name="Standard">43 - Decrris de Merula</text:p>
      <text:p text:style-name="Standard">44 - ur</text:p>
      <text:p text:style-name="Standard">45 - . Coustant</text:p>
      <text:p text:style-name="Standard"><text:soft-page-break/>46 - Larenanus Gargianne emenda capitlo de honc P</text:p>
      <text:p text:style-name="Standard">47 - quandam domam et cerra vi</text:p>
      <text:p text:style-name="Standard">48 - posed se non celebris</text:p>
      <text:p text:style-name="Standard">49 - an Fabri</text:p>
      <text:p text:style-name="Standard">50 - J. de Villar</text:p>
      <text:p text:style-name="Standard">51 - l</text:p>
      <text:p text:style-name="Standard">52 - N</text:p>
      <text:p text:style-name="Standard">=FRAN_0393_09213_L.jpg=</text:p>
      <text:p text:style-name="Standard">1 - oe eum fest s tacrameti capitulantibus. Decano. Cancellario M. Malcondus</text:p>
      <text:p text:style-name="Standard">2 - ocoro P Chambliaco G. de Laud. B. Bourfi. St de Nevilla. P casum</text:p>
      <text:p text:style-name="Standard">3 - S Berraudi P. de Fanello G. de Brixia J. Bauffeti</text:p>
      <text:p text:style-name="Standard">4 - tiss Thoma de Foure presbytero Baldonno de Sancto Marcel</text:p>
      <text:p text:style-name="Standard">5 - Decro de Lemonici</text:p>
      <text:p text:style-name="Standard">6 - publis notariis</text:p>
      <text:p text:style-name="Standard">7 - none de Caria</text:p>
      <text:p text:style-name="Standard">8 - D de Sabrdia</text:p>
      <text:p text:style-name="Standard">9 - domini Scephani de Mornayo protestantus fuit de prebede in eum quoi euicentur ab eo illa quamtenebat</text:p>
      <text:p text:style-name="Standard">10 - cu domin Card de Arrableyo fuit protestatur de Gantoria</text:p>
      <text:p text:style-name="Standard">11 - sus p</text:p>
      <text:p text:style-name="Standard">12 - dem Johannis de Blisis procestn fuit</text:p>
      <text:p text:style-name="Standard">13 - a domini Guidonis fuit prestitus de pebdndem in ccum in quo non remanetur sen illa pro qualitegabat</text:p>
      <text:p text:style-name="Standard">14 - prefati dren protestatus fuit de cancoria</text:p>
      <text:p text:style-name="Standard">15 - e xxviu die diica prt a lemendi</text:p>
      <text:p text:style-name="Standard">16 - Guillelmus Bauchier firmilus magistri Guillelmi de Rableyo qerat detent et prisione capituli</text:p>
      <text:p text:style-name="Standard">17 - ia capituli int prviiso fuit deliberatus per jurom de scundo guri sub pena Bidtis ab</text:p>
      <text:p text:style-name="Standard">18 - egi per ipso</text:p>
      <text:p text:style-name="Standard">19 - verendus de $Moncesonche$ Monteschiis presbyter beneficiacione in eccesia leti e</text:p>
      <text:p text:style-name="Standard">20 - Gueran de Bullo cleric sigillifer curie Arthiaconius Brre</text:p>
      <text:p text:style-name="Standard">21 - eisore capitulo quaciens denoit et de scunde jur</text:p>
      <text:p text:style-name="Standard">22 - ipsum ad</text:p>
      <text:p text:style-name="Standard">23 - ndus daa dppsio de L feat capi Pignora ap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48:20.909445808</dc:date>
    <meta:editing-duration>P1DT2H54M37S</meta:editing-duration>
    <meta:generator>LibreOffice/7.5.2.2$MacOSX_AARCH64 LibreOffice_project/53bb9681a964705cf672590721dbc85eb4d0c3a2</meta:generator>
    <meta:document-statistic meta:table-count="0" meta:image-count="0" meta:object-count="0" meta:page-count="90" meta:paragraph-count="3098" meta:word-count="23712" meta:character-count="121964" meta:non-whitespace-character-count="101350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